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S Sans Serif" svg:font-family="'MS Sans Serif'"/>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2.95pt"/>
    </style:style>
    <style:style style:name="co2" style:family="table-column">
      <style:table-column-properties fo:break-before="auto" style:column-width="129.46pt"/>
    </style:style>
    <style:style style:name="co3" style:family="table-column">
      <style:table-column-properties fo:break-before="auto" style:column-width="124.16pt"/>
    </style:style>
    <style:style style:name="co4" style:family="table-column">
      <style:table-column-properties fo:break-before="auto" style:column-width="251.09pt"/>
    </style:style>
    <style:style style:name="co5" style:family="table-column">
      <style:table-column-properties fo:break-before="auto" style:column-width="141.51pt"/>
    </style:style>
    <style:style style:name="co6" style:family="table-column">
      <style:table-column-properties fo:break-before="auto" style:column-width="117.75pt"/>
    </style:style>
    <style:style style:name="co7" style:family="table-column">
      <style:table-column-properties fo:break-before="auto" style:column-width="147.91pt"/>
    </style:style>
    <style:style style:name="co8" style:family="table-column">
      <style:table-column-properties fo:break-before="auto" style:column-width="123.25pt"/>
    </style:style>
    <style:style style:name="co9" style:family="table-column">
      <style:table-column-properties fo:break-before="auto" style:column-width="161.6pt"/>
    </style:style>
    <style:style style:name="co10" style:family="table-column">
      <style:table-column-properties fo:break-before="auto" style:column-width="119.59pt"/>
    </style:style>
    <style:style style:name="co11" style:family="table-column">
      <style:table-column-properties fo:break-before="auto" style:column-width="118.69pt"/>
    </style:style>
    <style:style style:name="co12" style:family="table-column">
      <style:table-column-properties fo:break-before="auto" style:column-width="418.14pt"/>
    </style:style>
    <style:style style:name="co13" style:family="table-column">
      <style:table-column-properties fo:break-before="auto" style:column-width="57.46pt"/>
    </style:style>
    <style:style style:name="ro1" style:family="table-row">
      <style:table-row-properties style:row-height="12.95pt" fo:break-before="auto" style:use-optimal-row-height="false"/>
    </style:style>
    <style:style style:name="ta1" style:family="table" style:master-page-name="PageStyle_5f_Program_20_DB">
      <style:table-properties table:display="true" style:writing-mode="lr-tb"/>
    </style:style>
    <number:time-style style:name="N41">
      <number:hours number:style="long"/>
      <number:text>:</number:text>
      <number:minutes number:style="long"/>
      <number:text>:</number:text>
      <number:seconds number:style="long"/>
    </number:time-style>
    <number:time-style style:name="N10041" number:language="en" number:country="US">
      <number:hours number:style="long"/>
      <number:text>:</number:text>
      <number:minutes number:style="long"/>
      <number:text>:</number:text>
      <number:seconds number:style="long"/>
    </number:time-style>
    <style:style style:name="ce1" style:family="table-cell" style:parent-style-name="Default">
      <style:table-cell-properties fo:background-color="#c0c0c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cell-protect="protected" style:print-content="true" style:diagonal-bl-tr="none" style:diagonal-tl-br="none" style:text-align-source="value-type" style:repeat-content="false" fo:background-color="transparent" fo:wrap-option="wrap" fo:border="0.74pt solid #d0d7e5"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41">
      <style:table-cell-properties fo:background-color="#c0c0c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data-style-name="N10041">
      <style:table-cell-properties style:cell-protect="protected" style:print-content="true" style:diagonal-bl-tr="none" style:diagonal-tl-br="none" style:text-align-source="fix" style:repeat-content="false" fo:background-color="transparent" fo:wrap-option="wrap" fo:border="0.74pt solid #d0d7e5"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data-style-name="N41"/>
    <style:style style:name="ce6" style:family="table-cell" style:parent-style-name="Default">
      <style:table-cell-properties style:cell-protect="protected" style:print-content="true" style:diagonal-bl-tr="none" style:diagonal-tl-br="none" style:text-align-source="value-type" style:repeat-content="false" fo:background-color="transparent" fo:wrap-option="no-wrap" fo:border="0.74pt solid #d0d7e5"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wrap-option="no-wrap"/>
    </style:style>
    <style:style style:name="ce8" style:family="table-cell" style:parent-style-name="Default" style:data-style-name="N128">
      <style:table-cell-properties style:cell-protect="protected" style:print-content="true" style:diagonal-bl-tr="none" style:diagonal-tl-br="none" style:text-align-source="fix" style:repeat-content="false" fo:background-color="transparent" fo:wrap-option="wrap" fo:border="0.74pt solid #d0d7e5"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d0d7e5"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vents"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number-columns-repeated="2" table:default-cell-style-name="ce5"/>
        <table:table-column table:style-name="co3" table:default-cell-style-name="Default"/>
        <table:table-column table:style-name="co4" table:default-cell-style-name="ce7"/>
        <table:table-column table:style-name="co1" table:number-columns-repeated="2" table:default-cell-style-name="Default"/>
        <table:table-column table:style-name="co5" table:default-cell-style-name="Default"/>
        <table:table-column table:style-name="co1" table:default-cell-style-name="Default"/>
        <table:table-column table:style-name="co6" table:default-cell-style-name="ce7"/>
        <table:table-column table:style-name="co7" table:number-columns-repeated="4" table:default-cell-style-name="ce7"/>
        <table:table-column table:style-name="co1" table:number-columns-repeated="2" table:default-cell-style-name="Default"/>
        <table:table-column table:style-name="co8" table:default-cell-style-name="Default"/>
        <table:table-column table:style-name="co9" table:default-cell-style-name="Default"/>
        <table:table-column table:style-name="co1" table:default-cell-style-name="Default"/>
        <table:table-column table:style-name="co10" table:default-cell-style-name="ce7"/>
        <table:table-column table:style-name="co11" table:number-columns-repeated="2" table:default-cell-style-name="Default"/>
        <table:table-column table:style-name="co12" table:default-cell-style-name="ce7"/>
        <table:table-column table:style-name="co13" table:number-columns-repeated="998" table:default-cell-style-name="Default"/>
        <table:table-row table:style-name="ro1">
          <table:table-cell table:style-name="ce1" office:value-type="string" calcext:value-type="string">
            <text:p>Trip</text:p>
          </table:table-cell>
          <table:table-cell table:style-name="ce1" office:value-type="string" calcext:value-type="string">
            <text:p>Day</text:p>
          </table:table-cell>
          <table:table-cell table:style-name="ce1" office:value-type="string" calcext:value-type="string">
            <text:p>Dnbr</text:p>
          </table:table-cell>
          <table:table-cell table:style-name="ce1" office:value-type="string" calcext:value-type="string">
            <text:p>TripStatus</text:p>
          </table:table-cell>
          <table:table-cell table:style-name="ce3" office:value-type="string" calcext:value-type="string">
            <text:p>StartTime</text:p>
          </table:table-cell>
          <table:table-cell table:style-name="ce3" office:value-type="string" calcext:value-type="string">
            <text:p>EndTime</text:p>
          </table:table-cell>
          <table:table-cell table:style-name="ce1" office:value-type="string" calcext:value-type="string">
            <text:p>Type</text:p>
          </table:table-cell>
          <table:table-cell table:style-name="ce1" office:value-type="string" calcext:value-type="string">
            <text:p>Event</text:p>
          </table:table-cell>
          <table:table-cell table:style-name="ce1" office:value-type="string" calcext:value-type="string">
            <text:p>TypeOfEvent</text:p>
          </table:table-cell>
          <table:table-cell table:style-name="ce1" office:value-type="string" calcext:value-type="string">
            <text:p>Level</text:p>
          </table:table-cell>
          <table:table-cell table:style-name="ce1" office:value-type="string" calcext:value-type="string">
            <text:p>Site</text:p>
          </table:table-cell>
          <table:table-cell table:style-name="ce1" office:value-type="string" calcext:value-type="string">
            <text:p>SiteCode</text:p>
          </table:table-cell>
          <table:table-cell table:style-name="ce1" office:value-type="string" calcext:value-type="string">
            <text:p>SiteRoom</text:p>
          </table:table-cell>
          <table:table-cell table:style-name="ce1" office:value-type="string" calcext:value-type="string">
            <text:p>Leader1</text:p>
          </table:table-cell>
          <table:table-cell table:style-name="ce1" office:value-type="string" calcext:value-type="string">
            <text:p>Leader2</text:p>
          </table:table-cell>
          <table:table-cell table:style-name="ce1" office:value-type="string" calcext:value-type="string">
            <text:p>Leader3</text:p>
          </table:table-cell>
          <table:table-cell table:style-name="ce1" office:value-type="string" calcext:value-type="string">
            <text:p>Leader4</text:p>
          </table:table-cell>
          <table:table-cell table:style-name="ce1" office:value-type="string" calcext:value-type="string">
            <text:p>FeeRequired</text:p>
          </table:table-cell>
          <table:table-cell table:style-name="ce1" office:value-type="string" calcext:value-type="string">
            <text:p>FEE</text:p>
          </table:table-cell>
          <table:table-cell table:style-name="ce1" office:value-type="string" calcext:value-type="string">
            <text:p>TransportNeeded</text:p>
          </table:table-cell>
          <table:table-cell table:style-name="ce1" office:value-type="string" calcext:value-type="string">
            <text:p>Transportation</text:p>
          </table:table-cell>
          <table:table-cell table:style-name="ce1" office:value-type="string" calcext:value-type="string">
            <text:p>MaxAttendees</text:p>
          </table:table-cell>
          <table:table-cell table:style-name="ce1" office:value-type="string" calcext:value-type="string">
            <text:p>SecondaryStatus</text:p>
          </table:table-cell>
          <table:table-cell table:style-name="ce1" office:value-type="string" calcext:value-type="string">
            <text:p>MultiEvent</text:p>
          </table:table-cell>
          <table:table-cell table:style-name="ce1" office:value-type="string" calcext:value-type="string">
            <text:p>MultiEventCode</text:p>
          </table:table-cell>
          <table:table-cell table:style-name="ce1" office:value-type="string" calcext:value-type="string">
            <text:p>Program</text:p>
          </table:table-cell>
          <table:table-cell table:number-columns-repeated="998"/>
        </table:table-row>
        <table:table-row table:style-name="ro1">
          <table:table-cell table:style-name="ce2" office:value-type="string" calcext:value-type="string">
            <text:p>101</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6H45M00S" calcext:value-type="time">
            <text:p>06:45:00</text:p>
          </table:table-cell>
          <table:table-cell table:style-name="ce4" office:value-type="time" office:time-value="PT14H30M00S" calcext:value-type="time">
            <text:p>14:30:00</text:p>
          </table:table-cell>
          <table:table-cell table:style-name="ce2" office:value-type="string" calcext:value-type="string">
            <text:p>Field Trip</text:p>
          </table:table-cell>
          <table:table-cell table:style-name="ce6" office:value-type="string" calcext:value-type="string">
            <text:p>Casual Little Big Day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aggie Smith</text:p>
          </table:table-cell>
          <table:table-cell table:style-name="ce6" office:value-type="string" calcext:value-type="string">
            <text:p>Herb Elliott</text:p>
          </table:table-cell>
          <table:table-cell table:style-name="ce6" table:number-columns-repeated="2"/>
          <table:table-cell table:style-name="ce2" office:value-type="string" calcext:value-type="string">
            <text:p>Yes</text:p>
          </table:table-cell>
          <table:table-cell table:style-name="ce8" office:value-type="float" office:value="60" calcext:value-type="float">
            <text:p>$6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14" calcext:value-type="float">
            <text:p>14</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CLBD1</text:p>
          </table:table-cell>
          <table:table-cell table:style-name="ce6" office:value-type="string" calcext:value-type="string">
            <text:p>Join Maggie Smith and Herb Elliott for a tour of many local birding hot spots. <text:s/>Expect nearly 100 species, including specialties and rarities, with time to discuss the birds and savor them a bit. <text:s/>Travel with leader in van. <text:s/>Bring lunch. <text:s/>Easy but many in/out of van stops. <text:s/>Same as event #301.</text:p>
          </table:table-cell>
          <table:table-cell table:number-columns-repeated="998"/>
        </table:table-row>
        <table:table-row table:style-name="ro1">
          <table:table-cell table:style-name="ce2" office:value-type="string" calcext:value-type="string">
            <text:p>102</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6H45M00S" calcext:value-type="time">
            <text:p>06:45: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Big Day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n Melcer</text:p>
          </table:table-cell>
          <table:table-cell table:style-name="ce6" office:value-type="string" calcext:value-type="string">
            <text:p>Karl Frank</text:p>
          </table:table-cell>
          <table:table-cell table:style-name="ce6" table:number-columns-repeated="2"/>
          <table:table-cell table:style-name="ce2" office:value-type="string" calcext:value-type="string">
            <text:p>Yes</text:p>
          </table:table-cell>
          <table:table-cell table:style-name="ce8" office:value-type="float" office:value="70" calcext:value-type="float">
            <text:p>$7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D1</text:p>
          </table:table-cell>
          <table:table-cell table:style-name="ce6" office:value-type="string" calcext:value-type="string">
            <text:p>See loons to sparrows with Ron Melcer and Karl Frank on this full day of birding the area. <text:s/>Pace to be determined by the leader based on the desires of the group, but expect a rather fast-paced day, seeing over 100 species including specialties and rarities. <text:s/>Travel with leader in van. <text:s/>Bring lunch. <text:s/>Easy but many in/out of van stops. <text:s/>Same as event #205.</text:p>
          </table:table-cell>
          <table:table-cell table:number-columns-repeated="998"/>
        </table:table-row>
        <table:table-row table:style-name="ro1">
          <table:table-cell table:style-name="ce2" office:value-type="string" calcext:value-type="string">
            <text:p>103</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Hiking Half Day in Morro Bay State Park </text:p>
          </table:table-cell>
          <table:table-cell table:style-name="ce2" office:value-type="string" calcext:value-type="string">
            <text:p>Birding</text:p>
          </table:table-cell>
          <table:table-cell table:style-name="ce2"/>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Mike Stile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ake a walking tour of the area around the Morro Bay Museum. <text:s/>Walk about 2.5 miles with Mike Stiles and cover a variety of habitats. <text:s/>You'll view shorebirds around the marina and the edges of Morro Bay and scope waterfowl on the bay. <text:s/>You will visit the Morro Bay State Park Campground, the golf course and the Heron Rookery. <text:s/>Walking will be slow-paced with many stops on mostly level terrain. <text:s/>Expect good numbers of our local specialties. <text:s/>Meet at the State Park Marina near the Bayside Café. <text:s/>Bring a day pack, snacks and water; wear layered clothing and comfortable walking shoes. <text:s/>Moderate.</text:p>
          </table:table-cell>
          <table:table-cell table:number-columns-repeated="998"/>
        </table:table-row>
        <table:table-row table:style-name="ro1">
          <table:table-cell table:style-name="ce2" office:value-type="string" calcext:value-type="string">
            <text:p>104</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0H00M00S" calcext:value-type="time">
            <text:p>10:00:00</text:p>
          </table:table-cell>
          <table:table-cell table:style-name="ce2" office:value-type="string" calcext:value-type="string">
            <text:p>Field Trip</text:p>
          </table:table-cell>
          <table:table-cell table:style-name="ce6" office:value-type="string" calcext:value-type="string">
            <text:p>Bird Banding in Morro Bay</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odi Isaac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0" calcext:value-type="float">
            <text:p>1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MB1</text:p>
          </table:table-cell>
          <table:table-cell table:style-name="ce6" office:value-type="string" calcext:value-type="string">
            <text:p>Observe mist-netted passerines in Morro Bay State Park with Jodi Isaacs, Environmental Scientist for California State Parks. <text:s text:c="2"/>Discuss identification, analysis and bird-banding data collection techniques. <text:s/>Probable species captured include sparrows (maybe a “large-billed” Savannah Sparrow) and Yellow-rumped Warblers. <text:s/>Rain cancels. <text:s/>&lt;5 miles round trip by personal vehicle. <text:s/>Easy. <text:s/>Same as event #202.</text:p>
          </table:table-cell>
          <table:table-cell table:number-columns-repeated="998"/>
        </table:table-row>
        <table:table-row table:style-name="ro1">
          <table:table-cell table:style-name="ce2" office:value-type="string" calcext:value-type="string">
            <text:p>105</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15M00S" calcext:value-type="time">
            <text:p>07:15:00</text:p>
          </table:table-cell>
          <table:table-cell table:style-name="ce4" office:value-type="time" office:time-value="PT14H00M00S" calcext:value-type="time">
            <text:p>14:00:00</text:p>
          </table:table-cell>
          <table:table-cell table:style-name="ce2" office:value-type="string" calcext:value-type="string">
            <text:p>Field Trip</text:p>
          </table:table-cell>
          <table:table-cell table:style-name="ce6" office:value-type="string" calcext:value-type="string">
            <text:p>Explore North Coast Birding</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Karen Clarke </text:p>
          </table:table-cell>
          <table:table-cell table:style-name="ce6" office:value-type="string" calcext:value-type="string">
            <text:p>Gale Kordowski</text:p>
          </table:table-cell>
          <table:table-cell table:style-name="ce6" table:number-columns-repeated="2"/>
          <table:table-cell table:style-name="ce2" office:value-type="string" calcext:value-type="string">
            <text:p>Yes</text:p>
          </table:table-cell>
          <table:table-cell table:style-name="ce8" office:value-type="float" office:value="20" calcext:value-type="float">
            <text:p>$20.00</text:p>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ENCB1</text:p>
          </table:table-cell>
          <table:table-cell table:style-name="ce6" office:value-type="string" calcext:value-type="string">
            <text:p>Visit spots along the rugged North Coast with Karen Clarke and Gale Kordowski to look for Surfbirds, turnstones, Snowy Plovers, scoters, mergansers, loons, grebes, gulls and more. <text:s/>Also expect to see a variety of raptors, including Peregrine Falcons, Golden Eagles, Ferruginous Hawks and Burrowing Owls. <text:s/>Stop for a private lunch in Cambria at a "quaint" seafood restaurant (cost included in trip) before driving back to Morro Bay. <text:s/>60 miles round trip by personal vehicle. <text:s/>Moderate. <text:s/>Same as event #208.</text:p>
          </table:table-cell>
          <table:table-cell table:number-columns-repeated="998"/>
        </table:table-row>
        <table:table-row table:style-name="ro1">
          <table:table-cell table:style-name="ce2" office:value-type="string" calcext:value-type="string">
            <text:p>106</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Multiple Habitats</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Phil Adams</text:p>
          </table:table-cell>
          <table:table-cell table:style-name="ce6" office:value-type="string" calcext:value-type="string">
            <text:p>Carole Adam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VMH1</text:p>
          </table:table-cell>
          <table:table-cell table:style-name="ce6" office:value-type="string" calcext:value-type="string">
            <text:p>Observe the different birds found at San Simeon State Park by the creek, wetlands, shoreline, chaparral and pine forest habitats with State Parks Docents Phil and Carole Adams. <text:s/>Expect a variety of land birds including Pygmy Nuthatches. <text:s/>50 miles round trip by personal vehicle. <text:s/>Moderate. <text:s/>Same as event #402.</text:p>
          </table:table-cell>
          <table:table-cell table:number-columns-repeated="998"/>
        </table:table-row>
        <table:table-row table:style-name="ro1">
          <table:table-cell table:style-name="ce2" office:value-type="string" calcext:value-type="string">
            <text:p>107</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Harmony Headland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Steve Griffith</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leader Steve Griffith for a 3-4 mile beginner-to-intermediate walk from Highway 1 west to the exposed rocky coastline north of Point Estero. <text:s/>Habitat ranges from grasslands to freshwater pond/wetland to rocky shoreline. <text:s/>Expect waterfowl, herons, egrets, raptors, shorebirds, gulls and sparrows. <text:s/>Rain cancels. <text:s/>24 miles round trip by personal vehicle. <text:s/>Moderate.</text:p>
          </table:table-cell>
          <table:table-cell table:number-columns-repeated="998"/>
        </table:table-row>
        <table:table-row table:style-name="ro1">
          <table:table-cell table:style-name="ce2" office:value-type="string" calcext:value-type="string">
            <text:p>108</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5H00M00S" calcext:value-type="time">
            <text:p>15:00:00</text:p>
          </table:table-cell>
          <table:table-cell table:style-name="ce2" office:value-type="string" calcext:value-type="string">
            <text:p>Field Trip</text:p>
          </table:table-cell>
          <table:table-cell table:style-name="ce6" office:value-type="string" calcext:value-type="string">
            <text:p>Oso Flaco Lake-Oceano Area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Paul Keller</text:p>
          </table:table-cell>
          <table:table-cell table:style-name="ce6" table:number-columns-repeated="3"/>
          <table:table-cell table:style-name="ce2" office:value-type="string" calcext:value-type="string">
            <text:p>Yes</text:p>
          </table:table-cell>
          <table:table-cell table:style-name="ce8" office:value-type="float" office:value="60" calcext:value-type="float">
            <text:p>$6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OFLA1?</text:p>
          </table:table-cell>
          <table:table-cell table:style-name="ce6" office:value-type="string" calcext:value-type="string">
            <text:p>Bird with Paul Keller. <text:s/>Enjoy close views of waterfowl, and occasional bitterns and rails from the boardwalk over the lake and marsh. <text:s/>Bird two prime willow habitats for wintering warblers. <text:s/>Includes 2-3 miles of slow walking. <text:s/>Travel with leader in van. <text:s/>Bring lunch. <text:s/>Moderate.</text:p>
          </table:table-cell>
          <table:table-cell table:number-columns-repeated="998"/>
        </table:table-row>
        <table:table-row table:style-name="ro1">
          <table:table-cell table:style-name="ce2" office:value-type="string" calcext:value-type="string">
            <text:p>109</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Montaña de Oro for Beginner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Claudia Freitas</text:p>
          </table:table-cell>
          <table:table-cell table:style-name="ce6" office:value-type="string" calcext:value-type="string">
            <text:p>Bob Revel</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Bird with Claudia Freitas and Bob Revel, State Parks Docents, in a rugged coastal park with spectacular shorelines and canyons. <text:s/>Take a gentle walk through a variety of habitats, including coastal scrublands and pine-studded campgrounds. <text:s/>Follow Islay Creek to its outlet to the sea observing possible passerines, raptors and shorebirds. <text:s/>Includes 1-2 miles of easy walking. <text:s/>20 miles round-trip by personal vehicle. <text:s/>Easy.</text:p>
          </table:table-cell>
          <table:table-cell table:number-columns-repeated="998"/>
        </table:table-row>
        <table:table-row table:style-name="ro1">
          <table:table-cell table:style-name="ce2" office:value-type="string" calcext:value-type="string">
            <text:p>110</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4H00M00S" calcext:value-type="time">
            <text:p>14:00:00</text:p>
          </table:table-cell>
          <table:table-cell table:style-name="ce2" office:value-type="string" calcext:value-type="string">
            <text:p>Field Trip</text:p>
          </table:table-cell>
          <table:table-cell table:style-name="ce6" office:value-type="string" calcext:value-type="string">
            <text:p>Las Cruzitas Ranch, Santa Ynez</text:p>
          </table:table-cell>
          <table:table-cell table:style-name="ce2" office:value-type="string" calcext:value-type="string">
            <text:p>Birding</text:p>
          </table:table-cell>
          <table:table-cell table:style-name="ce2" office:value-type="string" calcext:value-type="string">
            <text:p>B,W</text:p>
          </table:table-cell>
          <table:table-cell table:style-name="ce2" office:value-type="string" calcext:value-type="string">
            <text:p>Buellton</text:p>
          </table:table-cell>
          <table:table-cell table:style-name="ce2" office:value-type="string" calcext:value-type="string">
            <text:p>BU</text:p>
          </table:table-cell>
          <table:table-cell table:style-name="ce6"/>
          <table:table-cell table:style-name="ce6" office:value-type="string" calcext:value-type="string">
            <text:p>Cruz Phillips</text:p>
          </table:table-cell>
          <table:table-cell table:style-name="ce6" office:value-type="string" calcext:value-type="string">
            <text:p>Pete Dullea</text:p>
          </table:table-cell>
          <table:table-cell table:style-name="ce6" office:value-type="string" calcext:value-type="string">
            <text:p>Cher Hollingworth</text:p>
          </table:table-cell>
          <table:table-cell table:style-name="ce6"/>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LCR1</text:p>
          </table:table-cell>
          <table:table-cell table:style-name="ce6" office:value-type="string" calcext:value-type="string">
            <text:p>Designed for those driving to the Festival from the south. <text:s/>Meet at Albertson’s parking lot in Buellton, CA (Hwy 246 east exit from 101). <text:s/>This is 75 miles south of Morro Bay! <text:s/>Leader will have list of registered participants; you may check in at the Festival after this event. <text:s/>Meet Cher Hollingworth (cell 805-588-0252) in Buellton and travel by personal vehicle to Las Cruzitas, a private 1,500-acre cattle ranch including oak grassland and sage-covered canyons. <text:s/>You will be met by Cruz Phillips, the ranch owner, who will lead the trip. <text:s/>Expect to see Yellow-billed Magpies, Vesper and Lark Sparrows, Band-tailed Pigeons, Red-breasted Sapsuckers, Golden Eagles, and possibly Burrowing Owls, Prairie Falcons, Phainopeplas, Red-naped Sapsuckers and Lewis' Woodpeckers. <text:s/>At least 30 species are seen from the ranch house bird feeders alone, so folks who cannot walk far can sit in the yard and have a great time birding. <text:s/>Bring lunch. <text:s/>Easy. <text:s/>Same as event #409.</text:p>
          </table:table-cell>
          <table:table-cell table:number-columns-repeated="998"/>
        </table:table-row>
        <table:table-row table:style-name="ro1">
          <table:table-cell table:style-name="ce2" office:value-type="string" calcext:value-type="string">
            <text:p>111</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Santa Margarita Lake Big Day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an Surbey</text:p>
          </table:table-cell>
          <table:table-cell table:style-name="ce6" office:value-type="string" calcext:value-type="string">
            <text:p>Chuck Woodard</text:p>
          </table:table-cell>
          <table:table-cell table:style-name="ce6" table:number-columns-repeated="2"/>
          <table:table-cell table:style-name="ce2" office:value-type="string" calcext:value-type="string">
            <text:p>Yes</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Park Ranger Chuck Woodard and Jan Surbey for an all-day birding extravaganza! <text:s/>A walk along the lakeshore searching for waterfowl and oak woodland species in the morning will be followed by a walk along the Salinas River before it flows into the lake. <text:s/>Bring snacks, water and a picnic lunch. <text:s/>Up to 4 miles of walking. <text:s/>Suitable for all experience levels. 70-90 miles round trip by personal vehicle. <text:s/>Moderate.</text:p>
          </table:table-cell>
          <table:table-cell table:number-columns-repeated="998"/>
        </table:table-row>
        <table:table-row table:style-name="ro1">
          <table:table-cell table:style-name="ce2" office:value-type="string" calcext:value-type="string">
            <text:p>112</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Photographic Hot Spots With Birds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Don Quintana</text:p>
          </table:table-cell>
          <table:table-cell table:style-name="ce6" office:value-type="string" calcext:value-type="string">
            <text:p>Jerry Kirkhart</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Bring a camera (a point-and-shoot with telephoto capabilities, or a DSLR with 300-mm-plus capability), and a tripod if possible, along with binoculars (spotting scope optional) to photograph and observe local scenic hot spots for birds. <text:s/>You'll travel with Jerry Kirkhart and Don Quintana, who will offer tips on capturing images of birds. <text:s/>You'll visit some uniquely beautiful locations around the bay, then end at Sweet Springs Nature Preserve. <text:s/>Photo opportunities abound. <text:s/>See Jerry's photography at www.flickr.com/photos/jkirkhart35 (birds set or birds in flight set) and Don’s at www.donaldquintana.com and www.flickr.com/photos/donaldquintana/. <text:s/>Travel by personal vehicle. <text:s/>Easy.</text:p>
          </table:table-cell>
          <table:table-cell table:number-columns-repeated="998"/>
        </table:table-row>
        <table:table-row table:style-name="ro1">
          <table:table-cell table:style-name="ce2" office:value-type="string" calcext:value-type="string">
            <text:p>113</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8H15M00S" calcext:value-type="time">
            <text:p>08:1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ay Shore to Salt Marsh Walk</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uvaishyana </text:p>
          </table:table-cell>
          <table:table-cell table:style-name="ce6" office:value-type="string" calcext:value-type="string">
            <text:p>Randy Bello</text:p>
          </table:table-cell>
          <table:table-cell table:style-name="ce6" office:value-type="string" calcext:value-type="string">
            <text:p>Louise Bello</text:p>
          </table:table-cell>
          <table:table-cell table:style-name="ce6"/>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ravel by personal vehicle from the Community Center to Bayshore Bluffs Park, a small city park. <text:s/>From there walk past the Inn at Morro Bay, the Heron Rookery, a mudflat shore, the Museum and into the salt marsh. <text:s/>Walking along the edge of the bay, you will pass a variety of habitats for viewing many different species of birds; expect a few dozen. <text:s/>For those who wish, you have the option of an informal no-host post-walk lunch at the Bayside Café. <text:s/>Leaders: Rouvaishyana, Museum of Natural History Manager; Randy Bello, State Parks Docent; and Louise Bello, State Parks Volunteer. <text:s/>Moderate pace; distance about 4 miles round trip. <text:s/>Walk back to cars at your own pace afterward. <text:s/>Moderate.</text:p>
          </table:table-cell>
          <table:table-cell table:number-columns-repeated="998"/>
        </table:table-row>
        <table:table-row table:style-name="ro1">
          <table:table-cell table:style-name="ce2" office:value-type="string" calcext:value-type="string">
            <text:p>114</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1H00M00S" calcext:value-type="time">
            <text:p>11:00:00</text:p>
          </table:table-cell>
          <table:table-cell table:style-name="ce2" office:value-type="string" calcext:value-type="string">
            <text:p>Presentation</text:p>
          </table:table-cell>
          <table:table-cell table:style-name="ce6" office:value-type="string" calcext:value-type="string">
            <text:p>Basics of Bird ID</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St. Timothy's</text:p>
          </table:table-cell>
          <table:table-cell table:style-name="ce2" office:value-type="string" calcext:value-type="string">
            <text:p>ST</text:p>
          </table:table-cell>
          <table:table-cell table:style-name="ce6"/>
          <table:table-cell table:style-name="ce6" office:value-type="string" calcext:value-type="string">
            <text:p>Bill Bouto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50" calcext:value-type="float">
            <text:p>5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OBID1</text:p>
          </table:table-cell>
          <table:table-cell table:style-name="ce6" office:value-type="string" calcext:value-type="string">
            <text:p>Join experienced birder Bill Bouton for this entertaining and informative workshop for new birders. <text:s/>Using many projected images, Bill will share aspects of bird observation for the purpose of determining identification that you may not find in field guides. <text:s/>He will also give you tips on choosing binoculars, field guides and other equipment. <text:s/>This workshop is a prerequisite before participation in an afternoon field experience, event #126, for which you must register separately.</text:p>
          </table:table-cell>
          <table:table-cell table:number-columns-repeated="998"/>
        </table:table-row>
        <table:table-row table:style-name="ro1">
          <table:table-cell table:style-name="ce2" office:value-type="string" calcext:value-type="string">
            <text:p>115</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South Morro Bay Shoreline</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ay Carroll </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SMBS1</text:p>
          </table:table-cell>
          <table:table-cell table:style-name="ce6" office:value-type="string" calcext:value-type="string">
            <text:p>Join leader Jay Carroll for a flat 2-3 mile walk birding the diverse shoreline habitats of the Back Bay, including Sweet Springs Nature Preserve, Cuesta Inlet and Pecho Willows. <text:s/>Expect a variety of shorebirds, waterfowl, raptors and passerines. 12 miles round trip by personal vehicle. <text:s/>Moderate. <text:s/>Same as event #324.</text:p>
          </table:table-cell>
          <table:table-cell table:number-columns-repeated="998"/>
        </table:table-row>
        <table:table-row table:style-name="ro1">
          <table:table-cell table:style-name="ce2" office:value-type="string" calcext:value-type="string">
            <text:p>116</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0H45M00S" calcext:value-type="time">
            <text:p>10:45:00</text:p>
          </table:table-cell>
          <table:table-cell table:style-name="ce2" office:value-type="string" calcext:value-type="string">
            <text:p>Field Trip</text:p>
          </table:table-cell>
          <table:table-cell table:style-name="ce6" office:value-type="string" calcext:value-type="string">
            <text:p>Bay Birding Photo Cruise </text:p>
          </table:table-cell>
          <table:table-cell table:style-name="ce2" office:value-type="string" calcext:value-type="string">
            <text:p>Birding</text:p>
          </table:table-cell>
          <table:table-cell table:style-name="ce2" office:value-type="string" calcext:value-type="string">
            <text:p>B</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Dave Keeling</text:p>
          </table:table-cell>
          <table:table-cell table:style-name="ce6" table:number-columns-repeated="3"/>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PC1</text:p>
          </table:table-cell>
          <table:table-cell table:style-name="ce6"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text:s/>Dress warmly. <text:s/>No tripods. <text:s/>Meet at Sub Sea Tours at Marina Square, 699 Embarcadero #9. <text:s/>Easy. Children 12 and under must be accompanied by an adult. Same as events #226 &amp; #326.</text:p>
          </table:table-cell>
          <table:table-cell table:number-columns-repeated="998"/>
        </table:table-row>
        <table:table-row table:style-name="ro1">
          <table:table-cell table:style-name="ce2" office:value-type="string" calcext:value-type="string">
            <text:p>117</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Around Morro Bay</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arlin Harms </text:p>
          </table:table-cell>
          <table:table-cell table:style-name="ce6" office:value-type="string" calcext:value-type="string">
            <text:p>Dennis Sheridan</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Bird with Marlin Harms and Dennis Sheridan to visit the best birding spots around the estuary, including Morro Rock, the bay, the marina and more. <text:s/>Look for shorebirds, water birds and land birds. 15 miles round trip by personal vehicle. <text:s/>Moderate.</text:p>
          </table:table-cell>
          <table:table-cell table:number-columns-repeated="998"/>
        </table:table-row>
        <table:table-row table:style-name="ro1">
          <table:table-cell table:style-name="ce2" office:value-type="string" calcext:value-type="string">
            <text:p>118</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Kayaking </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John Flaherty</text:p>
          </table:table-cell>
          <table:table-cell table:style-name="ce6" office:value-type="string" calcext:value-type="string">
            <text:p>Virginia Flaherty</text:p>
          </table:table-cell>
          <table:table-cell table:style-name="ce6" table:number-columns-repeated="2"/>
          <table:table-cell table:style-name="ce2" office:value-type="string" calcext:value-type="string">
            <text:p>Yes</text:p>
          </table:table-cell>
          <table:table-cell table:style-name="ce8" office:value-type="float" office:value="45" calcext:value-type="float">
            <text:p>$45.00</text:p>
          </table:table-cell>
          <table:table-cell table:style-name="ce9" office:value-type="string" calcext:value-type="string">
            <text:p>Yes</text:p>
          </table:table-cell>
          <table:table-cell table:style-name="ce2" office:value-type="string" calcext:value-type="string">
            <text:p>Kayak</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K1</text:p>
          </table:table-cell>
          <table:table-cell table:style-name="ce6"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Same as events #217, #227, #330 &amp; #406.</text:p>
          </table:table-cell>
          <table:table-cell table:number-columns-repeated="998"/>
        </table:table-row>
        <table:table-row table:style-name="ro1">
          <table:table-cell table:style-name="ce2" office:value-type="string" calcext:value-type="string">
            <text:p>119</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0H00M00S" calcext:value-type="time">
            <text:p>10:00:00</text:p>
          </table:table-cell>
          <table:table-cell table:style-name="ce4" office:value-type="time" office:time-value="PT11H30M00S" calcext:value-type="time">
            <text:p>11:30:00</text:p>
          </table:table-cell>
          <table:table-cell table:style-name="ce2" office:value-type="string" calcext:value-type="string">
            <text:p>Field Trip</text:p>
          </table:table-cell>
          <table:table-cell table:style-name="ce6" office:value-type="string" calcext:value-type="string">
            <text:p>View Morro Bay Estuary from Black Hill</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Lexi Bell</text:p>
          </table:table-cell>
          <table:table-cell table:style-name="ce6" office:value-type="string" calcext:value-type="string">
            <text:p>Rachel Pas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Hike to the top of Black Hill with Morro Bay National Estuary Program Assistant Director Lexie Bell and Communication and Outreach Coordinator Rachel Pass for a remarkable view of the bay and watershed. <text:s/>Learn about the history and ecology of the Morro Bay estuary, as well as important conservation actions taking place to protect this special resource. <text:s/>The Morro Bay estuary is one of only 28 National Estuaries and is an Audubon Important Bird Area. <text:s/>The trail is steep in places but less than ½ mile in length. <text:s/>&lt; 5 miles roundtrip by personal vehicle. <text:s/>Moderate to Strenuous. <text:s/>(www.mbnep.org)</text:p>
          </table:table-cell>
          <table:table-cell table:number-columns-repeated="998"/>
        </table:table-row>
        <table:table-row table:style-name="ro1">
          <table:table-cell table:style-name="ce2" office:value-type="string" calcext:value-type="string">
            <text:p>120</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New</text:p>
          </table:table-cell>
          <table:table-cell table:style-name="ce4" office:value-type="time" office:time-value="PT10H00M00S" calcext:value-type="time">
            <text:p>10:00:00</text:p>
          </table:table-cell>
          <table:table-cell table:style-name="ce4" office:value-type="time" office:time-value="PT11H45M00S" calcext:value-type="time">
            <text:p>11:45:00</text:p>
          </table:table-cell>
          <table:table-cell table:style-name="ce2" office:value-type="string" calcext:value-type="string">
            <text:p>Field Trip</text:p>
          </table:table-cell>
          <table:table-cell table:style-name="ce6" office:value-type="string" calcext:value-type="string">
            <text:p>Morro Bay Up Close</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John McCabe</text:p>
          </table:table-cell>
          <table:table-cell table:style-name="ce6" office:value-type="string" calcext:value-type="string">
            <text:p>Capt. Stew</text:p>
          </table:table-cell>
          <table:table-cell table:style-name="ce6" table:number-columns-repeated="2"/>
          <table:table-cell table:style-name="ce2" office:value-type="string" calcext:value-type="string">
            <text:p>No</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BUC1</text:p>
          </table:table-cell>
          <table:table-cell table:style-name="ce6"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Meet at Morro Bay Landing; address is 1213 Embarcadero, Morro Bay. Children 12 and under must be accompanied by an adult. Same as event #228, #332 &amp; #414.</text:p>
          </table:table-cell>
          <table:table-cell table:number-columns-repeated="998"/>
        </table:table-row>
        <table:table-row table:style-name="ro1">
          <table:table-cell table:style-name="ce2" office:value-type="string" calcext:value-type="string">
            <text:p>121</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0H00M00S" calcext:value-type="time">
            <text:p>10:00:00</text:p>
          </table:table-cell>
          <table:table-cell table:style-name="ce4" office:value-type="time" office:time-value="PT12H00M00S" calcext:value-type="time">
            <text:p>12:00:00</text:p>
          </table:table-cell>
          <table:table-cell table:style-name="ce2" office:value-type="string" calcext:value-type="string">
            <text:p>Presentation</text:p>
          </table:table-cell>
          <table:table-cell table:style-name="ce6" office:value-type="string" calcext:value-type="string">
            <text:p>Birding and Technology</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Lounge</text:p>
          </table:table-cell>
          <table:table-cell table:style-name="ce6" office:value-type="string" calcext:value-type="string">
            <text:p>Chris Camero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25" calcext:value-type="float">
            <text:p>2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Can technology and birding be friends? <text:s/>At this workshop lead by Chris Cameron, you'll learn how to enhance your nature observations by experimenting with a variety of new nature apps. Why would you want to ruin your time in nature by mixing in a smartphone? <text:s/>Because these new apps can help you, find new nature spots, get help with nature ID's, share observations with friends and keep accurate lists. <text:s/>And finally, your observations can benefit the scientific community by turning your time in nature into valuable data points with a simple easy click on your device. We will explore iNaturalist, iBird Pro, Merlin Bird ID and many other new nature apps. <text:s/>Bring your iPhone, iPad, Android smart phone, kindle or whatever device you use! Download as many apps as you can before the workshop. After discussing these apps, we will go outside and try them out!</text:p>
          </table:table-cell>
          <table:table-cell table:number-columns-repeated="998"/>
        </table:table-row>
        <table:table-row table:style-name="ro1">
          <table:table-cell table:style-name="ce2" office:value-type="string" calcext:value-type="string">
            <text:p>122</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0H00M00S" calcext:value-type="time">
            <text:p>10: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Morro Bay Marina Limited Mobility</text:p>
          </table:table-cell>
          <table:table-cell table:style-name="ce2" office:value-type="string" calcext:value-type="string">
            <text:p>Birding</text:p>
          </table:table-cell>
          <table:table-cell table:style-name="ce2" office:value-type="string" calcext:value-type="string">
            <text:p>W</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Rich Hanse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0" calcext:value-type="float">
            <text:p>1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e Morro Bay State Park Marina boardwalk provides opportunities for viewing a variety of shorebirds, ducks, geese, loons, grebes, gulls, terns and herons. <text:s/>Additionally, Peregrine Falcons and other raptors, warblers, sparrows, finch and other local birds are often seen from the boardwalk. <text:s/>Join Rich Hansen for this slow, level half-mile walk especially suited for photographers and people with wheelchairs and those using walkers and canes. <text:s/>Meet at east end of the State Park Marina parking lot, across from Morro Bay State Park Campground. <text:s/>Approximately 2.5 miles from Community Center. <text:s/>Easy.</text:p>
          </table:table-cell>
          <table:table-cell table:number-columns-repeated="998"/>
        </table:table-row>
        <table:table-row table:style-name="ro1">
          <table:table-cell table:style-name="ce2" office:value-type="string" calcext:value-type="string">
            <text:p>123</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0H00M00S" calcext:value-type="time">
            <text:p>10: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Visit an Oyster Farm on Morro Bay Estuary</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George Trevelyan</text:p>
          </table:table-cell>
          <table:table-cell table:style-name="ce6" table:number-columns-repeated="3"/>
          <table:table-cell table:style-name="ce2" office:value-type="string" calcext:value-type="string">
            <text:p>No</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marine biologist and oyster farmer George Trevelyan on a tour of Grassy Bar Oyster Company's intertidal oyster bed. <text:s/>We will look at and talk about how we raise oysters and how they fit into the ecology of the estuary. Meet at Lost Isles to board an electric boat to get to the oyster beds. The address of Long Isles is 845 Embarcadero, Morro Bay. <text:s/>Minimum age is 8; children 12 years and under must be accompanied by an adult. Approximately 2.5 miles from Community Center.</text:p>
          </table:table-cell>
          <table:table-cell table:number-columns-repeated="998"/>
        </table:table-row>
        <table:table-row table:style-name="ro1">
          <table:table-cell table:style-name="ce2" office:value-type="string" calcext:value-type="string">
            <text:p>124</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New</text:p>
          </table:table-cell>
          <table:table-cell table:style-name="ce4" office:value-type="time" office:time-value="PT12H30M00S" calcext:value-type="time">
            <text:p>12:30:00</text:p>
          </table:table-cell>
          <table:table-cell table:style-name="ce4" office:value-type="time" office:time-value="PT14H00M00S" calcext:value-type="time">
            <text:p>14:00:00</text:p>
          </table:table-cell>
          <table:table-cell table:style-name="ce2" office:value-type="string" calcext:value-type="string">
            <text:p>Presentation</text:p>
          </table:table-cell>
          <table:table-cell table:style-name="ce6" office:value-type="string" calcext:value-type="string">
            <text:p>Condor Recovery Program/Hi Mountain Lookout Project</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Veterans Hall</text:p>
          </table:table-cell>
          <table:table-cell table:style-name="ce2" office:value-type="string" calcext:value-type="string">
            <text:p>VH</text:p>
          </table:table-cell>
          <table:table-cell table:style-name="ce6" office:value-type="string" calcext:value-type="string">
            <text:p>Multi-Purpose Room</text:p>
          </table:table-cell>
          <table:table-cell table:style-name="ce6" office:value-type="string" calcext:value-type="string">
            <text:p>Steve Schubert</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Yes</text:p>
          </table:table-cell>
          <table:table-cell table:style-name="ce2"/>
          <table:table-cell table:style-name="ce9" office:value-type="float" office:value="0" calcext:value-type="float">
            <text:p>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e endangered California Condor population, once near the brink of extinction, has been on the recovery the past several decades due to innovative management techniques and dedicated work by staff biologists and volunteers, in coordination with the California Condor Recovery Program. Steve Schubert will give an overview of condor biology and provide an update on the captive breeding and reintroduction program (including a new release site locally in San Luis Obispo County), radio and GPS tracking data, fledgling success from recent nesting in the wild and future management challenges, including reducing exposure to lead poisoning and 'microtrash' ingestion. <text:s/>Steve has been the coordinator of the Hi Mountain Condor Lookout Project (website at www.condorlookout.org and facebook page at www.facebook.com/condorlookout) since the project's inception in 1996. Located on the summit of the Santa Lucia Mountains within Los Padres National Forest, the lookout is staffed by volunteers and Cal Poly student interns conducting condor tracking and other biological field research projects, in the heart of 'condor country.'</text:p>
          </table:table-cell>
          <table:table-cell table:number-columns-repeated="998"/>
        </table:table-row>
        <table:table-row table:style-name="ro1">
          <table:table-cell table:style-name="ce2" office:value-type="string" calcext:value-type="string">
            <text:p>125</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4H30M00S" calcext:value-type="time">
            <text:p>14:30:00</text:p>
          </table:table-cell>
          <table:table-cell table:style-name="ce2" office:value-type="string" calcext:value-type="string">
            <text:p>Field Trip</text:p>
          </table:table-cell>
          <table:table-cell table:style-name="ce6" office:value-type="string" calcext:value-type="string">
            <text:p>Snowy Plovers in the Field</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egena Orr</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SP1</text:p>
          </table:table-cell>
          <table:table-cell table:style-name="ce6" office:value-type="string" calcext:value-type="string">
            <text:p>Join Regena Orr, Environmental Scientist for California State Parks, as you explore the beach for Western Snowy Plover and learn about their habits. <text:s/>Hear the life history of this small bird and why it is listed as a Federally Threatened Species. <text:s/>(www.westernsnowyplover.org) <text:s/>Up to 20 miles round trip by personal vehicle. <text:s/>Moderate. <text:s/>Same as event #230.</text:p>
          </table:table-cell>
          <table:table-cell table:number-columns-repeated="998"/>
        </table:table-row>
        <table:table-row table:style-name="ro1">
          <table:table-cell table:style-name="ce2" office:value-type="string" calcext:value-type="string">
            <text:p>126</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5H00M00S" calcext:value-type="time">
            <text:p>15:00:00</text:p>
          </table:table-cell>
          <table:table-cell table:style-name="ce2" office:value-type="string" calcext:value-type="string">
            <text:p>Field Trip</text:p>
          </table:table-cell>
          <table:table-cell table:style-name="ce6" office:value-type="string" calcext:value-type="string">
            <text:p>Basics of Bird ID in the Field</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uvaishyana</text:p>
          </table:table-cell>
          <table:table-cell table:style-name="ce6" office:value-type="string" calcext:value-type="string">
            <text:p>Ralph Cas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OBID2</text:p>
          </table:table-cell>
          <table:table-cell table:style-name="ce6" office:value-type="string" calcext:value-type="string">
            <text:p>Join Ralph Cass and Rouvaishyana in the field for the second part of the “Basics of Bird ID” workshop. <text:s/>(See event #114, which is a prerequisite to this event.) Bring binoculars and your field guide. &lt;5 miles round trip by personal vehicle. Easy. Same as event #126.</text:p>
          </table:table-cell>
          <table:table-cell table:number-columns-repeated="998"/>
        </table:table-row>
        <table:table-row table:style-name="ro1">
          <table:table-cell table:style-name="ce2" office:value-type="string" calcext:value-type="string">
            <text:p>127</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New</text:p>
          </table:table-cell>
          <table:table-cell table:style-name="ce4" office:value-type="time" office:time-value="PT13H00M00S" calcext:value-type="time">
            <text:p>13:00:00</text:p>
          </table:table-cell>
          <table:table-cell table:style-name="ce4" office:value-type="time" office:time-value="PT15H00M00S" calcext:value-type="time">
            <text:p>15:00:00</text:p>
          </table:table-cell>
          <table:table-cell table:style-name="ce2" office:value-type="string" calcext:value-type="string">
            <text:p>Presentation</text:p>
          </table:table-cell>
          <table:table-cell table:style-name="ce6" office:value-type="string" calcext:value-type="string">
            <text:p>Delving into the Mysteries of Sparrow Identification and Natural History</text:p>
          </table:table-cell>
          <table:table-cell table:style-name="ce2" office:value-type="string" calcext:value-type="string">
            <text:p>Birding</text:p>
          </table:table-cell>
          <table:table-cell table:style-name="ce2" office:value-type="string" calcext:value-type="string">
            <text:p>B,W</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Lounge</text:p>
          </table:table-cell>
          <table:table-cell table:style-name="ce6" office:value-type="string" calcext:value-type="string">
            <text:p>David Jaffee</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30" calcext:value-type="float">
            <text:p>3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is seminar, presented by David Jaffee, is designed for folks interested in exploring the veil of secrecy shrouding LBB’s (little brown birds) and will be generally geared towards beginner ‘delvers’, although all are welcome. The workshop will spend about 1 1/2 to 2 hours indoors learning some natural history of sparrows, key identification features to help us differentiate these LBB’s in the field and how not to confuse them with their look-alikes. The field trip will visit a nearby site to implement our newly acquired skills to identify sparrows, as well as other birds along the way.</text:p>
          </table:table-cell>
          <table:table-cell table:number-columns-repeated="998"/>
        </table:table-row>
        <table:table-row table:style-name="ro1">
          <table:table-cell table:style-name="ce2" office:value-type="string" calcext:value-type="string">
            <text:p>128</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5H00M00S" calcext:value-type="time">
            <text:p>15:00:00</text:p>
          </table:table-cell>
          <table:table-cell table:style-name="ce2" office:value-type="string" calcext:value-type="string">
            <text:p>Presentation</text:p>
          </table:table-cell>
          <table:table-cell table:style-name="ce6" office:value-type="string" calcext:value-type="string">
            <text:p>Marine Protected Area</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Museum</text:p>
          </table:table-cell>
          <table:table-cell table:style-name="ce2" office:value-type="string" calcext:value-type="string">
            <text:p>MU</text:p>
          </table:table-cell>
          <table:table-cell table:style-name="ce6" office:value-type="string" calcext:value-type="string">
            <text:p>Auditorium</text:p>
          </table:table-cell>
          <table:table-cell table:style-name="ce6" office:value-type="string" calcext:value-type="string">
            <text:p>Dean Wendt</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40" calcext:value-type="float">
            <text:p>4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is seminar, presented by Dean Wendt, Cal Poly Professor of Biology, will provide a general overview of the different types of spatial designations (e.g., Sanctuary, Marine Protected Area, National Estuary, etc.) and what we understand to be some of the ecological and social impacts of such designations. <text:s/>The talk will focus on local examples of such areas to help build a stronger understanding of our regional ocean resources.</text:p>
          </table:table-cell>
          <table:table-cell table:number-columns-repeated="998"/>
        </table:table-row>
        <table:table-row table:style-name="ro1">
          <table:table-cell table:style-name="ce2" office:value-type="string" calcext:value-type="string">
            <text:p>129</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Birding by Careful Observation</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ichele Roest</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Enjoy birds through leisurely in-depth observation and enhance your ID skills with the help of biologist Michele Roest. <text:s/>This is not a "tick and run" kind of birding trip, but a stroll through El Chorro Regional Park sharing observations of bird characteristics with the group -- finally checking a guide for positive identification. <text:s/>Be surprised at the variations you see, whether crows or Black Phoebes. <text:s/>Bring binoculars and a favorite field guide. 15 miles round trip by personal vehicle. Easy. Same as event #322.</text:p>
          </table:table-cell>
          <table:table-cell table:number-columns-repeated="998"/>
        </table:table-row>
        <table:table-row table:style-name="ro1">
          <table:table-cell table:style-name="ce2" office:value-type="string" calcext:value-type="string">
            <text:p>130</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3H30M00S" calcext:value-type="time">
            <text:p>13:30:00</text:p>
          </table:table-cell>
          <table:table-cell table:style-name="ce4" office:value-type="time" office:time-value="PT14H30M00S" calcext:value-type="time">
            <text:p>14:30:00</text:p>
          </table:table-cell>
          <table:table-cell table:style-name="ce2" office:value-type="string" calcext:value-type="string">
            <text:p>Field Trip</text:p>
          </table:table-cell>
          <table:table-cell table:style-name="ce6" office:value-type="string" calcext:value-type="string">
            <text:p>Pacific Wildlife Care Tour</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Claudia Duckworth</text:p>
          </table:table-cell>
          <table:table-cell table:style-name="ce6" office:value-type="string" calcext:value-type="string">
            <text:p>Jeanette Stone</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PWCT1</text:p>
          </table:table-cell>
          <table:table-cell table:style-name="ce6" office:value-type="string" calcext:value-type="string">
            <text:p>Join long-time volunteers Claudia Duckworth and Jeanette Stone at the Pacific Wildlife Care Center in Morro Bay. <text:s/>Following a brief presentation, they will give a tour of the Wildlife Rehabilitation Center facility. Learn about PWC's work with lead-poisoned birds, fishing hook and line injuries, and the many other causes of illness and injuries treated regularly at the Center. <text:s/>Since PWC is a primary facility under the OWCN (Oiled Wildlife Care Network), emphasis will be placed on the Center's rehabilitation process for oil-affected birds. &lt;2 miles round trip by personal vehicle. Easy. <text:s/>Same as event #336.</text:p>
          </table:table-cell>
          <table:table-cell table:number-columns-repeated="998"/>
        </table:table-row>
        <table:table-row table:style-name="ro1">
          <table:table-cell table:style-name="ce2" office:value-type="string" calcext:value-type="string">
            <text:p>131</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3H30M00S" calcext:value-type="time">
            <text:p>13:30:00</text:p>
          </table:table-cell>
          <table:table-cell table:style-name="ce4" office:value-type="time" office:time-value="PT15H30M00S" calcext:value-type="time">
            <text:p>15:30:00</text:p>
          </table:table-cell>
          <table:table-cell table:style-name="ce2" office:value-type="string" calcext:value-type="string">
            <text:p>Field Trip</text:p>
          </table:table-cell>
          <table:table-cell table:style-name="ce6" office:value-type="string" calcext:value-type="string">
            <text:p>Gardening to Attract Birds</text:p>
          </table:table-cell>
          <table:table-cell table:style-name="ce2" office:value-type="string" calcext:value-type="string">
            <text:p>Nature</text:p>
          </table:table-cell>
          <table:table-cell table:style-name="ce2" office:value-type="string" calcext:value-type="string">
            <text:p>B</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Ken Levine</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Ken Levine for a presentation and docent-led tour of the San Luis Obispo Botanical Garden that highlights plants from the five Mediterranean climate zones of the world. The Botanical Garden provides a unique bird habitat. <text:s/>You will see many nectar-producing flowers from these areas of the world, and many ways of pollinating flowers will be demonstrated. <text:s/>Hummingbirds are often seen in the winter-blooming South African aloe garden. 15 miles round trip by personal vehicle. Easy.</text:p>
          </table:table-cell>
          <table:table-cell table:number-columns-repeated="998"/>
        </table:table-row>
        <table:table-row table:style-name="ro1">
          <table:table-cell table:style-name="ce2" office:value-type="string" calcext:value-type="string">
            <text:p>132</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3H30M00S" calcext:value-type="time">
            <text:p>13:30:00</text:p>
          </table:table-cell>
          <table:table-cell table:style-name="ce4" office:value-type="time" office:time-value="PT16H30M00S" calcext:value-type="time">
            <text:p>16:30:00</text:p>
          </table:table-cell>
          <table:table-cell table:style-name="ce2" office:value-type="string" calcext:value-type="string">
            <text:p>Presentation</text:p>
          </table:table-cell>
          <table:table-cell table:style-name="ce6" office:value-type="string" calcext:value-type="string">
            <text:p>Bird Sounds Workshop</text:p>
          </table:table-cell>
          <table:table-cell table:style-name="ce2" office:value-type="string" calcext:value-type="string">
            <text:p>Birding</text:p>
          </table:table-cell>
          <table:table-cell table:style-name="ce2"/>
          <table:table-cell table:style-name="ce2" office:value-type="string" calcext:value-type="string">
            <text:p>St. Timothy's</text:p>
          </table:table-cell>
          <table:table-cell table:style-name="ce2" office:value-type="string" calcext:value-type="string">
            <text:p>ST</text:p>
          </table:table-cell>
          <table:table-cell table:style-name="ce6"/>
          <table:table-cell table:style-name="ce6" office:value-type="string" calcext:value-type="string">
            <text:p>Roy Poucher</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50" calcext:value-type="float">
            <text:p>5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SW1</text:p>
          </table:table-cell>
          <table:table-cell table:style-name="ce6" office:value-type="string" calcext:value-type="string">
            <text:p>Bird songs are Nature’s Music. <text:s/>We can plug into this magic no matter how good we are at finding birds with our eyes. These sounds are already coming at us from 360 degrees. <text:s/>The focus of this workshop by Roy Poucher is to increase our birding enjoyment via improving our skills as auditory birders. Some prior experience trying to identify birds by ear will surely be useful, but motivation to learn trumps experience with this; folks of all experience levels are welcome. We will explore the principles of describing bird vocalizations in general as well as become familiar with specific vocalizations of common birds in the Morro Bay area. This workshop is a prerequisite for the Saturday #210 and Sunday #306 events, Bird Sounds Field Study.</text:p>
          </table:table-cell>
          <table:table-cell table:number-columns-repeated="998"/>
        </table:table-row>
        <table:table-row table:style-name="ro1">
          <table:table-cell table:style-name="ce2" office:value-type="string" calcext:value-type="string">
            <text:p>133</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New</text:p>
          </table:table-cell>
          <table:table-cell table:style-name="ce4" office:value-type="time" office:time-value="PT14H00M00S" calcext:value-type="time">
            <text:p>14:00:00</text:p>
          </table:table-cell>
          <table:table-cell table:style-name="ce4" office:value-type="time" office:time-value="PT15H00M00S" calcext:value-type="time">
            <text:p>15:00:00</text:p>
          </table:table-cell>
          <table:table-cell table:style-name="ce2" office:value-type="string" calcext:value-type="string">
            <text:p>Presentation</text:p>
          </table:table-cell>
          <table:table-cell table:style-name="ce6" office:value-type="string" calcext:value-type="string">
            <text:p>Owling Workshop</text:p>
          </table:table-cell>
          <table:table-cell table:style-name="ce2" office:value-type="string" calcext:value-type="string">
            <text:p>Birding</text:p>
          </table:table-cell>
          <table:table-cell table:style-name="ce2" office:value-type="string" calcext:value-type="string">
            <text:p>B</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Chris Cameron</text:p>
          </table:table-cell>
          <table:table-cell table:style-name="ce6" office:value-type="string" calcext:value-type="string">
            <text:p>Karl Frank</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30" calcext:value-type="float">
            <text:p>3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Learn how, with presenters Chris Cameron and Karl Frank, to find and watch owls with local maps for your own exploration. Learn field ID, seasonality, vocalizations, range, habitat and owling etiquette. <text:s/>Live and mounted owl specimens will help participants identify and appreciate owls. Review the natural history of local species and learn tips that will give you the best chance of finding owls on your own. <text:s/>While workshop is a prerequisite for the field trip, participants may take only the workshop. <text:s/>Bus will leave for owling field trip at 3:30 PM, directly after end of workshop.</text:p>
          </table:table-cell>
          <table:table-cell table:number-columns-repeated="998"/>
        </table:table-row>
        <table:table-row table:style-name="ro1">
          <table:table-cell table:style-name="ce2" office:value-type="string" calcext:value-type="string">
            <text:p>134</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4H00M00S" calcext:value-type="time">
            <text:p>14:00:00</text:p>
          </table:table-cell>
          <table:table-cell table:style-name="ce4" office:value-type="time" office:time-value="PT15H00M00S" calcext:value-type="time">
            <text:p>15:00:00</text:p>
          </table:table-cell>
          <table:table-cell table:style-name="ce2" office:value-type="string" calcext:value-type="string">
            <text:p>Presentation</text:p>
          </table:table-cell>
          <table:table-cell table:style-name="ce6" office:value-type="string" calcext:value-type="string">
            <text:p>Protecting Place - Land Trusts</text:p>
          </table:table-cell>
          <table:table-cell table:style-name="ce2" office:value-type="string" calcext:value-type="string">
            <text:p>Nature</text:p>
          </table:table-cell>
          <table:table-cell table:style-name="ce2" office:value-type="string" calcext:value-type="string">
            <text:p>B</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Multi-Purpose Room</text:p>
          </table:table-cell>
          <table:table-cell table:style-name="ce6" office:value-type="string" calcext:value-type="string">
            <text:p>Daniel Bohlma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50" calcext:value-type="float">
            <text:p>5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The Land Conservancy of San Luis Obispo County's Conservation Director, Daniel Bohlman, for a look at how land trusts protect and enhance critical landscapes for the benefit of people and wildlife.</text:p>
          </table:table-cell>
          <table:table-cell table:number-columns-repeated="998"/>
        </table:table-row>
        <table:table-row table:style-name="ro1">
          <table:table-cell table:style-name="ce2" office:value-type="string" calcext:value-type="string">
            <text:p>135</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New</text:p>
          </table:table-cell>
          <table:table-cell table:style-name="ce4" office:value-type="time" office:time-value="PT14H00M00S" calcext:value-type="time">
            <text:p>14:00:00</text:p>
          </table:table-cell>
          <table:table-cell table:style-name="ce4" office:value-type="time" office:time-value="PT15H45M00S" calcext:value-type="time">
            <text:p>15:45:00</text:p>
          </table:table-cell>
          <table:table-cell table:style-name="ce2" office:value-type="string" calcext:value-type="string">
            <text:p>Field Trip</text:p>
          </table:table-cell>
          <table:table-cell table:style-name="ce6" office:value-type="string" calcext:value-type="string">
            <text:p>Birding Up Close</text:p>
          </table:table-cell>
          <table:table-cell table:style-name="ce2" office:value-type="string" calcext:value-type="string">
            <text:p>Birding</text:p>
          </table:table-cell>
          <table:table-cell table:style-name="ce2"/>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Marlin Harms</text:p>
          </table:table-cell>
          <table:table-cell table:style-name="ce6" office:value-type="string" calcext:value-type="string">
            <text:p>Capt. Stew</text:p>
          </table:table-cell>
          <table:table-cell table:style-name="ce6" table:number-columns-repeated="2"/>
          <table:table-cell table:style-name="ce2" office:value-type="string" calcext:value-type="string">
            <text:p>No</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BUC1</text:p>
          </table:table-cell>
          <table:table-cell table:style-name="ce6" office:value-type="string" calcext:value-type="string">
            <text:p>Enjoy a leisurely boating tour of the bay and estuary with Marlin Harms and Captain Stew in a spacious pontoon boat. <text:s/>View a variety of shorebirds and waterfowl, often at very close range. <text:s/>The boat will move slowly enough for you to see details of many species that you normally see only through a scope from shore. <text:s/>Good photo opportunities, but no tripods. <text:s/>Captain Stew will then point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Meet at Morro Bay Landing; address is 1213 Embarcadero, Morro Bay. Children 12 and under must be accompanied by an adult. Same as events #238 &amp; #338.</text:p>
          </table:table-cell>
          <table:table-cell table:number-columns-repeated="998"/>
        </table:table-row>
        <table:table-row table:style-name="ro1">
          <table:table-cell table:style-name="ce2" office:value-type="string" calcext:value-type="string">
            <text:p>136</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4H00M00S" calcext:value-type="time">
            <text:p>14:00: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Birds of Sea and Land at Morro Rock</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Claudia Freitas</text:p>
          </table:table-cell>
          <table:table-cell table:style-name="ce6" office:value-type="string" calcext:value-type="string">
            <text:p>Robbie Revel</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6" calcext:value-type="float">
            <text:p>16</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SLMR1</text:p>
          </table:table-cell>
          <table:table-cell table:style-name="ce6" office:value-type="string" calcext:value-type="string">
            <text:p>Walk with Claudia Freitas, biologist and State Parks Docent, and Robbie Revel, State Park Docent, at Morro Rock to watch cormorants, gulls of various species and age classes, Brown Pelicans and maybe a Common Murre or other surprises. <text:s/>The Rock is also home to two pairs of nesting Peregrine Falcons, Blue-gray Gnatcatcher, Common Yellowthroat, various sparrows and the elusive Canyon Wren. &lt;3 miles round trip by personal vehicle. <text:s/>Easy. <text:s/>Same as event #328.</text:p>
          </table:table-cell>
          <table:table-cell table:number-columns-repeated="998"/>
        </table:table-row>
        <table:table-row table:style-name="ro1">
          <table:table-cell table:style-name="ce2" office:value-type="string" calcext:value-type="string">
            <text:p>137</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4H30M00S" calcext:value-type="time">
            <text:p>14:30:00</text:p>
          </table:table-cell>
          <table:table-cell table:style-name="ce4" office:value-type="time" office:time-value="PT17H00M00S" calcext:value-type="time">
            <text:p>17:00:00</text:p>
          </table:table-cell>
          <table:table-cell table:style-name="ce2" office:value-type="string" calcext:value-type="string">
            <text:p>Presentation/Field Trip</text:p>
          </table:table-cell>
          <table:table-cell table:style-name="ce6" office:value-type="string" calcext:value-type="string">
            <text:p>The Peregrine Falcons of Morro Rock</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Veterans' Hall</text:p>
          </table:table-cell>
          <table:table-cell table:style-name="ce2" office:value-type="string" calcext:value-type="string">
            <text:p>VH</text:p>
          </table:table-cell>
          <table:table-cell table:style-name="ce6"/>
          <table:table-cell table:style-name="ce6" office:value-type="string" calcext:value-type="string">
            <text:p>Steve Schubert</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30" calcext:value-type="float">
            <text:p>3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Steve Schubert for a presentation on the biology and the current status of our local resident Peregrine Falcons. <text:s/>Steve authored the book "The Peregrine Falcons of Morro Rock - A History," documenting a 40-year history of the monitoring and management activities at the famous Morro Rock nesting site. <text:s/>Following the lecture, travel by personal vehicle to Morro Rock - south side parking area - to search for peregrine activity and their recent nesting sites. Easy.</text:p>
          </table:table-cell>
          <table:table-cell table:number-columns-repeated="998"/>
        </table:table-row>
        <table:table-row table:style-name="ro1">
          <table:table-cell table:style-name="ce2" office:value-type="string" calcext:value-type="string">
            <text:p>138</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5H00M00S" calcext:value-type="time">
            <text:p>15:00:00</text:p>
          </table:table-cell>
          <table:table-cell table:style-name="ce4" office:value-type="time" office:time-value="PT16H30M00S" calcext:value-type="time">
            <text:p>16:30:00</text:p>
          </table:table-cell>
          <table:table-cell table:style-name="ce2" office:value-type="string" calcext:value-type="string">
            <text:p>Presentation</text:p>
          </table:table-cell>
          <table:table-cell table:style-name="ce6" office:value-type="string" calcext:value-type="string">
            <text:p>Feeding Frenzy</text:p>
          </table:table-cell>
          <table:table-cell table:style-name="ce2" office:value-type="string" calcext:value-type="string">
            <text:p>Nature</text:p>
          </table:table-cell>
          <table:table-cell table:style-name="ce2" office:value-type="string" calcext:value-type="string">
            <text:p>B,W,Y</text:p>
          </table:table-cell>
          <table:table-cell table:style-name="ce2" office:value-type="string" calcext:value-type="string">
            <text:p>Museum</text:p>
          </table:table-cell>
          <table:table-cell table:style-name="ce2" office:value-type="string" calcext:value-type="string">
            <text:p>MU</text:p>
          </table:table-cell>
          <table:table-cell table:style-name="ce6" office:value-type="string" calcext:value-type="string">
            <text:p>Auditorium</text:p>
          </table:table-cell>
          <table:table-cell table:style-name="ce6" office:value-type="string" calcext:value-type="string">
            <text:p>Karen Watt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58" calcext:value-type="float">
            <text:p>58</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Follow the path of the sun's energy as it is captured by microscopic phytoplankton, transferred to bait fish and used to fuel the annual summer feeding frenzy of birds, fish and marine mammals. <text:s/>Live local plankton will be viewed using the museum's video microscope system. Meet at the Museum of Natural History in the Morro Bay State Park for this presentation by Biologist and State Parks Docent Karen Watts.</text:p>
          </table:table-cell>
          <table:table-cell table:number-columns-repeated="998"/>
        </table:table-row>
        <table:table-row table:style-name="ro1">
          <table:table-cell table:style-name="ce2" office:value-type="string" calcext:value-type="string">
            <text:p>139</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5H00M00S" calcext:value-type="time">
            <text:p>15:00:00</text:p>
          </table:table-cell>
          <table:table-cell table:style-name="ce4" office:value-type="time" office:time-value="PT16H45M00S" calcext:value-type="time">
            <text:p>16:45:00</text:p>
          </table:table-cell>
          <table:table-cell table:style-name="ce2" office:value-type="string" calcext:value-type="string">
            <text:p>Field Trip</text:p>
          </table:table-cell>
          <table:table-cell table:style-name="ce6" office:value-type="string" calcext:value-type="string">
            <text:p>Bay Birding Cruise </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Roger Zachary</text:p>
          </table:table-cell>
          <table:table-cell table:style-name="ce6" table:number-columns-repeated="3"/>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C1</text:p>
          </table:table-cell>
          <table:table-cell table:style-name="ce6" office:value-type="string" calcext:value-type="string">
            <text:p>Enjoy a leisurely boating tour of the bay and estuary with Roger Zachary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231, #241, #333, #341 &amp; #413.</text:p>
          </table:table-cell>
          <table:table-cell table:number-columns-repeated="998"/>
        </table:table-row>
        <table:table-row table:style-name="ro1">
          <table:table-cell table:style-name="ce2" office:value-type="string" calcext:value-type="string">
            <text:p>140</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5H00M00S" calcext:value-type="time">
            <text:p>15:00:00</text:p>
          </table:table-cell>
          <table:table-cell table:style-name="ce4" office:value-type="time" office:time-value="PT17H00M00S" calcext:value-type="time">
            <text:p>17:00:00</text:p>
          </table:table-cell>
          <table:table-cell table:style-name="ce2" office:value-type="string" calcext:value-type="string">
            <text:p>Presentation</text:p>
          </table:table-cell>
          <table:table-cell table:style-name="ce6" office:value-type="string" calcext:value-type="string">
            <text:p>Gulls of San Luis Obispo County <text:s/></text:p>
          </table:table-cell>
          <table:table-cell table:style-name="ce2" office:value-type="string" calcext:value-type="string">
            <text:p>Birding</text:p>
          </table:table-cell>
          <table:table-cell table:style-name="ce2" office:value-type="string" calcext:value-type="string">
            <text:p>W</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Multipurpose Room</text:p>
          </table:table-cell>
          <table:table-cell table:style-name="ce6" office:value-type="string" calcext:value-type="string">
            <text:p>Kaaren Perry</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70" calcext:value-type="float">
            <text:p>7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GSLOC1</text:p>
          </table:table-cell>
          <table:table-cell table:style-name="ce6" office:value-type="string" calcext:value-type="string">
            <text:p>Join Kaaren Perry, a San Luis Obispo gull expert, as she shares with you some of her favorite secrets that will help you to identify the resident and wintering gulls of San Luis Obispo County. <text:s/>Discussion of species, distribution, aging and plumages will be presented in a comprehensive and fun way. <text:s/>Study sheets for later field study will also be provided. <text:s/>This class is a prerequisite for the Saturday #216 and Sunday #405 events, Gulls of San Luis Obispo County Field Study.</text:p>
          </table:table-cell>
          <table:table-cell table:number-columns-repeated="998"/>
        </table:table-row>
        <table:table-row table:style-name="ro1">
          <table:table-cell table:style-name="ce2" office:value-type="string" calcext:value-type="string">
            <text:p>141</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5H30M00S" calcext:value-type="time">
            <text:p>15:30:00</text:p>
          </table:table-cell>
          <table:table-cell table:style-name="ce4" office:value-type="time" office:time-value="PT16H30M00S" calcext:value-type="time">
            <text:p>16:30:00</text:p>
          </table:table-cell>
          <table:table-cell table:style-name="ce2" office:value-type="string" calcext:value-type="string">
            <text:p>Presentation</text:p>
          </table:table-cell>
          <table:table-cell table:style-name="ce6" office:value-type="string" calcext:value-type="string">
            <text:p>About the Morro Bay Estuary Program</text:p>
          </table:table-cell>
          <table:table-cell table:style-name="ce2" office:value-type="string" calcext:value-type="string">
            <text:p>Nature</text:p>
          </table:table-cell>
          <table:table-cell table:style-name="ce2" office:value-type="string" calcext:value-type="string">
            <text:p>B,W</text:p>
          </table:table-cell>
          <table:table-cell table:style-name="ce2" office:value-type="string" calcext:value-type="string">
            <text:p>Museum</text:p>
          </table:table-cell>
          <table:table-cell table:style-name="ce2" office:value-type="string" calcext:value-type="string">
            <text:p>MU</text:p>
          </table:table-cell>
          <table:table-cell table:style-name="ce6" office:value-type="string" calcext:value-type="string">
            <text:p>Learning Center</text:p>
          </table:table-cell>
          <table:table-cell table:style-name="ce6" office:value-type="string" calcext:value-type="string">
            <text:p>Rachel Pas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40" calcext:value-type="float">
            <text:p>4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e Morro Bay estuary serves as a vital stopover and wintering ground for migratory birds, and is home to many plants and wildlife that cannot be found anywhere else. The U.S. Congress recognized Morro Bay as an Estuary of National Significance in 1995. It <text:s/>is still considered the largest relatively undisturbed wetland in Central and Southern California. Rachel Pass, NEP Communication and Outreach Coordinator, will show you how the Morro Bay National Estuary Program works to protect and restore this special place.</text:p>
          </table:table-cell>
          <table:table-cell table:number-columns-repeated="998"/>
        </table:table-row>
        <table:table-row table:style-name="ro1">
          <table:table-cell table:style-name="ce2" office:value-type="string" calcext:value-type="string">
            <text:p>142</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5H30M00S" calcext:value-type="time">
            <text:p>15:30:00</text:p>
          </table:table-cell>
          <table:table-cell table:style-name="ce4" office:value-type="time" office:time-value="PT21H00M00S" calcext:value-type="time">
            <text:p>21:00:00</text:p>
          </table:table-cell>
          <table:table-cell table:style-name="ce2" office:value-type="string" calcext:value-type="string">
            <text:p>Field Trip</text:p>
          </table:table-cell>
          <table:table-cell table:style-name="ce6" office:value-type="string" calcext:value-type="string">
            <text:p>Owling Field Trip</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Chris Cameron</text:p>
          </table:table-cell>
          <table:table-cell table:style-name="ce6" office:value-type="string" calcext:value-type="string">
            <text:p>Karl Frank</text:p>
          </table:table-cell>
          <table:table-cell table:style-name="ce6" table:number-columns-repeated="2"/>
          <table:table-cell table:style-name="ce2" office:value-type="string" calcext:value-type="string">
            <text:p>No</text:p>
          </table:table-cell>
          <table:table-cell table:style-name="ce8" office:value-type="float" office:value="50" calcext:value-type="float">
            <text:p>$5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Daytime owls 3:30-5:30 PM.  "Dutch treat" dinner 5:30-6:30 PM.  Nighttime owls 6:30-8:30 PM.  Bus leaves from Community Center at 3:30 PM and returns 9:00ish PM. </text:p>
            <text:p/>
            <text:p>Beginning with daytime owling to hunt for Short-eared and Burrowing Owls and any roosting owls.  We will stop for dinner to share stories as we wait for dark (everyone pays on their own).  After dark, owling in the San Luis Obispo area.  Dress warmly in quiet clothes (no nylon) and be prepared get in and out of the van, walk quietly through mud in the dark, then to stand silently for long periods of time, in freezing cold weather, while it is pitch black, listening for owls!  Sounds like a good time to me! Possibilities: Great Horned, Western Screech, Saw-whet, Short-eared, Barn Owls, poorwill and more.  Heavy rain will cancel field trip, but not workshop.  Travel with leader in van.  Moderate with many in/out of van stops.   Heavy rain will cancel field trip, but not workshop. Leaders for this field trip are Chris Cameron and Karl Frank. Presentation #133 is a prerequisite for this field trip.</text:p>
          </table:table-cell>
          <table:table-cell table:number-columns-repeated="998"/>
        </table:table-row>
        <table:table-row table:style-name="ro1">
          <table:table-cell table:style-name="ce2" office:value-type="string" calcext:value-type="string">
            <text:p>143</text:p>
          </table:table-cell>
          <table:table-cell table:style-name="ce2" office:value-type="string" calcext:value-type="string">
            <text:p>Friday</text:p>
          </table:table-cell>
          <table:table-cell office:value-type="float" office:value="1" calcext:value-type="float">
            <text:p>1</text:p>
          </table:table-cell>
          <table:table-cell table:style-name="ce2" office:value-type="string" calcext:value-type="string">
            <text:p>Retain</text:p>
          </table:table-cell>
          <table:table-cell table:style-name="ce4" office:value-type="time" office:time-value="PT17H00M00S" calcext:value-type="time">
            <text:p>17:00:00</text:p>
          </table:table-cell>
          <table:table-cell table:style-name="ce4" office:value-type="time" office:time-value="PT18H30M00S" calcext:value-type="time">
            <text:p>18:30:00</text:p>
          </table:table-cell>
          <table:table-cell table:style-name="ce2" office:value-type="string" calcext:value-type="string">
            <text:p>Special Event</text:p>
          </table:table-cell>
          <table:table-cell table:style-name="ce6" office:value-type="string" calcext:value-type="string">
            <text:p>Festival Opening Reception</text:p>
          </table:table-cell>
          <table:table-cell table:style-name="ce2" office:value-type="string" calcext:value-type="string">
            <text:p>Birding</text:p>
          </table:table-cell>
          <table:table-cell table:style-name="ce2" office:value-type="string" calcext:value-type="string">
            <text:p>B,W</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BWBF Committee</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300" calcext:value-type="float">
            <text:p>30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Enjoy wine and cheese and meet fellow birders at the Bird Festival Bazaar. <text:s/>Browse through the vendor booths featuring optics, books and CDs, garden art, nature photography and art, woodcarvings, jewelry, conservation and nature organizations and more!</text:p>
          </table:table-cell>
          <table:table-cell table:number-columns-repeated="998"/>
        </table:table-row>
        <table:table-row table:style-name="ro1">
          <table:table-cell table:style-name="ce2" office:value-type="string" calcext:value-type="string">
            <text:p>201</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6H30M00S" calcext:value-type="time">
            <text:p>06:30:00</text:p>
          </table:table-cell>
          <table:table-cell table:style-name="ce4" office:value-type="time" office:time-value="PT17H00M00S" calcext:value-type="time">
            <text:p>17:00:00</text:p>
          </table:table-cell>
          <table:table-cell table:style-name="ce2" office:value-type="string" calcext:value-type="string">
            <text:p>Field Trip</text:p>
          </table:table-cell>
          <table:table-cell table:style-name="ce6" office:value-type="string" calcext:value-type="string">
            <text:p>Condor Country <text:s text:c="2"/></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Steve Schubert</text:p>
          </table:table-cell>
          <table:table-cell table:style-name="ce6" table:number-columns-repeated="3"/>
          <table:table-cell table:style-name="ce2" office:value-type="string" calcext:value-type="string">
            <text:p>Yes</text:p>
          </table:table-cell>
          <table:table-cell table:style-name="ce8" office:value-type="float" office:value="80" calcext:value-type="float">
            <text:p>$8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Ride with Steve Schubert from the Hi Mountain Condor Lookout Project (www.condorlookout.org) through some of California’s primary condor habitat as you make your way to Bittercreek National Wildlife Refuge, a release and supplemental feeding site for captive-bred California Condors. <text:s/>Observations of free-flying condors at Bittercreek NWR are very likely, but of course cannot be guaranteed. <text:s/>You will see a variety of other raptors flying and hunting in and around the grasslands and pinyon pine woodlands of the foothills surrounding the southern San Joaquin Valley; they include eagles, hawks, harriers, falcons and accipiters. <text:s/>The trip will focus on condor biology and the condor recovery program, including radio telemetry tracking demonstrations. <text:s/>Raptors and other wildlife along the way are encountered by traveling from the coast inland through the Cuyama Valley to the rugged mountainous terrain of ‘condor country’, possibly returning by way of the Carrizo Plain. <text:s/>Bring lunch. <text:s/>Moderately easy but many in/out of van stops and short walks. <text:s/>Not recommended for those prone to carsickness.</text:p>
          </table:table-cell>
          <table:table-cell table:number-columns-repeated="998"/>
        </table:table-row>
        <table:table-row table:style-name="ro1">
          <table:table-cell table:style-name="ce2" office:value-type="string" calcext:value-type="string">
            <text:p>202</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0H00M00S" calcext:value-type="time">
            <text:p>10:00:00</text:p>
          </table:table-cell>
          <table:table-cell table:style-name="ce2" office:value-type="string" calcext:value-type="string">
            <text:p>Field Trip</text:p>
          </table:table-cell>
          <table:table-cell table:style-name="ce6" office:value-type="string" calcext:value-type="string">
            <text:p>Bird Banding in Morro Bay</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odi Isaac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0" calcext:value-type="float">
            <text:p>1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MB2</text:p>
          </table:table-cell>
          <table:table-cell table:style-name="ce6" office:value-type="string" calcext:value-type="string">
            <text:p>Observe mist-netted passerines in Morro Bay State Park with Jodi Isaacs, State Parks Environmental Scientist. <text:s/>Discuss identification, analysis and bird-banding data collection techniques. <text:s/>Probable species captured include sparrows (maybe a “large-billed” Savannah Sparrow) and Yellow-rumped Warblers. <text:s/>Rain cancels. &lt;5 miles round trip by personal vehicle. <text:s/>Easy. <text:s/>Same as event #104.</text:p>
          </table:table-cell>
          <table:table-cell table:number-columns-repeated="998"/>
        </table:table-row>
        <table:table-row table:style-name="ro1">
          <table:table-cell table:style-name="ce2" office:value-type="string" calcext:value-type="string">
            <text:p>203</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 the Oceano Lagoon</text:p>
          </table:table-cell>
          <table:table-cell table:style-name="ce2" office:value-type="string" calcext:value-type="string">
            <text:p>Birding</text:p>
          </table:table-cell>
          <table:table-cell table:style-name="ce2" office:value-type="string" calcext:value-type="string">
            <text:p>B</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ich Hansen</text:p>
          </table:table-cell>
          <table:table-cell table:style-name="ce6" office:value-type="string" calcext:value-type="string">
            <text:p>Gary Espiau</text:p>
          </table:table-cell>
          <table:table-cell table:style-name="ce6" table:number-columns-repeated="2"/>
          <table:table-cell table:style-name="ce2" office:value-type="string" calcext:value-type="string">
            <text:p>No</text:p>
          </table:table-cell>
          <table:table-cell table:style-name="ce8" office:value-type="float" office:value="50" calcext:value-type="float">
            <text:p>$5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birders Rich Hansen and Gary Espiau on an easy morning hunt for birds while strolling around the Oceano lagoon area and through the native plant gardens at Pismo State Beach. <text:s/>Search for that elusive songster or water bird and learn about some of the birds' habits and behaviors while you listen and look. <text:s/>Easy level walk. 60 miles round trip by van.</text:p>
          </table:table-cell>
          <table:table-cell table:number-columns-repeated="998"/>
        </table:table-row>
        <table:table-row table:style-name="ro1">
          <table:table-cell table:style-name="ce2" office:value-type="string" calcext:value-type="string">
            <text:p>204</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4H00M00S" calcext:value-type="time">
            <text:p>14:00:00</text:p>
          </table:table-cell>
          <table:table-cell table:style-name="ce2" office:value-type="string" calcext:value-type="string">
            <text:p>Field Trip</text:p>
          </table:table-cell>
          <table:table-cell table:style-name="ce6" office:value-type="string" calcext:value-type="string">
            <text:p>Point Buchon Ecology Field Trip</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Sally Kren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PBEFT1</text:p>
          </table:table-cell>
          <table:table-cell table:style-name="ce6" office:value-type="string" calcext:value-type="string">
            <text:p>Join Sally Krenn, PG&amp;E Biologist, as you explore the spectacular scenic coastline at Point Buchon. <text:s/>Learn the background of this historic ranch and the efforts to regenerate the Bishop pine forest along the ridges overlooking the ocean. <text:s/>Look for marine mammals, gulls and shorebirds -- maybe even a Peregrine Falcon. <text:s/>Bring your camera to capture the striking sea stacks that dot this coastline and peek into a dramatic sink hole. <text:s/>Be prepared for wind and cool weather. 22 miles round trip by personal vehicle. <text:s/>Active four-mile round trip hike. This trip, while the same as # 305, is two hours longer for those who want to walk the entire loop.</text:p>
          </table:table-cell>
          <table:table-cell table:number-columns-repeated="998"/>
        </table:table-row>
        <table:table-row table:style-name="ro1">
          <table:table-cell table:style-name="ce2" office:value-type="string" calcext:value-type="string">
            <text:p>205</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Big Day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n Melcer </text:p>
          </table:table-cell>
          <table:table-cell table:style-name="ce6" table:number-columns-repeated="3"/>
          <table:table-cell table:style-name="ce2" office:value-type="string" calcext:value-type="string">
            <text:p>Yes</text:p>
          </table:table-cell>
          <table:table-cell table:style-name="ce8" office:value-type="float" office:value="70" calcext:value-type="float">
            <text:p>$7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14" calcext:value-type="float">
            <text:p>14</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D2</text:p>
          </table:table-cell>
          <table:table-cell table:style-name="ce6" office:value-type="string" calcext:value-type="string">
            <text:p>See loons to sparrows with Ron Melcer on this full day of birding the area. <text:s/>Pace to be determined by the leader based on the desires of the group, but expect a rather fast-paced day, seeing over 100 species, including specialties and rarities. <text:s/>Travel with leader in van. <text:s/>Bring lunch. <text:s/>Easy but many in/out of van stops. <text:s/>Same as event #102.</text:p>
          </table:table-cell>
          <table:table-cell table:number-columns-repeated="998"/>
        </table:table-row>
        <table:table-row table:style-name="ro1">
          <table:table-cell table:style-name="ce2" office:value-type="string" calcext:value-type="string">
            <text:p>206</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Big Pelagic: Birds &amp; Whales</text:p>
          </table:table-cell>
          <table:table-cell table:style-name="ce2" office:value-type="string" calcext:value-type="string">
            <text:p>Birding</text:p>
          </table:table-cell>
          <table:table-cell table:style-name="ce2"/>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Tom Edell</text:p>
          </table:table-cell>
          <table:table-cell table:style-name="ce6" office:value-type="string" calcext:value-type="string">
            <text:p>Brad Schram</text:p>
          </table:table-cell>
          <table:table-cell table:style-name="ce6" office:value-type="string" calcext:value-type="string">
            <text:p>Curtis Marantz</text:p>
          </table:table-cell>
          <table:table-cell table:style-name="ce6" office:value-type="string" calcext:value-type="string">
            <text:p>Tom Benson</text:p>
          </table:table-cell>
          <table:table-cell table:style-name="ce2" office:value-type="string" calcext:value-type="string">
            <text:p>Yes</text:p>
          </table:table-cell>
          <table:table-cell table:style-name="ce8" office:value-type="float" office:value="100" calcext:value-type="float">
            <text:p>$10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39" calcext:value-type="float">
            <text:p>39</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Spend a day at sea with Tom Edell, Brad Schram, Curtis Marantz and Tom Benson searching for albatross, shearwaters, kittiwakes, alcids, jaegers, gray whales and much more. <text:s/>Meet at the Community Center and travel by personal vehicle to the boat. <text:s/>Dress for cold and wind, including gloves. <text:s/>The boat is typically used for fishing; no outdoor seating. <text:s/>There is seating available in the cabin, as well as snacks and drinks for sale. <text:s/>Bring lunch, liquids and sunscreen, and take motion sickness medication before arriving. <text:s/>Note that the boat does not wait for late arrivals. Participants will meet at Morro Bay Landing, 1213 Embarcadero, Morro Bay. (Phone 805-771-5500.) Weather conditions may cancel.</text:p>
          </table:table-cell>
          <table:table-cell table:number-columns-repeated="998"/>
        </table:table-row>
        <table:table-row table:style-name="ro1">
          <table:table-cell table:style-name="ce2" office:value-type="string" calcext:value-type="string">
            <text:p>207</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15M00S" calcext:value-type="time">
            <text:p>07:1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San Luis Creek Mouth and Cal Poly Pier</text:p>
          </table:table-cell>
          <table:table-cell table:style-name="ce2" office:value-type="string" calcext:value-type="string">
            <text:p>Nature</text:p>
          </table:table-cell>
          <table:table-cell table:style-name="ce2" office:value-type="string" calcext:value-type="string">
            <text:p>B,W</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ichele Roest</text:p>
          </table:table-cell>
          <table:table-cell table:style-name="ce6" office:value-type="string" calcext:value-type="string">
            <text:p>Ken Hiller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Cal Poly Biology professor Ken Hillers and biologist Michele Roest in Avila Beach to see shorebirds and water birds. <text:s/>You will start by walking to the end of the Cal Poly Pier (normally closed to the public), which extends half a mile into San Luis Bay. <text:s/>There you may expect wintering water birds, as well as other marine life, and you’ll learn a little about the research being done by Cal Poly at the Pier. <text:s/>Then walk to the mouth of San Luis Obispo Creek where you can expect to see a variety of shorebirds. <text:s/>Total walking distance will be 2 miles, all on paved surfaces, though closed-toed shoes are a must. <text:s/>Minimum age for trip is 14. <text:s/>The pier is accessible to people in wheelchairs, but not suitable for canes, tripods or walkers. 50 miles round trip by personal vehicle.</text:p>
          </table:table-cell>
          <table:table-cell table:number-columns-repeated="998"/>
        </table:table-row>
        <table:table-row table:style-name="ro1">
          <table:table-cell table:style-name="ce2" office:value-type="string" calcext:value-type="string">
            <text:p>208</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15M00S" calcext:value-type="time">
            <text:p>07:15:00</text:p>
          </table:table-cell>
          <table:table-cell table:style-name="ce4" office:value-type="time" office:time-value="PT14H00M00S" calcext:value-type="time">
            <text:p>14:00:00</text:p>
          </table:table-cell>
          <table:table-cell table:style-name="ce2" office:value-type="string" calcext:value-type="string">
            <text:p>Field Trip</text:p>
          </table:table-cell>
          <table:table-cell table:style-name="ce6" office:value-type="string" calcext:value-type="string">
            <text:p>Explore North Coast Birding</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Karen Clarke </text:p>
          </table:table-cell>
          <table:table-cell table:style-name="ce6" office:value-type="string" calcext:value-type="string">
            <text:p>Gale Kordowski</text:p>
          </table:table-cell>
          <table:table-cell table:style-name="ce6" table:number-columns-repeated="2"/>
          <table:table-cell table:style-name="ce2" office:value-type="string" calcext:value-type="string">
            <text:p>Yes</text:p>
          </table:table-cell>
          <table:table-cell table:style-name="ce8" office:value-type="float" office:value="20" calcext:value-type="float">
            <text:p>$20.00</text:p>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ENCB2</text:p>
          </table:table-cell>
          <table:table-cell table:style-name="ce6" office:value-type="string" calcext:value-type="string">
            <text:p>Visit spots along the rugged North Coast with Karen Clarke and Gale Kordowski to look for Surfbirds, turnstones, Snowy Plovers, scoters, mergansers, loons, grebes, gulls and more. <text:s/>Also expect to see a variety of raptors, including Peregrine Falcons, Golden Eagles, Ferruginous Hawks and Burrowing Owls. <text:s/>Stop for a private lunch in Cambria at a "quaint" seafood restaurant (cost included in trip) before driving back to Morro Bay. <text:s/>60 miles round trip by personal vehicle. <text:s/>Moderate. <text:s/>Same as event #105.</text:p>
          </table:table-cell>
          <table:table-cell table:number-columns-repeated="998"/>
        </table:table-row>
        <table:table-row table:style-name="ro1">
          <table:table-cell table:style-name="ce2" office:value-type="string" calcext:value-type="string">
            <text:p>209</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15M00S" calcext:value-type="time">
            <text:p>07:15: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Hiking Big Day</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ike Stiles <text: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Leave the fossil fuels untouched and walk with leader Mike Stiles through the Morro Bay area! <text:s/>This day can make you and the environment feel good. <text:s/>Bird a variety of habitats; <text:s/>80+ species are possible. <text:s/>Walking will be slow-paced, mostly level, with many stops, but expect to walk 6-8 miles. <text:s/>Bring a day pack, lunch, and water; wear layered clothing and comfortable walking shoes.</text:p>
          </table:table-cell>
          <table:table-cell table:number-columns-repeated="998"/>
        </table:table-row>
        <table:table-row table:style-name="ro1">
          <table:table-cell table:style-name="ce2" office:value-type="string" calcext:value-type="string">
            <text:p>210</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1H30M00S" calcext:value-type="time">
            <text:p>11:30:00</text:p>
          </table:table-cell>
          <table:table-cell table:style-name="ce2" office:value-type="string" calcext:value-type="string">
            <text:p>Field Trip</text:p>
          </table:table-cell>
          <table:table-cell table:style-name="ce6" office:value-type="string" calcext:value-type="string">
            <text:p>Birds Sounds Field Study</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y Poucher</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SW2</text:p>
          </table:table-cell>
          <table:table-cell table:style-name="ce6" office:value-type="string" calcext:value-type="string">
            <text:p>Join Roy Poucher in the field for the “hands-on” companion to the Bird Sounds Workshop on Friday afternoon. The goal is to solidify the general principles explored on Friday, and provide practical experience with field identification of specific Morro Bay bird songs and calls. We will primarily be standing at different locations for short time segments, silently noting on paper what bird sounds we are individually hearing, then, as a group, discussing these sounds. Though useful, binoculars are not necessary! Notebooks will be needed. The Friday afternoon Bird Sounds Workshop #030 is a prerequisite for this event. Total walking distance will be about 1.2 miles. Easy. Travel by personal vehicle &lt;15 miles round trip from Community Center. Same as event #306.</text:p>
          </table:table-cell>
          <table:table-cell table:number-columns-repeated="998"/>
        </table:table-row>
        <table:table-row table:style-name="ro1">
          <table:table-cell table:style-name="ce2" office:value-type="string" calcext:value-type="string">
            <text:p>211</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New</text:p>
          </table:table-cell>
          <table:table-cell table:style-name="ce4" office:value-type="time" office:time-value="PT07H30M00S" calcext:value-type="time">
            <text:p>07:30:00</text:p>
          </table:table-cell>
          <table:table-cell table:style-name="ce4" office:value-type="time" office:time-value="PT11H30M00S" calcext:value-type="time">
            <text:p>11:30:00</text:p>
          </table:table-cell>
          <table:table-cell table:style-name="ce2" office:value-type="string" calcext:value-type="string">
            <text:p>Presentation/Field Trip</text:p>
          </table:table-cell>
          <table:table-cell table:style-name="ce6" office:value-type="string" calcext:value-type="string">
            <text:p>Delving into the Mysteries of Sparrow Identification and Natural History - Field Trip</text:p>
          </table:table-cell>
          <table:table-cell table:style-name="ce2" office:value-type="string" calcext:value-type="string">
            <text:p>Birding</text:p>
          </table:table-cell>
          <table:table-cell table:style-name="ce2" office:value-type="string" calcext:value-type="string">
            <text:p>B</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David Jaffee</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Biologist David Jaffee for this Sparrow Presentation and Field Trip. <text:s/>The Friday seminar is designed for folks interested in exploring the veil of secrecy shrouding LBB’s (little brown birds) and will be generally geared towards beginner ‘delvers’, although all are welcome. The field trip portion will visit a nearby site to implement our newly acquired skills to identify sparrows as well as other birds along the way. <text:s/>Travel in your personal vehicle to a site chosen by the leader.</text:p>
          </table:table-cell>
          <table:table-cell table:number-columns-repeated="998"/>
        </table:table-row>
        <table:table-row table:style-name="ro1">
          <table:table-cell table:style-name="ce2" office:value-type="string" calcext:value-type="string">
            <text:p>212</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Estero Bluffs for New Birder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ick Austi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table:table-cell table:style-name="ce6" office:value-type="string" calcext:value-type="string">
            <text:p>Join leader Rick Austin for a slow-paced walk of 1.5-2 miles along a beautiful and wild ocean bluff trail. <text:s/>Expect rock-loving shorebirds such as Black and Ruddy Turnstones, Surfbirds, Whimbrels, scoters, terns, gulls and maybe a Harlequin Duck. 20 miles round trip by personal vehicle. <text:s/>Moderate.</text:p>
          </table:table-cell>
          <table:table-cell table:number-columns-repeated="998"/>
        </table:table-row>
        <table:table-row table:style-name="ro1">
          <table:table-cell table:style-name="ce2" office:value-type="string" calcext:value-type="string">
            <text:p>213</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Montaña de Oro Campground, Cove &amp; Bluff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ay Carroll</text:p>
          </table:table-cell>
          <table:table-cell table:style-name="ce6" office:value-type="string" calcext:value-type="string">
            <text:p>Bert Townsend</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DO1</text:p>
          </table:table-cell>
          <table:table-cell table:style-name="ce6" office:value-type="string" calcext:value-type="string">
            <text:p>Bird with Jay Carroll and Bert Townsend in a spectacular 8,600-acre state park with untamed coastline and coastal uplands. <text:s/>Expect rocky-shore shorebirds, water birds, raptors, and passerines in various habitats. <text:s/>Includes 1-2 miles of slow walking. 20 miles round trip by personal vehicle. <text:s/>Moderate. <text:s/>Same as events #312 &amp; #411.</text:p>
          </table:table-cell>
          <table:table-cell table:number-columns-repeated="998"/>
        </table:table-row>
        <table:table-row table:style-name="ro1">
          <table:table-cell table:style-name="ce2" office:value-type="string" calcext:value-type="string">
            <text:p>214</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Raptors of Sunshine Ranch </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Kara Hagedorn</text:p>
          </table:table-cell>
          <table:table-cell table:style-name="ce6" office:value-type="string" calcext:value-type="string">
            <text:p>Ralph Cas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6" calcext:value-type="float">
            <text:p>16</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Come experience Sunshine Ranch with leaders Kara Hagedorn and Ralph Cass. The ranch is a unique area between Santa Margarita and Atascadero. <text:s/>Meet Sunshine, an injured Red-tailed Hawk, and learn about identification and adaptations of raptors that live in the area. Spend time with Sunshine and then do an easy one-mile walk along the border of the ranch, identifying birds along the way. <text:s/>The grasslands, riparian area and pond always bring surprises. 40 miles round trip by personal vehicle. <text:s/>Easy.</text:p>
          </table:table-cell>
          <table:table-cell table:number-columns-repeated="998"/>
        </table:table-row>
        <table:table-row table:style-name="ro1">
          <table:table-cell table:style-name="ce2" office:value-type="string" calcext:value-type="string">
            <text:p>215</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0H00M00S" calcext:value-type="time">
            <text:p>10:00:00</text:p>
          </table:table-cell>
          <table:table-cell table:style-name="ce2" office:value-type="string" calcext:value-type="string">
            <text:p>Presentation/Field Trip</text:p>
          </table:table-cell>
          <table:table-cell table:style-name="ce6" office:value-type="string" calcext:value-type="string">
            <text:p>PhoneScoping</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Lounge</text:p>
          </table:table-cell>
          <table:table-cell table:style-name="ce6" office:value-type="string" calcext:value-type="string">
            <text:p>Bruce Webb</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8" calcext:value-type="float">
            <text:p>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PS1</text:p>
          </table:table-cell>
          <table:table-cell table:style-name="ce6" office:value-type="string" calcext:value-type="string">
            <text:p>The latest fun way to document your sightings is with the camera in your smartphone (preferably iPhone). <text:s/>Join Bruce Webb, Swarovski Optik Field Tech, in a two-hour PhoneScoping field workshop to improve your technique. <text:s/>Bruce will have smartphone adapters to fit several kinds of scopes, including Kowa, Leica, etc. <text:s/>He will also have some of Swarovski's latest spotting scopes for you to test. <text:s/>Bring your own phone adapter, manufacturer’s earphones and scope if possible. Travel by personal vehicle to a nearby field site to PhoneScope birds. <text:s/>Easy. Same as event #314.</text:p>
          </table:table-cell>
          <table:table-cell table:number-columns-repeated="998"/>
        </table:table-row>
        <table:table-row table:style-name="ro1">
          <table:table-cell table:style-name="ce2" office:value-type="string" calcext:value-type="string">
            <text:p>216</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0H30M00S" calcext:value-type="time">
            <text:p>10:30:00</text:p>
          </table:table-cell>
          <table:table-cell table:style-name="ce2" office:value-type="string" calcext:value-type="string">
            <text:p>Field Trip</text:p>
          </table:table-cell>
          <table:table-cell table:style-name="ce6" office:value-type="string" calcext:value-type="string">
            <text:p>Gulls of San Luis Obispo County Field Study</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Kaaren Perry</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6" calcext:value-type="float">
            <text:p>16</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GSLOC2</text:p>
          </table:table-cell>
          <table:table-cell table:style-name="ce6" office:value-type="string" calcext:value-type="string">
            <text:p>Enjoy a fun morning of birding with Kaaren Perry and focus on the study of our local gulls. <text:s/>Have a chance to practice identifying and talk a little more about aging the various gull species that will be easily viewable from the shore. <text:s/>Binoculars are necessary and scopes are recommended but not required. <text:s/>The Friday afternoon Gulls of San Luis Obispo County workshop #140 is a prerequisite for this event. <text:s/>Easy. <text:s/>Travel by personal vehicle. <text:s/>Same as event #405.</text:p>
          </table:table-cell>
          <table:table-cell table:number-columns-repeated="998"/>
        </table:table-row>
        <table:table-row table:style-name="ro1">
          <table:table-cell table:style-name="ce2" office:value-type="string" calcext:value-type="string">
            <text:p>217</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1H00M00S" calcext:value-type="time">
            <text:p>11:00:00</text:p>
          </table:table-cell>
          <table:table-cell table:style-name="ce2" office:value-type="string" calcext:value-type="string">
            <text:p>Field Trip</text:p>
          </table:table-cell>
          <table:table-cell table:style-name="ce6" office:value-type="string" calcext:value-type="string">
            <text:p>Kayaking</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John Flaherty</text:p>
          </table:table-cell>
          <table:table-cell table:style-name="ce6" office:value-type="string" calcext:value-type="string">
            <text:p>Virginia Flaherty</text:p>
          </table:table-cell>
          <table:table-cell table:style-name="ce6" table:number-columns-repeated="2"/>
          <table:table-cell table:style-name="ce2" office:value-type="string" calcext:value-type="string">
            <text:p>Yes</text:p>
          </table:table-cell>
          <table:table-cell table:style-name="ce8" office:value-type="float" office:value="45" calcext:value-type="float">
            <text:p>$45.00</text:p>
          </table:table-cell>
          <table:table-cell table:style-name="ce9" office:value-type="string" calcext:value-type="string">
            <text:p>Yes</text:p>
          </table:table-cell>
          <table:table-cell table:style-name="ce2" office:value-type="string" calcext:value-type="string">
            <text:p>Kayak</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K2</text:p>
          </table:table-cell>
          <table:table-cell table:style-name="ce6"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Same as events #118, #227, #330 &amp; #406.</text:p>
          </table:table-cell>
          <table:table-cell table:number-columns-repeated="998"/>
        </table:table-row>
        <table:table-row table:style-name="ro1">
          <table:table-cell table:style-name="ce2" office:value-type="string" calcext:value-type="string">
            <text:p>218</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Fiscalini Ranch</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Bob Keally</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FR1</text:p>
          </table:table-cell>
          <table:table-cell table:style-name="ce6" office:value-type="string" calcext:value-type="string">
            <text:p>Bird with Bob Keally on Cambria's Fiscalini Ranch on a moderate (244 feet elevation gain) three-mile hike through grassland, mixed oak/Monterey pine forest and coastal bluffs. <text:s/>Expect a diversity of birds, including sparrows, birds of prey, Pygmy Nuthatches and rocky shore shorebirds. <text:s/>Pace will be determined by leader and desires of the group. 50 miles round trip by personal vehicle. <text:s/>Moderate. <text:s/>Same as event #408.</text:p>
          </table:table-cell>
          <table:table-cell table:number-columns-repeated="998"/>
        </table:table-row>
        <table:table-row table:style-name="ro1">
          <table:table-cell table:style-name="ce2" office:value-type="string" calcext:value-type="string">
            <text:p>219</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Morro Strand Shorebird Stroll</text:p>
          </table:table-cell>
          <table:table-cell table:style-name="ce2" office:value-type="string" calcext:value-type="string">
            <text:p>Birding</text:p>
          </table:table-cell>
          <table:table-cell table:style-name="ce2"/>
          <table:table-cell table:style-name="ce2" office:value-type="string" calcext:value-type="string">
            <text:p>Cloisters</text:p>
          </table:table-cell>
          <table:table-cell table:style-name="ce2" office:value-type="string" calcext:value-type="string">
            <text:p>CL</text:p>
          </table:table-cell>
          <table:table-cell table:style-name="ce6"/>
          <table:table-cell table:style-name="ce6" office:value-type="string" calcext:value-type="string">
            <text:p>Lucien Plauzole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SSS1</text:p>
          </table:table-cell>
          <table:table-cell table:style-name="ce6" office:value-type="string" calcext:value-type="string">
            <text:p>Join Lucien Plauzoles of Santa Monica Bay Audubon Society for a level stroll past a pond, through coastal scrub, and then onto sandy beach. <text:s/>Observe ducks, herons, gulls, terns, grebes and several species of shorebirds including Snowy Plovers for a slow-paced stroll on Morro Strand. <text:s/>Moderate 1.5-2 mile walk with some soft sand. <text:s/>Meet in the Azure Street parking lot: from Hwy 1 at the north end of Morro Bay, turn west at the San Jacinto traffic light; at the dead end, make a short jog to the left then right into the parking lot. <text:s/>Same as event #315.</text:p>
          </table:table-cell>
          <table:table-cell table:number-columns-repeated="998"/>
        </table:table-row>
        <table:table-row table:style-name="ro1">
          <table:table-cell table:style-name="ce2" office:value-type="string" calcext:value-type="string">
            <text:p>220</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15M00S" calcext:value-type="time">
            <text:p>08:1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Estero Bluffs for Intermediates</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arlin Harms</text:p>
          </table:table-cell>
          <table:table-cell table:style-name="ce6" office:value-type="string" calcext:value-type="string">
            <text:p>Rick Derevan</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table:table-cell table:style-name="ce6" office:value-type="string" calcext:value-type="string">
            <text:p>Join leaders Marlin Harms and Rick Derevan for intermediate/advanced birding on a walk of 1.5-2 miles along a beautiful and wild ocean bluff trail. <text:s/>Expect rock-loving shorebirds such as Black and Ruddy Turnstones, Surfbirds, Whimbrels, scoters, terns, gulls and maybe a Harlequin Duck. 20 miles round trip by personal vehicle. <text:s/>Moderate.</text:p>
          </table:table-cell>
          <table:table-cell table:number-columns-repeated="998"/>
        </table:table-row>
        <table:table-row table:style-name="ro1">
          <table:table-cell table:style-name="ce2" office:value-type="string" calcext:value-type="string">
            <text:p>221</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15M00S" calcext:value-type="time">
            <text:p>08:1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Songbirds in the Pines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andy Bello</text:p>
          </table:table-cell>
          <table:table-cell table:style-name="ce6" office:value-type="string" calcext:value-type="string">
            <text:p>Rouvaishyana</text:p>
          </table:table-cell>
          <table:table-cell table:style-name="ce6" office:value-type="string" calcext:value-type="string">
            <text:p>Louise Bello</text:p>
          </table:table-cell>
          <table:table-cell table:style-name="ce6"/>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ake a short drive to pine woods on the slopes of Black Hill in Morro Bay, where you will hike trails searching for towhees, finches, woodpeckers and other birds of this habitat with Museum of Natural History Manager Rouvaishyana, State Parks Docent Randy Bello and State Parks Volunteer Louise Bello. <text:s/>Easy to moderate hiking for advanced beginner to intermediate birders. <text:s/>&lt;5 miles round trip by personal vehicle. <text:s/>Easy.</text:p>
          </table:table-cell>
          <table:table-cell table:number-columns-repeated="998"/>
        </table:table-row>
        <table:table-row table:style-name="ro1">
          <table:table-cell table:style-name="ce2" office:value-type="string" calcext:value-type="string">
            <text:p>222</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1H30M00S" calcext:value-type="time">
            <text:p>11:30:00</text:p>
          </table:table-cell>
          <table:table-cell table:style-name="ce2" office:value-type="string" calcext:value-type="string">
            <text:p>Field Trip</text:p>
          </table:table-cell>
          <table:table-cell table:style-name="ce6" office:value-type="string" calcext:value-type="string">
            <text:p>Coastal Cove, Bluff and Tidepool Ecology</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Dean Thompso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environmental educator Dean Thompson on a pleasant and mostly level natural history walk along the Bluff Trail at Montana de Oro State Park for magnificent views and to see a variety of rocky shoreline birds such as Brown Pelicans, Black Oystercatchers, turnstones, various cormorants and sparrows and more. <text:s/>Expect to observe marine life such as harbor seals and sea otters, and maybe see whales spouting. <text:s/>Weather permitting, explore the rocky intertidal / tide pool ecosystem. 20 miles round trip by personal vehicle. <text:s/>2-mile walk. <text:s/>Easy.</text:p>
          </table:table-cell>
          <table:table-cell table:number-columns-repeated="998"/>
        </table:table-row>
        <table:table-row table:style-name="ro1">
          <table:table-cell table:style-name="ce2" office:value-type="string" calcext:value-type="string">
            <text:p>223</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Presentation/Field Trip</text:p>
          </table:table-cell>
          <table:table-cell table:style-name="ce6" office:value-type="string" calcext:value-type="string">
            <text:p>A Morning with the Monarchs</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Multipurpose Room</text:p>
          </table:table-cell>
          <table:table-cell table:style-name="ce6" office:value-type="string" calcext:value-type="string">
            <text:p>Jessica Griffith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30" calcext:value-type="float">
            <text:p>3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Jessica Griffiths for a morning with monarch butterflies. <text:s/>Like birds, monarch butterflies embark on an incredible migration, and tens of thousands of them spend the winter on the Central Coast. <text:s/>The morning will start with a short indoor presentation, going over the basics of monarch biology and behavior. <text:s/>The group will then travel by personal vehicle to a monarch butterfly overwintering site and see clustering monarchs. <text:s/>Bring your cameras! <text:s text:c="2"/>While at the overwintering site, Jessica will give a demonstration of how scientists count overwintering monarchs--and participants can give counting a try, too. <text:s/>The group will bird around the monarch grove for raptors, hummingbirds and winter warblers. <text:s/>The field site will depend on where the monarchs are clustering at the time. Travel by personal vehicle &lt; 50 miles round trip. Easy.</text:p>
          </table:table-cell>
          <table:table-cell table:number-columns-repeated="998"/>
        </table:table-row>
        <table:table-row table:style-name="ro1">
          <table:table-cell table:style-name="ce2" office:value-type="string" calcext:value-type="string">
            <text:p>224</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 El Chorro Regional Park</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Karl Frank</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ECRP1</text:p>
          </table:table-cell>
          <table:table-cell table:style-name="ce6" office:value-type="string" calcext:value-type="string">
            <text:p>Bird with Karl Frank in a regional park that has riparian, oak woodland and open space habitats. <text:s/>Expect to see raptors and passerines. <text:s/>Focus will be on birding by ear as well as by eye. <text:s/>Beginners welcome! <text:s/>Includes 1-2 miles of level walking. 15 miles round trip by personal vehicle. <text:s/>Easy. <text:s/>Same as event #308.</text:p>
          </table:table-cell>
          <table:table-cell table:number-columns-repeated="998"/>
        </table:table-row>
        <table:table-row table:style-name="ro1">
          <table:table-cell table:style-name="ce2" office:value-type="string" calcext:value-type="string">
            <text:p>225</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Explore Elfin Forest &amp; Sweet Spring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Steve Griffith</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Bird with Steve Griffith in area parklands through a variety of habitats including riparian, oak woodland and bay overlooks. <text:s/>We expect to see raptors, passerines and shorebirds in this easy-paced walk. <text:s/>Beginners welcome! <text:s/>The Elfin Forest and portions of the Sweet Springs locations are accessible to people in wheelchairs or using walkers and canes. <text:s/>Total walking distance will be about 1.2 miles. <text:s/>15 miles round trip by personal vehicle. <text:s/>Easy.</text:p>
          </table:table-cell>
          <table:table-cell table:number-columns-repeated="998"/>
        </table:table-row>
        <table:table-row table:style-name="ro1">
          <table:table-cell table:style-name="ce2" office:value-type="string" calcext:value-type="string">
            <text:p>226</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0H45M00S" calcext:value-type="time">
            <text:p>10:45:00</text:p>
          </table:table-cell>
          <table:table-cell table:style-name="ce2" office:value-type="string" calcext:value-type="string">
            <text:p>Field Trip</text:p>
          </table:table-cell>
          <table:table-cell table:style-name="ce6" office:value-type="string" calcext:value-type="string">
            <text:p>Bay Birding Photo Cruise </text:p>
          </table:table-cell>
          <table:table-cell table:style-name="ce2" office:value-type="string" calcext:value-type="string">
            <text:p>Birding</text:p>
          </table:table-cell>
          <table:table-cell table:style-name="ce2" office:value-type="string" calcext:value-type="string">
            <text:p>B</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Dave Keeling</text:p>
          </table:table-cell>
          <table:table-cell table:style-name="ce6" table:number-columns-repeated="3"/>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PC2</text:p>
          </table:table-cell>
          <table:table-cell table:style-name="ce6"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Dress warmly. <text:s/>No tripods. <text:s/>Meet at Sub Sea Tours at Marina Square, 699 Embarcadero #9. <text:s/>Easy. Children 12 and under must be accompanied by an adult. Same as events #116 &amp; #326.</text:p>
          </table:table-cell>
          <table:table-cell table:number-columns-repeated="998"/>
        </table:table-row>
        <table:table-row table:style-name="ro1">
          <table:table-cell table:style-name="ce2" office:value-type="string" calcext:value-type="string">
            <text:p>227</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Kayaking</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John Flaherty</text:p>
          </table:table-cell>
          <table:table-cell table:style-name="ce6" office:value-type="string" calcext:value-type="string">
            <text:p>Virginia Flaherty</text:p>
          </table:table-cell>
          <table:table-cell table:style-name="ce6" table:number-columns-repeated="2"/>
          <table:table-cell table:style-name="ce2" office:value-type="string" calcext:value-type="string">
            <text:p>Yes</text:p>
          </table:table-cell>
          <table:table-cell table:style-name="ce8" office:value-type="float" office:value="45" calcext:value-type="float">
            <text:p>$45.00</text:p>
          </table:table-cell>
          <table:table-cell table:style-name="ce9" office:value-type="string" calcext:value-type="string">
            <text:p>Yes</text:p>
          </table:table-cell>
          <table:table-cell table:style-name="ce2" office:value-type="string" calcext:value-type="string">
            <text:p>Kayak</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K3</text:p>
          </table:table-cell>
          <table:table-cell table:style-name="ce6"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118, #217, #330 &amp; #406.</text:p>
          </table:table-cell>
          <table:table-cell table:number-columns-repeated="998"/>
        </table:table-row>
        <table:table-row table:style-name="ro1">
          <table:table-cell table:style-name="ce2" office:value-type="string" calcext:value-type="string">
            <text:p>228</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New</text:p>
          </table:table-cell>
          <table:table-cell table:style-name="ce4" office:value-type="time" office:time-value="PT10H00M00S" calcext:value-type="time">
            <text:p>10:00:00</text:p>
          </table:table-cell>
          <table:table-cell table:style-name="ce4" office:value-type="time" office:time-value="PT11H45M00S" calcext:value-type="time">
            <text:p>11:45:00</text:p>
          </table:table-cell>
          <table:table-cell table:style-name="ce2" office:value-type="string" calcext:value-type="string">
            <text:p>Field Trip</text:p>
          </table:table-cell>
          <table:table-cell table:style-name="ce6" office:value-type="string" calcext:value-type="string">
            <text:p>Morro Bay Up Close</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John McCabe</text:p>
          </table:table-cell>
          <table:table-cell table:style-name="ce6" office:value-type="string" calcext:value-type="string">
            <text:p>Capt. Stew</text:p>
          </table:table-cell>
          <table:table-cell table:style-name="ce6" table:number-columns-repeated="2"/>
          <table:table-cell table:style-name="ce2" office:value-type="string" calcext:value-type="string">
            <text:p>No</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BUC2</text:p>
          </table:table-cell>
          <table:table-cell table:style-name="ce6"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text:s/>Meet at Morro Bay Landing; address is 1213 Embarcadero, Morro Bay. Children 12 and under must be accompanied by an adult. Same as events #120, #332 &amp; #414.</text:p>
          </table:table-cell>
          <table:table-cell table:number-columns-repeated="998"/>
        </table:table-row>
        <table:table-row table:style-name="ro1">
          <table:table-cell table:style-name="ce2" office:value-type="string" calcext:value-type="string">
            <text:p>229</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0H00M00S" calcext:value-type="time">
            <text:p>10:00:00</text:p>
          </table:table-cell>
          <table:table-cell table:style-name="ce4" office:value-type="time" office:time-value="PT12H00M00S" calcext:value-type="time">
            <text:p>12:00:00</text:p>
          </table:table-cell>
          <table:table-cell table:style-name="ce2" office:value-type="string" calcext:value-type="string">
            <text:p>Presentation</text:p>
          </table:table-cell>
          <table:table-cell table:style-name="ce6" office:value-type="string" calcext:value-type="string">
            <text:p>Field Recording Basics</text:p>
          </table:table-cell>
          <table:table-cell table:style-name="ce2" office:value-type="string" calcext:value-type="string">
            <text:p>Birding</text:p>
          </table:table-cell>
          <table:table-cell table:style-name="ce2" office:value-type="string" calcext:value-type="string">
            <text:p>B,W</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Lounge</text:p>
          </table:table-cell>
          <table:table-cell table:style-name="ce6" office:value-type="string" calcext:value-type="string">
            <text:p>Tom Grave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40" calcext:value-type="float">
            <text:p>4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Having a birding by ear expert with you every time you’re out would be great, but with smaller higher quality recording devices, you can bring home bird sounds and ID them yourself with careful study. <text:s/>Or email your recording to an expert if you get stumped. In this presentation, Tom Graves will talk about field recording basics, resources to help with identification, mnemonics to help you get a handle on the sounds and how to manage your recordings. And you’ll practice with some of Tom's recordings. Audience participation is a must: share your favorite memory tricks, describe the sounds, mimic the sounds, have fun!</text:p>
          </table:table-cell>
          <table:table-cell table:number-columns-repeated="998"/>
        </table:table-row>
        <table:table-row table:style-name="ro1">
          <table:table-cell table:style-name="ce2" office:value-type="string" calcext:value-type="string">
            <text:p>230</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4H30M00S" calcext:value-type="time">
            <text:p>14:30:00</text:p>
          </table:table-cell>
          <table:table-cell table:style-name="ce2" office:value-type="string" calcext:value-type="string">
            <text:p>Field Trip</text:p>
          </table:table-cell>
          <table:table-cell table:style-name="ce6" office:value-type="string" calcext:value-type="string">
            <text:p>Snowy Plovers in the Field</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egena Orr</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SP2</text:p>
          </table:table-cell>
          <table:table-cell table:style-name="ce6" office:value-type="string" calcext:value-type="string">
            <text:p>Join Regena Orr, Environmental Scientist for California State Parks, as you explore the beach for Western Snowy Plover and learn about their habits. <text:s/>Hear the life history of this small bird and why it is listed as a Federally Threatened Species. <text:s/>(www.westernsnowyplover.org) <text:s/>Up to 20 miles round trip by personal vehicle. <text:s/>Moderate. <text:s/>Same as event #125.</text:p>
          </table:table-cell>
          <table:table-cell table:number-columns-repeated="998"/>
        </table:table-row>
        <table:table-row table:style-name="ro1">
          <table:table-cell table:style-name="ce2" office:value-type="string" calcext:value-type="string">
            <text:p>231</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4H45M00S" calcext:value-type="time">
            <text:p>14:45:00</text:p>
          </table:table-cell>
          <table:table-cell table:style-name="ce2" office:value-type="string" calcext:value-type="string">
            <text:p>Field Trip</text:p>
          </table:table-cell>
          <table:table-cell table:style-name="ce6" office:value-type="string" calcext:value-type="string">
            <text:p>Bay Birding Cruise</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Claudia Freitas</text:p>
          </table:table-cell>
          <table:table-cell table:style-name="ce6" office:value-type="string" calcext:value-type="string">
            <text:p>Robbie Revel</text:p>
          </table:table-cell>
          <table:table-cell table:style-name="ce6" table:number-columns-repeated="2"/>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Waiting to find leader</text:p>
          </table:table-cell>
          <table:table-cell table:style-name="ce9" office:value-type="string" calcext:value-type="string">
            <text:p>Yes</text:p>
          </table:table-cell>
          <table:table-cell table:style-name="ce2" office:value-type="string" calcext:value-type="string">
            <text:p>BBC2</text:p>
          </table:table-cell>
          <table:table-cell table:style-name="ce6" office:value-type="string" calcext:value-type="string">
            <text:p>Enjoy a leisurely boating tour of the bay and estuary with State Park docents Claudia Freitas and Robbie Revel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139, #241, #333, #341 &amp; #413.</text:p>
          </table:table-cell>
          <table:table-cell table:number-columns-repeated="998"/>
        </table:table-row>
        <table:table-row table:style-name="ro1">
          <table:table-cell table:style-name="ce2" office:value-type="string" calcext:value-type="string">
            <text:p>232</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5H00M00S" calcext:value-type="time">
            <text:p>15:00:00</text:p>
          </table:table-cell>
          <table:table-cell table:style-name="ce2" office:value-type="string" calcext:value-type="string">
            <text:p>Field Trip</text:p>
          </table:table-cell>
          <table:table-cell table:style-name="ce6" office:value-type="string" calcext:value-type="string">
            <text:p>Marina Point Boardwalk </text:p>
          </table:table-cell>
          <table:table-cell table:style-name="ce2" office:value-type="string" calcext:value-type="string">
            <text:p>Birding</text:p>
          </table:table-cell>
          <table:table-cell table:style-name="ce2" office:value-type="string" calcext:value-type="string">
            <text:p>B,W</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Randy Bello</text:p>
          </table:table-cell>
          <table:table-cell table:style-name="ce6" office:value-type="string" calcext:value-type="string">
            <text:p>Louise Bello</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e Morro Bay State Park Marina boardwalk provides excellent opportunity for viewing a variety of shorebirds, ducks, geese, loons and grebes, gulls, terns and herons as well as raptors, warblers, sparrows, finch and more. <text:s/>This is an easy, level walk especially suited for photographers and people in wheelchairs or using walkers and canes. <text:s/>Easy use of a spotting scope. <text:s/>Led by State Parks Docent Randy Bello and State Parks Volunteer Louise Bello. Meet at east end of the State Park Marina parking lot, across from Morro Bay State Park Campground. <text:s/>&lt;5 miles round trip from Community Center. <text:s/>Easy.</text:p>
          </table:table-cell>
          <table:table-cell table:number-columns-repeated="998"/>
        </table:table-row>
        <table:table-row table:style-name="ro1">
          <table:table-cell table:style-name="ce2" office:value-type="string" calcext:value-type="string">
            <text:p>233</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5H00M00S" calcext:value-type="time">
            <text:p>15:00:00</text:p>
          </table:table-cell>
          <table:table-cell table:style-name="ce2" office:value-type="string" calcext:value-type="string">
            <text:p>Field Trip</text:p>
          </table:table-cell>
          <table:table-cell table:style-name="ce6" office:value-type="string" calcext:value-type="string">
            <text:p>Pishing and Bird Call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Rouvaishyana</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Learn how birders use “pishing” and other vocal sounds to attract birds for closer study. <text:s/>There will be an introductory workshop session, followed by a short field trip to try out your new skills, led by Rouvaishyana, Museum Manager and State Parks Interpreter. <text:s/>Suitable for beginners and anyone who wants to learn about this obscure skill. <text:s/>Also suitable for families with children, but not part of Family Day. <text:s/>Meet at east end of the State Park Marina parking lot, across from Morro Bay State Park Campground. <text:s/>&lt;5 miles round trip from Community Center. <text:s/>Easy.</text:p>
          </table:table-cell>
          <table:table-cell table:number-columns-repeated="998"/>
        </table:table-row>
        <table:table-row table:style-name="ro1">
          <table:table-cell table:style-name="ce2" office:value-type="string" calcext:value-type="string">
            <text:p>234</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6H00M00S" calcext:value-type="time">
            <text:p>16:00:00</text:p>
          </table:table-cell>
          <table:table-cell table:style-name="ce2" office:value-type="string" calcext:value-type="string">
            <text:p>Presentation</text:p>
          </table:table-cell>
          <table:table-cell table:style-name="ce6" office:value-type="string" calcext:value-type="string">
            <text:p>The Basics of Bird Photography</text:p>
          </table:table-cell>
          <table:table-cell table:style-name="ce2" office:value-type="string" calcext:value-type="string">
            <text:p>Birding</text:p>
          </table:table-cell>
          <table:table-cell table:style-name="ce2" office:value-type="string" calcext:value-type="string">
            <text:p>W</text:p>
          </table:table-cell>
          <table:table-cell table:style-name="ce2" office:value-type="string" calcext:value-type="string">
            <text:p>St. Timothy's</text:p>
          </table:table-cell>
          <table:table-cell table:style-name="ce2" office:value-type="string" calcext:value-type="string">
            <text:p>ST</text:p>
          </table:table-cell>
          <table:table-cell table:style-name="ce6"/>
          <table:table-cell table:style-name="ce6" office:value-type="string" calcext:value-type="string">
            <text:p>Don Quintana</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50" calcext:value-type="float">
            <text:p>5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wildlife photographer Donald Quintana as he guides you through the basics of understanding bird photography. <text:s/>Whether you're capturing images for documentation or for artistic pleasure, you’ll want to know what gear is best suited for your needs, how to compose a pleasing image that gives you the best side of the bird and what settings you need to capture them in their best light. <text:s/>If you’re interested in bird photography or wondering if it’s the next addition to your birding tool kit, this class is for you.</text:p>
          </table:table-cell>
          <table:table-cell table:number-columns-repeated="998"/>
        </table:table-row>
        <table:table-row table:style-name="ro1">
          <table:table-cell table:style-name="ce2" office:value-type="string" calcext:value-type="string">
            <text:p>234</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Sea Otters &amp; the Kelp Forest</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Phil Adams</text:p>
          </table:table-cell>
          <table:table-cell table:style-name="ce6" office:value-type="string" calcext:value-type="string">
            <text:p>Carole Adam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Learn about the diversity of life within the kelp forest as you join State Parks Docents Phil and Carole Adams for a walk along Estero Bluffs north of Cayucos. <text:s/>Watch for sea otters and learn the role they play in maintaining a healthy kelp forest. 20 miles round trip by personal vehicle. <text:s/>Moderate.</text:p>
          </table:table-cell>
          <table:table-cell table:number-columns-repeated="998"/>
        </table:table-row>
        <table:table-row table:style-name="ro1">
          <table:table-cell table:style-name="ce2" office:value-type="string" calcext:value-type="string">
            <text:p>236</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3H30M00S" calcext:value-type="time">
            <text:p>13:30:00</text:p>
          </table:table-cell>
          <table:table-cell table:style-name="ce4" office:value-type="time" office:time-value="PT14H30M00S" calcext:value-type="time">
            <text:p>14:30:00</text:p>
          </table:table-cell>
          <table:table-cell table:style-name="ce2" office:value-type="string" calcext:value-type="string">
            <text:p>Presentation</text:p>
          </table:table-cell>
          <table:table-cell table:style-name="ce6" office:value-type="string" calcext:value-type="string">
            <text:p>Pacific Wildlife Care - Meet the Raptors</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Veterans' Hall</text:p>
          </table:table-cell>
          <table:table-cell table:style-name="ce2" office:value-type="string" calcext:value-type="string">
            <text:p>VH</text:p>
          </table:table-cell>
          <table:table-cell table:style-name="ce6"/>
          <table:table-cell table:style-name="ce6" office:value-type="string" calcext:value-type="string">
            <text:p>PWC</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250" calcext:value-type="float">
            <text:p>25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PWC1</text:p>
          </table:table-cell>
          <table:table-cell table:style-name="ce6" office:value-type="string" calcext:value-type="string">
            <text:p>Meet several birds of prey, including a Great Horned Owl, a Long-eared Owl, a Red-tailed Hawk and a Peregrine Falcon. <text:s/>These birds are educational ambassadors for Pacific Wildlife Care, a nonprofit wildlife rehabilitation center in Morro Bay. <text:s/>During the presentation by Kathy Duncan and Jeri Roberts you will learn about the wonderful world of raptors and their important niche in the environment. <text:s/>Bring cameras and questions for this up-close study of birds with binocular vision and sharp talons. <text:s/>General public event. <text:s/>Free for Festival attendees; $2 donation to PWC for general public. <text:s/>Same as event #240. <text:s/>Program at Veterans’ Hall in Morro Bay.</text:p>
          </table:table-cell>
          <table:table-cell table:number-columns-repeated="998"/>
        </table:table-row>
        <table:table-row table:style-name="ro1">
          <table:table-cell table:style-name="ce2" office:value-type="string" calcext:value-type="string">
            <text:p>237</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4H00M00S" calcext:value-type="time">
            <text:p>14:00:00</text:p>
          </table:table-cell>
          <table:table-cell table:style-name="ce4" office:value-type="time" office:time-value="PT15H00M00S" calcext:value-type="time">
            <text:p>15:00:00</text:p>
          </table:table-cell>
          <table:table-cell table:style-name="ce2" office:value-type="string" calcext:value-type="string">
            <text:p>Presentation</text:p>
          </table:table-cell>
          <table:table-cell table:style-name="ce6" office:value-type="string" calcext:value-type="string">
            <text:p>Climate Change on the Central Coast</text:p>
          </table:table-cell>
          <table:table-cell table:style-name="ce2" office:value-type="string" calcext:value-type="string">
            <text:p>Nature</text:p>
          </table:table-cell>
          <table:table-cell table:style-name="ce2" office:value-type="string" calcext:value-type="string">
            <text:p>B,W,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Lounge</text:p>
          </table:table-cell>
          <table:table-cell table:style-name="ce6" office:value-type="string" calcext:value-type="string">
            <text:p>John Lindsey</text:p>
          </table:table-cell>
          <table:table-cell table:style-name="ce6" office:value-type="string" calcext:value-type="string">
            <text:p>Ray Weymann</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40" calcext:value-type="float">
            <text:p>4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Dr. Ray Weymann, astrophysicist, will summarize the basic science behind climate change, as well as the observed evidence for a changing global climate along with the evidence that fossil fuel consumption has been responsible for the rapid warming of the last several decades. He will briefly conclude with the global impacts of warming associated with a “business as usual” future and the needed reduction in fossil fuel emissions to avoid the more severe of these impacts.</text:p>
            <text:p>John Lindsey, Marine Meteorologist for PG&amp;E at Diablo Canyon, will then focus on a review of observed recent changes in the climate of the California Central Coast and what can be expected in terms of future local impacts.  These include warming local ocean temperatures, changes in precipitation patterns, heat waves, more severe storms and sea level rise.</text:p>
          </table:table-cell>
          <table:table-cell table:number-columns-repeated="998"/>
        </table:table-row>
        <table:table-row table:style-name="ro1">
          <table:table-cell table:style-name="ce2" office:value-type="string" calcext:value-type="string">
            <text:p>238</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4H00M00S" calcext:value-type="time">
            <text:p>14:00:00</text:p>
          </table:table-cell>
          <table:table-cell table:style-name="ce4" office:value-type="time" office:time-value="PT15H45M00S" calcext:value-type="time">
            <text:p>15:45:00</text:p>
          </table:table-cell>
          <table:table-cell table:style-name="ce2" office:value-type="string" calcext:value-type="string">
            <text:p>Field Trip</text:p>
          </table:table-cell>
          <table:table-cell table:style-name="ce6" office:value-type="string" calcext:value-type="string">
            <text:p>Birding Up Close</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Kaaren Perry</text:p>
          </table:table-cell>
          <table:table-cell table:style-name="ce6" office:value-type="string" calcext:value-type="string">
            <text:p>Capt. Stew</text:p>
          </table:table-cell>
          <table:table-cell table:style-name="ce6" table:number-columns-repeated="2"/>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BUC2</text:p>
          </table:table-cell>
          <table:table-cell table:style-name="ce6" office:value-type="string" calcext:value-type="string">
            <text:p>Enjoy a leisurely boating tour of the bay and estuary with Kaaren Perry and Captain Stew in a spacious pontoon boat. <text:s/>View a variety of shorebirds and waterfowl, often at very close range. <text:s/>The boat will move slowly enough for you to see details of many species that you normally see only through a scope from shore. <text:s/>Good photo opportunities but no tripods. <text:s/>Captain Stew will then point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Meet at Morro Bay Landing; address is 1213 Embarcadero, Morro Bay. Children 12 and under must be accompanied by an adult. Same as events #135 &amp; #338.</text:p>
          </table:table-cell>
          <table:table-cell table:number-columns-repeated="998"/>
        </table:table-row>
        <table:table-row table:style-name="ro1">
          <table:table-cell table:style-name="ce2" office:value-type="string" calcext:value-type="string">
            <text:p>239</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4H00M00S" calcext:value-type="time">
            <text:p>14:00:00</text:p>
          </table:table-cell>
          <table:table-cell table:style-name="ce4" office:value-type="time" office:time-value="PT16H30M00S" calcext:value-type="time">
            <text:p>16:30:00</text:p>
          </table:table-cell>
          <table:table-cell table:style-name="ce2" office:value-type="string" calcext:value-type="string">
            <text:p>Presentation</text:p>
          </table:table-cell>
          <table:table-cell table:style-name="ce6" office:value-type="string" calcext:value-type="string">
            <text:p>Birding By Ear Workshop</text:p>
          </table:table-cell>
          <table:table-cell table:style-name="ce2" office:value-type="string" calcext:value-type="string">
            <text:p>Birding</text:p>
          </table:table-cell>
          <table:table-cell table:style-name="ce2" office:value-type="string" calcext:value-type="string">
            <text:p>W</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Multipurpose Room</text:p>
          </table:table-cell>
          <table:table-cell table:style-name="ce6" office:value-type="string" calcext:value-type="string">
            <text:p>Jessica Griffith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30" calcext:value-type="float">
            <text:p>3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E1</text:p>
          </table:table-cell>
          <table:table-cell table:style-name="ce6" office:value-type="string" calcext:value-type="string">
            <text:p>Learning bird songs and calls will make you a better birder and enrich your birding experience. <text:s/>But it can be challenging! <text:s/>Jessica Griffiths will provide tips, tricks and mnemonic devices for identifying birds by sound. <text:s/>She will go over how to differentiate different groups of birds (how do you tell a finch from a warbler from a sparrow?) as well as reviewing songs and calls of the most common birds in the Morro Bay area. <text:s/>This workshop will be useful for beginners as well as more experienced birders who want to brush up on their skills. <text:s/>See what a difference it makes on your next field trip! <text:s/>This workshop is a prerequisite for event #310 on Sunday, Birding By Ear field trip.</text:p>
          </table:table-cell>
          <table:table-cell table:number-columns-repeated="998"/>
        </table:table-row>
        <table:table-row table:style-name="ro1">
          <table:table-cell table:style-name="ce2" office:value-type="string" calcext:value-type="string">
            <text:p>240</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5H00M00S" calcext:value-type="time">
            <text:p>15:00:00</text:p>
          </table:table-cell>
          <table:table-cell table:style-name="ce4" office:value-type="time" office:time-value="PT16H00M00S" calcext:value-type="time">
            <text:p>16:00:00</text:p>
          </table:table-cell>
          <table:table-cell table:style-name="ce2" office:value-type="string" calcext:value-type="string">
            <text:p>Presentation</text:p>
          </table:table-cell>
          <table:table-cell table:style-name="ce6" office:value-type="string" calcext:value-type="string">
            <text:p>Pacific Wildlife Care - Meet the Raptors</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Veterans' Hall</text:p>
          </table:table-cell>
          <table:table-cell table:style-name="ce2" office:value-type="string" calcext:value-type="string">
            <text:p>VH</text:p>
          </table:table-cell>
          <table:table-cell table:style-name="ce6"/>
          <table:table-cell table:style-name="ce6" office:value-type="string" calcext:value-type="string">
            <text:p>PWC</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250" calcext:value-type="float">
            <text:p>25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PWC2</text:p>
          </table:table-cell>
          <table:table-cell table:style-name="ce6" office:value-type="string" calcext:value-type="string">
            <text:p>Meet several birds of prey, including a Great Horned Owl, a Long-eared Owl, a Red-tailed Hawk and a Peregrine Falcon. <text:s/>These birds are educational ambassadors for Pacific Wildlife Care, a nonprofit wildlife rehabilitation center in Morro Bay. <text:s/>During the presentation by Kathy Duncan and Jeri Roberts you will learn about the wonderful world of raptors and their important niche in the environment. <text:s/>Bring cameras and questions for this up-close study of birds with binocular vision and sharp talons. <text:s/>General public event. <text:s/>Free for Festival attendees; $2 donation to PWC for general public. <text:s/>Same as event #236. <text:s/>Program at Veterans’ Hall in Morro Bay.</text:p>
          </table:table-cell>
          <table:table-cell table:number-columns-repeated="998"/>
        </table:table-row>
        <table:table-row table:style-name="ro1">
          <table:table-cell table:style-name="ce2" office:value-type="string" calcext:value-type="string">
            <text:p>241</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5H00M00S" calcext:value-type="time">
            <text:p>15:00:00</text:p>
          </table:table-cell>
          <table:table-cell table:style-name="ce4" office:value-type="time" office:time-value="PT16H45M00S" calcext:value-type="time">
            <text:p>16:45:00</text:p>
          </table:table-cell>
          <table:table-cell table:style-name="ce2" office:value-type="string" calcext:value-type="string">
            <text:p>Field Trip</text:p>
          </table:table-cell>
          <table:table-cell table:style-name="ce6" office:value-type="string" calcext:value-type="string">
            <text:p>Bay Birding Cruise <text: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Marlin Harms</text:p>
          </table:table-cell>
          <table:table-cell table:style-name="ce6" table:number-columns-repeated="3"/>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C3</text:p>
          </table:table-cell>
          <table:table-cell table:style-name="ce6" office:value-type="string" calcext:value-type="string">
            <text:p>Enjoy a leisurely boating tour of the bay and estuary with leader Marlin Harms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text:s/>Same as events #139, #231, #333, #341 &amp; #413.</text:p>
          </table:table-cell>
          <table:table-cell table:number-columns-repeated="998"/>
        </table:table-row>
        <table:table-row table:style-name="ro1">
          <table:table-cell table:style-name="ce2" office:value-type="string" calcext:value-type="string">
            <text:p>242</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6H00M00S" calcext:value-type="time">
            <text:p>16:00:00</text:p>
          </table:table-cell>
          <table:table-cell table:style-name="ce4" office:value-type="time" office:time-value="PT17H00M00S" calcext:value-type="time">
            <text:p>17:00:00</text:p>
          </table:table-cell>
          <table:table-cell table:style-name="ce2" office:value-type="string" calcext:value-type="string">
            <text:p>Presentation</text:p>
          </table:table-cell>
          <table:table-cell table:style-name="ce6" office:value-type="string" calcext:value-type="string">
            <text:p>Seabird Protection Network</text:p>
          </table:table-cell>
          <table:table-cell table:style-name="ce2" office:value-type="string" calcext:value-type="string">
            <text:p>Nature</text:p>
          </table:table-cell>
          <table:table-cell table:style-name="ce2" office:value-type="string" calcext:value-type="string">
            <text:p>B,W</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Lounge</text:p>
          </table:table-cell>
          <table:table-cell table:style-name="ce6" office:value-type="string" calcext:value-type="string">
            <text:p>Dan Robinette</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40" calcext:value-type="float">
            <text:p>4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Dan Robinette of the Point Blue Conservation Science will be speaking about seabird life history strategies and the importance of California’s coastal habitats for seabird breeding, roosting and foraging. <text:s/>He will highlight some of the many threats that seabirds face in California and offer some potential solutions to these threats. <text:s/>He will also discuss how seabirds can inform us about change within the highly variable marine environment.</text:p>
          </table:table-cell>
          <table:table-cell table:number-columns-repeated="998"/>
        </table:table-row>
        <table:table-row table:style-name="ro1">
          <table:table-cell table:style-name="ce2" office:value-type="string" calcext:value-type="string">
            <text:p>243</text:p>
          </table:table-cell>
          <table:table-cell table:style-name="ce2" office:value-type="string" calcext:value-type="string">
            <text:p>Saturday</text:p>
          </table:table-cell>
          <table:table-cell office:value-type="float" office:value="2" calcext:value-type="float">
            <text:p>2</text:p>
          </table:table-cell>
          <table:table-cell table:style-name="ce2" office:value-type="string" calcext:value-type="string">
            <text:p>Retain</text:p>
          </table:table-cell>
          <table:table-cell table:style-name="ce4" office:value-type="time" office:time-value="PT19H00M00S" calcext:value-type="time">
            <text:p>19:00:00</text:p>
          </table:table-cell>
          <table:table-cell table:style-name="ce4" office:value-type="time" office:time-value="PT20H30M00S" calcext:value-type="time">
            <text:p>20:30:00</text:p>
          </table:table-cell>
          <table:table-cell table:style-name="ce2" office:value-type="string" calcext:value-type="string">
            <text:p>Special Event</text:p>
          </table:table-cell>
          <table:table-cell table:style-name="ce6" office:value-type="string" calcext:value-type="string">
            <text:p>Keynote Speaker: Sheri Williamson - Hummingbirds: <text:s/>Small Wonders</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Morro Bay High School</text:p>
          </table:table-cell>
          <table:table-cell table:style-name="ce2" office:value-type="string" calcext:value-type="string">
            <text:p>MBHS</text:p>
          </table:table-cell>
          <table:table-cell table:style-name="ce6"/>
          <table:table-cell table:style-name="ce6" office:value-type="string" calcext:value-type="string">
            <text:p>Sheri Williamso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400" calcext:value-type="float">
            <text:p>40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iny they may be, but hummingbirds know how to live large, says Sheri Williamson, writer of the “A Field Guide to Hummingbirds of North America” and hummingbird expert. Dazzling colors, "singing" feathers, huge brains, voracious appetites, pugnacious personalities, continent-spanning migrations and sometimes scandalous sex lives are just a few of the qualities that have earned these miniature marvels a devoted following far beyond the birding community. Sheri L. Williamson, Director of the Southeastern Arizona Bird Observatory, will tell how her life became “highjacked” by hummingbirds when she and her husband moved to Arizona. She is in the process of revising A Field Guide to Hummingbirds of North America in the Peterson Field Guide Series.</text:p>
          </table:table-cell>
          <table:table-cell table:number-columns-repeated="998"/>
        </table:table-row>
        <table:table-row table:style-name="ro1">
          <table:table-cell table:style-name="ce2" office:value-type="string" calcext:value-type="string">
            <text:p>301</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6H45M00S" calcext:value-type="time">
            <text:p>06:45:00</text:p>
          </table:table-cell>
          <table:table-cell table:style-name="ce4" office:value-type="time" office:time-value="PT14H30M00S" calcext:value-type="time">
            <text:p>14:30:00</text:p>
          </table:table-cell>
          <table:table-cell table:style-name="ce2" office:value-type="string" calcext:value-type="string">
            <text:p>Field Trip</text:p>
          </table:table-cell>
          <table:table-cell table:style-name="ce6" office:value-type="string" calcext:value-type="string">
            <text:p>Casual Little Big Day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aggie Smith</text:p>
          </table:table-cell>
          <table:table-cell table:style-name="ce6" office:value-type="string" calcext:value-type="string">
            <text:p>Herb Elliott</text:p>
          </table:table-cell>
          <table:table-cell table:style-name="ce6" table:number-columns-repeated="2"/>
          <table:table-cell table:style-name="ce2" office:value-type="string" calcext:value-type="string">
            <text:p>Yes</text:p>
          </table:table-cell>
          <table:table-cell table:style-name="ce8" office:value-type="float" office:value="60" calcext:value-type="float">
            <text:p>$6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14" calcext:value-type="float">
            <text:p>14</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CLBD2</text:p>
          </table:table-cell>
          <table:table-cell table:style-name="ce6" office:value-type="string" calcext:value-type="string">
            <text:p>Join Maggie Smith and Herb Elliott for a tour of many local birding hot-spots. <text:s/>Expect nearly 100 species, including specialties and rarities, with time to discuss the birds and savor them a bit. <text:s/>Travel with leader in van. <text:s/>Bring lunch. <text:s/>Easy but many in/out of van stops. <text:s/>Same as event #101.</text:p>
          </table:table-cell>
          <table:table-cell table:number-columns-repeated="998"/>
        </table:table-row>
        <table:table-row table:style-name="ro1">
          <table:table-cell table:style-name="ce2" office:value-type="string" calcext:value-type="string">
            <text:p>302</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6H45M00S" calcext:value-type="time">
            <text:p>06:45:00</text:p>
          </table:table-cell>
          <table:table-cell table:style-name="ce4" office:value-type="time" office:time-value="PT16H00M00S" calcext:value-type="time">
            <text:p>16:00:00</text:p>
          </table:table-cell>
          <table:table-cell table:style-name="ce2" office:value-type="string" calcext:value-type="string">
            <text:p>Field Trip</text:p>
          </table:table-cell>
          <table:table-cell table:style-name="ce6" office:value-type="string" calcext:value-type="string">
            <text:p>Bicycle Birding Big Day</text:p>
          </table:table-cell>
          <table:table-cell table:style-name="ce2" office:value-type="string" calcext:value-type="string">
            <text:p>Birding</text:p>
          </table:table-cell>
          <table:table-cell table:style-name="ce2" office:value-type="string" calcext:value-type="string">
            <text:p>B</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im Royer</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Bicycle</text:p>
          </table:table-cell>
          <table:table-cell table:style-name="ce9" office:value-type="float" office:value="10" calcext:value-type="float">
            <text:p>1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Jim Royer for a birding tour of the area on bicycle and on foot. Length: about a 10-mile loop with some moderate hills and short walks. Start and end at the Community Center. The pace will be slow with frequent stops for birding. We will discuss field marks and bird vocalizations as we bird. <text:s/>Bring multi-speed bicycle, lock, helmet (required), water, snacks, tools, spare tube and patch kit. Also bring: back pack, fanny pack or bike back; binoculars, field guide, camera, layered clothing. Keep weight manageable for riding. Leader will have a scope. Beginning birders welcome, but not recommended for beginning cyclists. <text:s/>Expect to see 60 species or more: raptors, waterfowl, shorebirds and passerines. Rain or high winds cancel. <text:s/>Be present with your bike and ready to go at 6:45 AM at the front of the Community Center; we will leave at 7:00 AM sharp!</text:p>
          </table:table-cell>
          <table:table-cell table:number-columns-repeated="998"/>
        </table:table-row>
        <table:table-row table:style-name="ro1">
          <table:table-cell table:style-name="ce2" office:value-type="string" calcext:value-type="string">
            <text:p>303</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New</text:p>
          </table:table-cell>
          <table:table-cell table:style-name="ce4" office:value-type="time" office:time-value="PT06H45M00S" calcext:value-type="time">
            <text:p>06:45:00</text:p>
          </table:table-cell>
          <table:table-cell table:style-name="ce4" office:value-type="time" office:time-value="PT17H00M00S" calcext:value-type="time">
            <text:p>17:00:00</text:p>
          </table:table-cell>
          <table:table-cell table:style-name="ce2" office:value-type="string" calcext:value-type="string">
            <text:p>Field Trip</text:p>
          </table:table-cell>
          <table:table-cell table:style-name="ce6" office:value-type="string" calcext:value-type="string">
            <text:p>Birding the Carrizo Plain</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Will Knowlton</text:p>
          </table:table-cell>
          <table:table-cell table:style-name="ce6" office:value-type="string" calcext:value-type="string">
            <text:p>Peter Gaede</text:p>
          </table:table-cell>
          <table:table-cell table:style-name="ce6" table:number-columns-repeated="2"/>
          <table:table-cell table:style-name="ce2" office:value-type="string" calcext:value-type="string">
            <text:p>No</text:p>
          </table:table-cell>
          <table:table-cell table:style-name="ce8" office:value-type="float" office:value="80" calcext:value-type="float">
            <text:p>$8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14" calcext:value-type="float">
            <text:p>14</text:p>
          </table:table-cell>
          <table:table-cell table:style-name="ce6" office:value-type="string" calcext:value-type="string">
            <text:p>still up in the air</text:p>
          </table:table-cell>
          <table:table-cell table:style-name="ce9" office:value-type="string" calcext:value-type="string">
            <text:p>No</text:p>
          </table:table-cell>
          <table:table-cell table:style-name="ce2"/>
          <table:table-cell table:style-name="ce6" office:value-type="string" calcext:value-type="string">
            <text:p>Join Will Knowlton, biologist, and Peter Gaede, Research Associate at the Santa Barbara Museum of Natural History, for a fast-paced trip to look for Golden Eagles, Merlins, Prairie Falcons, Ferruginous Hawks, Mountain Plovers, Sage and Vesper Sparrows and much more in this unique habitat of semi-desert scrub, open grassland and juniper foothills. <text:s/>Travel with leaders in van. <text:s/>Time includes 4 hours round-trip travel. <text:s/>Bring Lunch. <text:s/>Easy, buy many in/out of van stops.</text:p>
          </table:table-cell>
          <table:table-cell table:number-columns-repeated="998"/>
        </table:table-row>
        <table:table-row table:style-name="ro1">
          <table:table-cell table:style-name="ce2" office:value-type="string" calcext:value-type="string">
            <text:p>304</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Little Pelagic Half-Day Ocean Trip</text:p>
          </table:table-cell>
          <table:table-cell table:style-name="ce2" office:value-type="string" calcext:value-type="string">
            <text:p>Birding</text:p>
          </table:table-cell>
          <table:table-cell table:style-name="ce2"/>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Tom Benson</text:p>
          </table:table-cell>
          <table:table-cell table:style-name="ce6" office:value-type="string" calcext:value-type="string">
            <text:p>Tom Edell</text:p>
          </table:table-cell>
          <table:table-cell table:style-name="ce6" office:value-type="string" calcext:value-type="string">
            <text:p>Rich Hansen</text:p>
          </table:table-cell>
          <table:table-cell table:style-name="ce6" office:value-type="string" calcext:value-type="string">
            <text:p>Curtis Marantz</text:p>
          </table:table-cell>
          <table:table-cell table:style-name="ce2" office:value-type="string" calcext:value-type="string">
            <text:p>Yes</text:p>
          </table:table-cell>
          <table:table-cell table:style-name="ce8" office:value-type="float" office:value="65" calcext:value-type="float">
            <text:p>$65.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39" calcext:value-type="float">
            <text:p>39</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Rich Hansen, Curtis Marantz, Tom Edell and Tom Benson on this short cruise out of Morro Bay. <text:s/>It offers likely views of whales, sea lions, sea otters and near-shore Pacific seabirds, including several species of shearwaters and auklets. <text:s/>Meet at the Community Center and travel by personal vehicle to the boat. <text:s/>Bring liquids, lunch and sunscreen, and take motion sickness medication prior to arriving. <text:s/>Dress for cold and wind, including gloves. <text:s/>The boat is typically used for fishing; no outdoor seating. <text:s/>There is seating available in the cabin. <text:s/>Note that the boat does not wait for late arrivals. Participants will meet at Morro Bay Landing, 1213 Embarcadero, Morro Bay. (Phone 805-771-5500). Weather conditions may cancel.</text:p>
          </table:table-cell>
          <table:table-cell table:number-columns-repeated="998"/>
        </table:table-row>
        <table:table-row table:style-name="ro1">
          <table:table-cell table:style-name="ce2" office:value-type="string" calcext:value-type="string">
            <text:p>305</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Point Buchon Ecology Field Trip</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Sally Kren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PBEFT2</text:p>
          </table:table-cell>
          <table:table-cell table:style-name="ce6" office:value-type="string" calcext:value-type="string">
            <text:p>Join Sally Krenn, PG&amp;E Biologist, as you explore the spectacular scenic coastline at Point Buchon. <text:s/>Learn the background of this historic ranch and the efforts to regenerate the Bishop pine forest along the ridges overlooking the ocean. <text:s/>Look for marine mammals, gulls and shorebirds -- maybe even a Peregrine Falcon. <text:s/>Bring your camera to capture the striking sea stacks that dot this coastline and peek into a dramatic sink hole. <text:s/>Be prepared for wind and cool weather. 22 miles round trip by personal vehicle. <text:s/>Active three-mile round trip hike. Same as event #204.</text:p>
          </table:table-cell>
          <table:table-cell table:number-columns-repeated="998"/>
        </table:table-row>
        <table:table-row table:style-name="ro1">
          <table:table-cell table:style-name="ce2" office:value-type="string" calcext:value-type="string">
            <text:p>306</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1H30M00S" calcext:value-type="time">
            <text:p>11:30:00</text:p>
          </table:table-cell>
          <table:table-cell table:style-name="ce2" office:value-type="string" calcext:value-type="string">
            <text:p>Field Trip</text:p>
          </table:table-cell>
          <table:table-cell table:style-name="ce6" office:value-type="string" calcext:value-type="string">
            <text:p>Birds Sounds Field Study</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y Poucher</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SW3</text:p>
          </table:table-cell>
          <table:table-cell table:style-name="ce6" office:value-type="string" calcext:value-type="string">
            <text:p>Join Roy Poucher in the field for the “hands-on” companion to the Bird Sounds Workshop on Friday afternoon. The goal is to solidify the general principles explored on Friday, and provide practical experience with field identification of specific Morro Bay bird songs and calls. We will primarily be standing at different locations for short time segments, silently noting on paper what bird sounds we are individually hearing, then, as a group, discussing these sounds. Though useful, binoculars are not necessary! Notebooks will be needed. The Friday afternoon Bird Sounds Workshop #132 is a prerequisite for this event. Total walking distance will be about 1.2 miles. Easy. Travel by personal vehicle &lt;15 miles round trip from Community Center. Same as event #210.</text:p>
          </table:table-cell>
          <table:table-cell table:number-columns-repeated="998"/>
        </table:table-row>
        <table:table-row table:style-name="ro1">
          <table:table-cell table:style-name="ce2" office:value-type="string" calcext:value-type="string">
            <text:p>307</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1H30M00S" calcext:value-type="time">
            <text:p>11:30:00</text:p>
          </table:table-cell>
          <table:table-cell table:style-name="ce2" office:value-type="string" calcext:value-type="string">
            <text:p>Field Trip</text:p>
          </table:table-cell>
          <table:table-cell table:style-name="ce6" office:value-type="string" calcext:value-type="string">
            <text:p>Little Sit</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ike Stile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0" calcext:value-type="float">
            <text:p>1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A Big Sit is an organized competitive group that attempts to identify (see or hear) as many species as possible from one spot (a 17-foot-diameter circle) in a calendar day. <text:s/>Birders at the Los Osos site overlooking Morro Bay had the highest world-wide total one year in the fall, and the site usually ranks high. <text:s/>Join Mike Stiles, an experienced Big Sitter, for a shorter version during which he will assist in honing your ID skills in stationary birding. <text:s/>The site overlooks the estuary and coastal scrub, riparian and dune habitats. <text:s/>A spotting scope would be helpful, though one will be provided for the group. <text:s/>Travel by personal vehicle 5 miles to the site, then a short walk to the "spot." Easy.</text:p>
          </table:table-cell>
          <table:table-cell table:number-columns-repeated="998"/>
        </table:table-row>
        <table:table-row table:style-name="ro1">
          <table:table-cell table:style-name="ce2" office:value-type="string" calcext:value-type="string">
            <text:p>308</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 El Chorro Regional Park</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Steve Griffith</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ECRP2</text:p>
          </table:table-cell>
          <table:table-cell table:style-name="ce6" office:value-type="string" calcext:value-type="string">
            <text:p>Bird with Steve Griffith in a regional park through a variety of habitats including riparian, oak woodland and open space. <text:s/>Expect to see raptors and passerines. <text:s/>Focus will be on birding by ear as well as by eye. <text:s/>Beginners welcome! <text:s/>Includes 1-2 miles of level walking. 15 miles round trip by personal vehicle. <text:s/>Easy. <text:s/>Same as event #224.</text:p>
          </table:table-cell>
          <table:table-cell table:number-columns-repeated="998"/>
        </table:table-row>
        <table:table-row table:style-name="ro1">
          <table:table-cell table:style-name="ce2" office:value-type="string" calcext:value-type="string">
            <text:p>309</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Oak Woodland and Wetland Birds</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ger Zachary</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Bird beautiful wooded habitat in the Atascadero area east of Morro Bay with Roger Zachary. <text:s/>Stops include Cerro Alto Campground, Atascadero Lake and Creek, Salinas River and nearby oak habitats. <text:s/>Find Acorn Woodpeckers, Yellow-billed Magpies and others. 50 miles round trip by personal vehicle. <text:s/>Moderate.</text:p>
          </table:table-cell>
          <table:table-cell table:number-columns-repeated="998"/>
        </table:table-row>
        <table:table-row table:style-name="ro1">
          <table:table-cell table:style-name="ce2" office:value-type="string" calcext:value-type="string">
            <text:p>310</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By Ear Field Trip</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essica Griffith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E2</text:p>
          </table:table-cell>
          <table:table-cell table:style-name="ce6" office:value-type="string" calcext:value-type="string">
            <text:p>Most birds are heard, not seen! <text:s/>Learning to identify birds by sound is fun and rewarding, but it takes practice. Join Jessica Griffiths for a morning of birding as we work on identifying birds by song and call. <text:s/>We will use the tips, tricks and mnemonic devices that were presented during the Birding By Ear Workshop. <text:s/>We will search for winter warblers, finches, sparrows, towhees, raptors and any other birds that might be making noise! <text:s/>We will meet at the Community Center and travel to one or more nearby birding locations during the morning. <text:s/>Distance 20 miles maximum round trip by personal vehicle. Easy. Event #239, Saturday Birding By Ear Workshop, is a prerequisite for this trip.</text:p>
          </table:table-cell>
          <table:table-cell table:number-columns-repeated="998"/>
        </table:table-row>
        <table:table-row table:style-name="ro1">
          <table:table-cell table:style-name="ce2" office:value-type="string" calcext:value-type="string">
            <text:p>311</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Laguna Lake</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ay Carroll</text:p>
          </table:table-cell>
          <table:table-cell table:style-name="ce6" office:value-type="string" calcext:value-type="string">
            <text:p>Scott Inman</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Bird with leaders Jay Carroll and Scott Inman at Laguna Lake and the surrounding park, a migratory stop and home to a variety of waterfowl. <text:s/>Expect to see a variety of ducks, gulls, grebes, shorebirds, herons, egrets, Snow Geese and other birds, such as House Finch, goldfinches, meadowlarks, raptors and even a possible Loggerhead Shrike. <text:s/>Beginners welcome! <text:s/>Includes 1 mile of level walking. 30 miles round trip by personal vehicle. <text:s/>Easy.</text:p>
          </table:table-cell>
          <table:table-cell table:number-columns-repeated="998"/>
        </table:table-row>
        <table:table-row table:style-name="ro1">
          <table:table-cell table:style-name="ce2" office:value-type="string" calcext:value-type="string">
            <text:p>312</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Montaña de Oro Campground, Cove &amp; Bluff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Eric Wier</text:p>
          </table:table-cell>
          <table:table-cell table:style-name="ce6" office:value-type="string" calcext:value-type="string">
            <text:p>Steve McMaster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DO2</text:p>
          </table:table-cell>
          <table:table-cell table:style-name="ce6" office:value-type="string" calcext:value-type="string">
            <text:p>Bird with Eric Wier and Steve McMasters in a spectacular 8,600-acre state park with untamed coastline and coastal uplands. <text:s/>Expect rocky-shore shorebirds, water birds, raptors and passerines in various habitats. <text:s/>Includes 1-2 miles of slow walking. <text:s/>This is an ideal trip for new birders. 20 miles round trip by personal vehicle. <text:s/>Moderate. <text:s/>Same as events #213 &amp; #411.</text:p>
          </table:table-cell>
          <table:table-cell table:number-columns-repeated="998"/>
        </table:table-row>
        <table:table-row table:style-name="ro1">
          <table:table-cell table:style-name="ce2" office:value-type="string" calcext:value-type="string">
            <text:p>313</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Wildlife Viewing at Piedras Blancas</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Phil Adams</text:p>
          </table:table-cell>
          <table:table-cell table:style-name="ce6" table:number-columns-repeated="3"/>
          <table:table-cell table:style-name="ce2" office:value-type="string" calcext:value-type="string">
            <text:p>Yes</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Observe and learn about the many different marine mammals that frequent the ocean environment at the area around the Piedras Blancas elephant seal rookery. <text:s/>There will also be many shorebirds to observe. <text:s/>The walk, led by State Parks Docent Phil Adams, will be 3 1/2 hours; it is mostly flat and less than 2 miles. 50 miles round trip by personal vehicle.</text:p>
          </table:table-cell>
          <table:table-cell table:number-columns-repeated="998"/>
        </table:table-row>
        <table:table-row table:style-name="ro1">
          <table:table-cell table:style-name="ce2" office:value-type="string" calcext:value-type="string">
            <text:p>314</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0H00M00S" calcext:value-type="time">
            <text:p>10:00:00</text:p>
          </table:table-cell>
          <table:table-cell table:style-name="ce2" office:value-type="string" calcext:value-type="string">
            <text:p>Field Trip</text:p>
          </table:table-cell>
          <table:table-cell table:style-name="ce6" office:value-type="string" calcext:value-type="string">
            <text:p>PhoneScoping</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Bruce Webb</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8" calcext:value-type="float">
            <text:p>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PS2</text:p>
          </table:table-cell>
          <table:table-cell table:style-name="ce6" office:value-type="string" calcext:value-type="string">
            <text:p>The latest fun way to document your sightings is with the camera in your smartphone (preferably iPhone). <text:s/>Join Bruce Webb, Swarovski Optik Field Tech in a two-hour PhoneScoping field workshop to improve your technique. <text:s/>Bruce will have smartphone adapters to fit several kinds of scopes including Kowa, Leica, etc. <text:s/>He will also have some of Swarovski's latest spotting scopes for you to test. <text:s/>Bring your own phone adapter, manufacturer’s earphones and scope if possible. <text:s/>Travel by personal vehicle to a nearby field site to PhoneScope birds. <text:s/>Easy. <text:s/>Same as event #215.</text:p>
          </table:table-cell>
          <table:table-cell table:number-columns-repeated="998"/>
        </table:table-row>
        <table:table-row table:style-name="ro1">
          <table:table-cell table:style-name="ce2" office:value-type="string" calcext:value-type="string">
            <text:p>315</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Morro Strand Shorebird Stroll</text:p>
          </table:table-cell>
          <table:table-cell table:style-name="ce2" office:value-type="string" calcext:value-type="string">
            <text:p>Birding</text:p>
          </table:table-cell>
          <table:table-cell table:style-name="ce2"/>
          <table:table-cell table:style-name="ce2" office:value-type="string" calcext:value-type="string">
            <text:p>Cloisters</text:p>
          </table:table-cell>
          <table:table-cell table:style-name="ce2" office:value-type="string" calcext:value-type="string">
            <text:p>CL</text:p>
          </table:table-cell>
          <table:table-cell table:style-name="ce6"/>
          <table:table-cell table:style-name="ce6" office:value-type="string" calcext:value-type="string">
            <text:p>Lucien Plauzole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SSS2</text:p>
          </table:table-cell>
          <table:table-cell table:style-name="ce6" office:value-type="string" calcext:value-type="string">
            <text:p>Join Lucien Plauzoles of Santa Monica Bay Audubon Society for a level stroll past a pond, through coastal scrub, and then onto sandy beach. <text:s/>Observe ducks, herons, gulls, terns, grebes and several species of shorebirds including Snowy Plovers for a slow-paced stroll on Morro Strand. <text:s/>Moderate 1.5-2 mile walk with some soft sand. <text:s/>Meet in the Azure Street parking lot: from Hwy 1 at the north end of Morro Bay, turn west at the San Jacinto traffic light; at the dead end, make a short jog to the left then right into the parking lot. <text:s/>Same as event #219.</text:p>
          </table:table-cell>
          <table:table-cell table:number-columns-repeated="998"/>
        </table:table-row>
        <table:table-row table:style-name="ro1">
          <table:table-cell table:style-name="ce2" office:value-type="string" calcext:value-type="string">
            <text:p>316</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Mushroom Walk</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Dennis Sherida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Explore the world of fungi with a fun guy! <text:s/>Join naturalist and photographer Dennis Sheridan in looking down rather than up under the Cambria pines searching for Boletus, Candy Cap, Honey Mushroom, Jack-O’Lantern and Amanita mushrooms. 50 miles round trip by personal vehicle. <text:s/>Moderate.</text:p>
          </table:table-cell>
          <table:table-cell table:number-columns-repeated="998"/>
        </table:table-row>
        <table:table-row table:style-name="ro1">
          <table:table-cell table:style-name="ce2" office:value-type="string" calcext:value-type="string">
            <text:p>317</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3H00M00S" calcext:value-type="time">
            <text:p>13:00:00</text:p>
          </table:table-cell>
          <table:table-cell table:style-name="ce2" office:value-type="string" calcext:value-type="string">
            <text:p>Field Trip</text:p>
          </table:table-cell>
          <table:table-cell table:style-name="ce6" office:value-type="string" calcext:value-type="string">
            <text:p>San Luis Lighthouse at Avila</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Paul O'Connor</text:p>
          </table:table-cell>
          <table:table-cell table:style-name="ce6" table:number-columns-repeated="3"/>
          <table:table-cell table:style-name="ce2" office:value-type="string" calcext:value-type="string">
            <text:p>No</text:p>
          </table:table-cell>
          <table:table-cell table:style-name="ce8" office:value-type="float" office:value="25" calcext:value-type="float">
            <text:p>$25.00</text:p>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26" calcext:value-type="float">
            <text:p>26</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Paul O'Connor and the Point San Luis Lighthouse Keepers welcome you to a docent-led interpretive tour of the beautifully restored San Luis Lighthouse, the Hornhouse, and other structures. You will get a glimpse into the lives of the families who were the original keepers of the lighthouse. The historic Light Station Park, built in 1890, enjoys dramatic vistas stretching from Avila to Vandenberg. Birds are abundant at this site. Travel by personal vehicle to the lighthouse tour parking lot at Wild Cherry Canyon and Avila Beach Drive. Leave Community Center at 8:00 AM for arrival at the lighthouse parking lot by 9:00 AM. <text:s/>Lighthouse shuttle returns to parking lot at 12 Noon, so arrival back at Community Center may be earlier than 1:00 PM. <text:s/>46 miles round trip.</text:p>
          </table:table-cell>
          <table:table-cell table:number-columns-repeated="998"/>
        </table:table-row>
        <table:table-row table:style-name="ro1">
          <table:table-cell table:style-name="ce2" office:value-type="string" calcext:value-type="string">
            <text:p>318</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15M00S" calcext:value-type="time">
            <text:p>08:1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Cal Poly Canyon</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Karl Frank</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ake a creekside walk with Karl Frank and wildlife biology students up Poly Canyon through riparian, coastal scrub and rock outcrop communities. <text:s/>Expect to see Oak Titmouse, Chestnut-backed Chickadee, Steller’s Jay, Rufous-crowned Sparrow, Nuttall’s Woodpecker, wintering warblers and other species. <text:s/>About 1.5 mile walk, round trip. <text:s/>Maybe visit other birding hot spots on campus. 25 miles round trip by personal vehicle. <text:s/>Moderate with limited restroom facilities. Parking fee at Cal Poly is $5 per vehicle.</text:p>
          </table:table-cell>
          <table:table-cell table:number-columns-repeated="998"/>
        </table:table-row>
        <table:table-row table:style-name="ro1">
          <table:table-cell table:style-name="ce2" office:value-type="string" calcext:value-type="string">
            <text:p>319</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15M00S" calcext:value-type="time">
            <text:p>08:1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Photograph Birds Where the Locals Go </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Don Quintana</text:p>
          </table:table-cell>
          <table:table-cell table:style-name="ce6" office:value-type="string" calcext:value-type="string">
            <text:p>Jerry Kirkhart</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0" calcext:value-type="float">
            <text:p>1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Bring a camera along with your binoculars to photograph and observe local scenic hot spots. Don Quintana and Jerry Kirkhart will offer tips on capturing images from birds to panoramas while visiting several uniquely beautiful locations around the bay. <text:s/>Photo opportunities abound. <text:s/>All locations are easily accessible. <text:s/>See Don’s photography at www.donaldquintana.com and www.flickr.com/photos/donaldquintana/; see Jerry's at www.flickr.com/photos/jkirkhart35 (birds set or birds in flight set). <text:s/>Travel by personal vehicle. <text:s/>Easy.</text:p>
          </table:table-cell>
          <table:table-cell table:number-columns-repeated="998"/>
        </table:table-row>
        <table:table-row table:style-name="ro1">
          <table:table-cell table:style-name="ce2" office:value-type="string" calcext:value-type="string">
            <text:p>320</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15M00S" calcext:value-type="time">
            <text:p>08:15:00</text:p>
          </table:table-cell>
          <table:table-cell table:style-name="ce4" office:value-type="time" office:time-value="PT14H30M00S" calcext:value-type="time">
            <text:p>14:30:00</text:p>
          </table:table-cell>
          <table:table-cell table:style-name="ce2" office:value-type="string" calcext:value-type="string">
            <text:p>Field Trip</text:p>
          </table:table-cell>
          <table:table-cell table:style-name="ce6" office:value-type="string" calcext:value-type="string">
            <text:p>Highway 1 Corridor Raptor Survey</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Steve Schubert</text:p>
          </table:table-cell>
          <table:table-cell table:style-name="ce6" table:number-columns-repeated="3"/>
          <table:table-cell table:style-name="ce2" office:value-type="string" calcext:value-type="string">
            <text:p>Yes</text:p>
          </table:table-cell>
          <table:table-cell table:style-name="ce8" office:value-type="float" office:value="60" calcext:value-type="float">
            <text:p>$60.00</text:p>
          </table:table-cell>
          <table:table-cell table:style-name="ce9" office:value-type="string" calcext:value-type="string">
            <text:p>Yes</text:p>
          </table:table-cell>
          <table:table-cell table:style-name="ce2" office:value-type="string" calcext:value-type="string">
            <text:p>Van</text:p>
          </table:table-cell>
          <table:table-cell table:style-name="ce9" office:value-type="float" office:value="10" calcext:value-type="float">
            <text:p>1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biologist Steve Schubert to explore a historic Cayucos area ranch (weather and roads permitting) with varying habitats including streamside woodland, grassland and pastureland, rock outcrops, and a large pond and freshwater marsh. <text:s/>Also search for raptors along the Highway 1 corridor between Morro Bay and San Simeon looking for target birds such as Peregrine Falcon, American Kestrel, White-tailed Kite, Red-tailed Hawk, Red-shouldered Hawk, accipiters, Northern Harrier, Golden Eagle, Bald Eagle and Ferruginous Hawk. <text:s/>Moderately difficult hiking on the ranch on unpaved ranch roads and some uneven ground, about a mile round trip. <text:s/>Travel with leader in van. <text:s/>Bring lunch. <text:s/>Moderate.</text:p>
          </table:table-cell>
          <table:table-cell table:number-columns-repeated="998"/>
        </table:table-row>
        <table:table-row table:style-name="ro1">
          <table:table-cell table:style-name="ce2" office:value-type="string" calcext:value-type="string">
            <text:p>321</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1H30M00S" calcext:value-type="time">
            <text:p>11:30:00</text:p>
          </table:table-cell>
          <table:table-cell table:style-name="ce2" office:value-type="string" calcext:value-type="string">
            <text:p>Presentation/Field Trip</text:p>
          </table:table-cell>
          <table:table-cell table:style-name="ce6" office:value-type="string" calcext:value-type="string">
            <text:p>Birding for Beginner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Museum</text:p>
          </table:table-cell>
          <table:table-cell table:style-name="ce2" office:value-type="string" calcext:value-type="string">
            <text:p>MU</text:p>
          </table:table-cell>
          <table:table-cell table:style-name="ce6" office:value-type="string" calcext:value-type="string">
            <text:p>Auditorium</text:p>
          </table:table-cell>
          <table:table-cell table:style-name="ce6" office:value-type="string" calcext:value-type="string">
            <text:p>Robbie Revel</text:p>
          </table:table-cell>
          <table:table-cell table:style-name="ce6" office:value-type="string" calcext:value-type="string">
            <text:p>Karen Watt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State Parks Docents Robbie Revel and Karen Watts to learn the skills needed to master birding as a hobby. <text:s/>During the presentation, the resources of the Morro Bay State Park Museum will be used to illustrate the criteria for bird identification. You will practice making observations, learn to use binoculars and spotting scopes and learn about resources available for ongoing skill building. <text:s/>Following the presentation, participants will put their new skills to use on a birding expedition around the museum and State Park area. <text:s/>Easy, family oriented, but not appropriate for young children. Meet at Morro Bay Museum of Natural History.</text:p>
          </table:table-cell>
          <table:table-cell table:number-columns-repeated="998"/>
        </table:table-row>
        <table:table-row table:style-name="ro1">
          <table:table-cell table:style-name="ce2" office:value-type="string" calcext:value-type="string">
            <text:p>322</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by Careful Observation</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ichele Roest</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Enjoy birds through leisurely in-depth observation and enhance your ID skills with the help of biologist Michele Roest. <text:s/>This is not a "tick and run" kind of birding trip, but a stroll through El Chorro Regional Park sharing observations of bird characteristics with the group -- finally checking a guide for positive identification. <text:s/>Be surprised at the variations you see, whether crows or Black Phoebes. <text:s/>Bring binoculars and a favorite field guide. 15 miles round trip by personal vehicle. Easy. Same as event # 129.</text:p>
          </table:table-cell>
          <table:table-cell table:number-columns-repeated="998"/>
        </table:table-row>
        <table:table-row table:style-name="ro1">
          <table:table-cell table:style-name="ce2" office:value-type="string" calcext:value-type="string">
            <text:p>323</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Marina &amp; Campground Birding</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Mike Bush</text:p>
          </table:table-cell>
          <table:table-cell table:style-name="ce6" office:value-type="string" calcext:value-type="string">
            <text:p>Bert Townsend</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leaders Mike Bush and Bert Townsend to explore the Morro Bay State Park marina boardwalk and the environs around the campground. Expect to see shorebirds, ducks, geese, loons, grebes, gulls, terns and herons. <text:s/>Additionally, Peregrine Falcons and other raptors, warblers, sparrows, finch and other local birds are often seen. 5 mile round trip by personal vehicle.</text:p>
          </table:table-cell>
          <table:table-cell table:number-columns-repeated="998"/>
        </table:table-row>
        <table:table-row table:style-name="ro1">
          <table:table-cell table:style-name="ce2" office:value-type="string" calcext:value-type="string">
            <text:p>324</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South Morro Bay Shoreline</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n Melcer</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SMBS2</text:p>
          </table:table-cell>
          <table:table-cell table:style-name="ce6" office:value-type="string" calcext:value-type="string">
            <text:p>Join leader Ron Melcer for a flat 2-3 mile walk birding the diverse shoreline habitats of the Back Bay, including Sweet Springs Nature Preserve, Cuesta Inlet and Pecho Willows. <text:s/>Expect a variety of shorebirds, waterfowl, raptors and passerines. <text:s/>12 miles round trip by personal vehicle. <text:s/>Moderate. <text:s/>Same as event #115.</text:p>
          </table:table-cell>
          <table:table-cell table:number-columns-repeated="998"/>
        </table:table-row>
        <table:table-row table:style-name="ro1">
          <table:table-cell table:style-name="ce2" office:value-type="string" calcext:value-type="string">
            <text:p>325</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8H45M00S" calcext:value-type="time">
            <text:p>08:4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eginning Birding Hot Spot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ick Austi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is field class is for novice birders. <text:s/>Travel to nearby locations where leader Rick Austin will help you identify some of the most beautiful and easy-to-see birds around Morro Bay. <text:s/>Bring your favorite field guide and binoculars. &lt;10 miles round trip by personal vehicle. Easy.</text:p>
          </table:table-cell>
          <table:table-cell table:number-columns-repeated="998"/>
        </table:table-row>
        <table:table-row table:style-name="ro1">
          <table:table-cell table:style-name="ce2" office:value-type="string" calcext:value-type="string">
            <text:p>326</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0H45M00S" calcext:value-type="time">
            <text:p>10:45:00</text:p>
          </table:table-cell>
          <table:table-cell table:style-name="ce2" office:value-type="string" calcext:value-type="string">
            <text:p>Field Trip</text:p>
          </table:table-cell>
          <table:table-cell table:style-name="ce6" office:value-type="string" calcext:value-type="string">
            <text:p>Bay Birding Photo Cruise </text:p>
          </table:table-cell>
          <table:table-cell table:style-name="ce2" office:value-type="string" calcext:value-type="string">
            <text:p>Birding</text:p>
          </table:table-cell>
          <table:table-cell table:style-name="ce2" office:value-type="string" calcext:value-type="string">
            <text:p>B</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Dave Keeling</text:p>
          </table:table-cell>
          <table:table-cell table:style-name="ce6" table:number-columns-repeated="3"/>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PC3</text:p>
          </table:table-cell>
          <table:table-cell table:style-name="ce6" office:value-type="string" calcext:value-type="string">
            <text:p>Join local expert photographer Dave Keeling aboard a 34-foot power catamaran and cruise around the ever beautiful estuary. <text:s/>Dave will attempt to spot and help identify birds that are seen. <text:s/>Not all of them are cooperative, but there are always some good photo-ops. <text:s/>Dress warmly. <text:s/>No tripods. <text:s/>Meet at Sub Sea Tours at Marina Square, 699 Embarcadero #9. <text:s/>Easy. Children 12 and under must be accompanied by an adult. <text:s/>Same as events #116 &amp; #226.</text:p>
          </table:table-cell>
          <table:table-cell table:number-columns-repeated="998"/>
        </table:table-row>
        <table:table-row table:style-name="ro1">
          <table:table-cell table:style-name="ce2" office:value-type="string" calcext:value-type="string">
            <text:p>327</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1H00M00S" calcext:value-type="time">
            <text:p>11:00:00</text:p>
          </table:table-cell>
          <table:table-cell table:style-name="ce2" office:value-type="string" calcext:value-type="string">
            <text:p>Field Trip</text:p>
          </table:table-cell>
          <table:table-cell table:style-name="ce6" office:value-type="string" calcext:value-type="string">
            <text:p>Easy Birding</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Cloisters</text:p>
          </table:table-cell>
          <table:table-cell table:style-name="ce2" office:value-type="string" calcext:value-type="string">
            <text:p>CL</text:p>
          </table:table-cell>
          <table:table-cell table:style-name="ce6"/>
          <table:table-cell table:style-name="ce6" office:value-type="string" calcext:value-type="string">
            <text:p>Dawn Beattie</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0" calcext:value-type="float">
            <text:p>1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e Cloisters Park, with pond and nearby dunes, offers an interesting variety of birds, such as White- and Golden-crowned Sparrows, California Thrasher, Yellow-rumped Warbler and Black-crowned Night-Heron. <text:s/>The pond also attracts migratory ducks and geese. <text:s/>Join leader Dawn Beattie in the Azure Street parking lot: from Hwy 1 at the north end of Morro Bay, turn west at the San Jacinto traffic light; at the dead end, make a short jog to the left then right into the parking lot. <text:s/>People in wheelchairs or using walkers or canes will find all paths accessible. <text:s/>Two miles from the Community Center. <text:s/>Easy.</text:p>
          </table:table-cell>
          <table:table-cell table:number-columns-repeated="998"/>
        </table:table-row>
        <table:table-row table:style-name="ro1">
          <table:table-cell table:style-name="ce2" office:value-type="string" calcext:value-type="string">
            <text:p>328</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s of Sea and Land at Morro Rock</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uvaishyana </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SLMR2</text:p>
          </table:table-cell>
          <table:table-cell table:style-name="ce6" office:value-type="string" calcext:value-type="string">
            <text:p>Walk with Rouvaishyana, Museum Manager and Park Interpreter at Morro Rock to watch cormorants, gulls of various species and age classes, Brown Pelicans and maybe a Common Murre or other surprises. <text:s/>The Rock is also home to two pairs of nesting Peregrine Falcons, Blue-gray Gnatcatcher, Common Yellowthroat, various sparrows and the elusive Canyon Wren. &lt;3 miles round trip by personal vehicle. <text:s/>Easy. <text:s/>Same as event #136.</text:p>
          </table:table-cell>
          <table:table-cell table:number-columns-repeated="998"/>
        </table:table-row>
        <table:table-row table:style-name="ro1">
          <table:table-cell table:style-name="ce2" office:value-type="string" calcext:value-type="string">
            <text:p>329</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2H00M00S" calcext:value-type="time">
            <text:p>12:00:00</text:p>
          </table:table-cell>
          <table:table-cell table:style-name="ce2" office:value-type="string" calcext:value-type="string">
            <text:p>Presentation</text:p>
          </table:table-cell>
          <table:table-cell table:style-name="ce6" office:value-type="string" calcext:value-type="string">
            <text:p>Jewels in your Backyard: Attracting and Feeding Hummingbirds</text:p>
          </table:table-cell>
          <table:table-cell table:style-name="ce2" office:value-type="string" calcext:value-type="string">
            <text:p>Birding</text:p>
          </table:table-cell>
          <table:table-cell table:style-name="ce2" office:value-type="string" calcext:value-type="string">
            <text:p>B,W</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Lounge</text:p>
          </table:table-cell>
          <table:table-cell table:style-name="ce6" office:value-type="string" calcext:value-type="string">
            <text:p>Sheri Williamson</text:p>
          </table:table-cell>
          <table:table-cell table:style-name="ce6" office:value-type="string" calcext:value-type="string">
            <text:p>Tom Wood</text:p>
          </table:table-cell>
          <table:table-cell table:style-name="ce6" table:number-columns-repeated="2"/>
          <table:table-cell table:style-name="ce2" office:value-type="string" calcext:value-type="string">
            <text:p>Yes</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our Keynote Speakers, Sheri L Williamson and Tom Wood, for a basic course in how to attract and enjoy hummingbirds in your yard. <text:s/>We will cover basics of feeder design and maintenance, proper hummingbird nectar preparation and landscaping for hummingbirds using native plants. <text:s/>Make your yard a hummingbird oasis.</text:p>
          </table:table-cell>
          <table:table-cell table:number-columns-repeated="998"/>
        </table:table-row>
        <table:table-row table:style-name="ro1">
          <table:table-cell table:style-name="ce2" office:value-type="string" calcext:value-type="string">
            <text:p>330</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Kayaking</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John Flaherty</text:p>
          </table:table-cell>
          <table:table-cell table:style-name="ce6" office:value-type="string" calcext:value-type="string">
            <text:p>Virginia Flaherty</text:p>
          </table:table-cell>
          <table:table-cell table:style-name="ce6" table:number-columns-repeated="2"/>
          <table:table-cell table:style-name="ce2" office:value-type="string" calcext:value-type="string">
            <text:p>Yes</text:p>
          </table:table-cell>
          <table:table-cell table:style-name="ce8" office:value-type="float" office:value="45" calcext:value-type="float">
            <text:p>$45.00</text:p>
          </table:table-cell>
          <table:table-cell table:style-name="ce9" office:value-type="string" calcext:value-type="string">
            <text:p>Yes</text:p>
          </table:table-cell>
          <table:table-cell table:style-name="ce2" office:value-type="string" calcext:value-type="string">
            <text:p>Kayak</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K4</text:p>
          </table:table-cell>
          <table:table-cell table:style-name="ce6"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118, #217, #227 &amp; #406.</text:p>
          </table:table-cell>
          <table:table-cell table:number-columns-repeated="998"/>
        </table:table-row>
        <table:table-row table:style-name="ro1">
          <table:table-cell table:style-name="ce2" office:value-type="string" calcext:value-type="string">
            <text:p>331</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09H30M00S" calcext:value-type="time">
            <text:p>09:30:00</text:p>
          </table:table-cell>
          <table:table-cell table:style-name="ce4" office:value-type="time" office:time-value="PT12H00M00S" calcext:value-type="time">
            <text:p>12:00:00</text:p>
          </table:table-cell>
          <table:table-cell table:style-name="ce2" office:value-type="string" calcext:value-type="string">
            <text:p>Presentation/Field Trip</text:p>
          </table:table-cell>
          <table:table-cell table:style-name="ce6" office:value-type="string" calcext:value-type="string">
            <text:p>Sustainable Seafood</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Multipurpose Room</text:p>
          </table:table-cell>
          <table:table-cell table:style-name="ce6" office:value-type="string" calcext:value-type="string">
            <text:p>Steve Hendrick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Steve Hendricks, Cuesta College biology instructor, for an introduction to sustainable commercial fishing. Steve will cover some key topics in a brief lecture, then head for the docks in Morro Bay to get a firsthand look at various kinds of boats and tackle and learn how they affect the ecosystem. <text:s/>Finish at Dockside restaurant with local commercial fisherman Mark Tognazzini (lunch optional, on your own).</text:p>
          </table:table-cell>
          <table:table-cell table:number-columns-repeated="998"/>
        </table:table-row>
        <table:table-row table:style-name="ro1">
          <table:table-cell table:style-name="ce2" office:value-type="string" calcext:value-type="string">
            <text:p>332</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New</text:p>
          </table:table-cell>
          <table:table-cell table:style-name="ce4" office:value-type="time" office:time-value="PT10H00M00S" calcext:value-type="time">
            <text:p>10:00:00</text:p>
          </table:table-cell>
          <table:table-cell table:style-name="ce4" office:value-type="time" office:time-value="PT11H45M00S" calcext:value-type="time">
            <text:p>11:45:00</text:p>
          </table:table-cell>
          <table:table-cell table:style-name="ce2" office:value-type="string" calcext:value-type="string">
            <text:p>Field Trip</text:p>
          </table:table-cell>
          <table:table-cell table:style-name="ce6" office:value-type="string" calcext:value-type="string">
            <text:p>Morro Bay Up Close</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John McCabe</text:p>
          </table:table-cell>
          <table:table-cell table:style-name="ce6" office:value-type="string" calcext:value-type="string">
            <text:p>Capt. Stew</text:p>
          </table:table-cell>
          <table:table-cell table:style-name="ce6" table:number-columns-repeated="2"/>
          <table:table-cell table:style-name="ce2" office:value-type="string" calcext:value-type="string">
            <text:p>No</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BUC3</text:p>
          </table:table-cell>
          <table:table-cell table:style-name="ce6"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Meet at Morro Bay Landing; address is 1213 Embarcadero, Morro Bay. Children 12 and under must be accompanied by an adult. <text:s/>Same as events #120, #228, &amp; #414.</text:p>
          </table:table-cell>
          <table:table-cell table:number-columns-repeated="998"/>
        </table:table-row>
        <table:table-row table:style-name="ro1">
          <table:table-cell table:style-name="ce2" office:value-type="string" calcext:value-type="string">
            <text:p>333</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4H45M00S" calcext:value-type="time">
            <text:p>14:45:00</text:p>
          </table:table-cell>
          <table:table-cell table:style-name="ce2" office:value-type="string" calcext:value-type="string">
            <text:p>Field Trip</text:p>
          </table:table-cell>
          <table:table-cell table:style-name="ce6" office:value-type="string" calcext:value-type="string">
            <text:p>Bay Birding Cruise </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Mike Stiles</text:p>
          </table:table-cell>
          <table:table-cell table:style-name="ce6" table:number-columns-repeated="3"/>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C4</text:p>
          </table:table-cell>
          <table:table-cell table:style-name="ce6" office:value-type="string" calcext:value-type="string">
            <text:p>Enjoy a leisurely boating tour of the bay and estuary with Mike Stiles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Same as events #139, #231, #241, #341 &amp; #413.</text:p>
          </table:table-cell>
          <table:table-cell table:number-columns-repeated="998"/>
        </table:table-row>
        <table:table-row table:style-name="ro1">
          <table:table-cell table:style-name="ce2" office:value-type="string" calcext:value-type="string">
            <text:p>334</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5H00M00S" calcext:value-type="time">
            <text:p>15:00:00</text:p>
          </table:table-cell>
          <table:table-cell table:style-name="ce2" office:value-type="string" calcext:value-type="string">
            <text:p>Field Trip</text:p>
          </table:table-cell>
          <table:table-cell table:style-name="ce6" office:value-type="string" calcext:value-type="string">
            <text:p>Elfin Forest</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Vicky Johnse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Vicky Johnsen at the Elfin Forest, which encompasses 7 habitats, all visible from the boardwalk. The “Magic” of the Elfin Forest is in the adaptability of the various plant communities to a very hostile environment and the hidden beauty found everywhere, despite the 4-year drought! Travel by personal vehicle &lt; 10 miles.</text:p>
          </table:table-cell>
          <table:table-cell table:number-columns-repeated="998"/>
        </table:table-row>
        <table:table-row table:style-name="ro1">
          <table:table-cell table:style-name="ce2" office:value-type="string" calcext:value-type="string">
            <text:p>335</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3H00M00S" calcext:value-type="time">
            <text:p>13:00:00</text:p>
          </table:table-cell>
          <table:table-cell table:style-name="ce4" office:value-type="time" office:time-value="PT16H30M00S" calcext:value-type="time">
            <text:p>16:30:00</text:p>
          </table:table-cell>
          <table:table-cell table:style-name="ce2" office:value-type="string" calcext:value-type="string">
            <text:p>Presentation/Field Trip</text:p>
          </table:table-cell>
          <table:table-cell table:style-name="ce6" office:value-type="string" calcext:value-type="string">
            <text:p>Shorebirds Made Easy</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Museum</text:p>
          </table:table-cell>
          <table:table-cell table:style-name="ce2" office:value-type="string" calcext:value-type="string">
            <text:p>MU</text:p>
          </table:table-cell>
          <table:table-cell table:style-name="ce6" office:value-type="string" calcext:value-type="string">
            <text:p>Auditorium</text:p>
          </table:table-cell>
          <table:table-cell table:style-name="ce6" office:value-type="string" calcext:value-type="string">
            <text:p>Claudia Freitas</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6" calcext:value-type="float">
            <text:p>16</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Peeps!!!? <text:s/>Little brown birds … oh my. <text:s/>How do you ever tell one shorebird from another? <text:s/>What is a 'shorebird’? <text:s/>Learn how to tell the 10 to 20 most common species apart. <text:s/>Join biologist and State Parks Docent Claudia Freitas for a photo presentation showing the characteristics of our local shorebirds, followed by a walk along the shore to test your new-found knowledge. <text:s/>Easy. <text:s/>Meet at the Museum of Natural History in Morro Bay State Park.</text:p>
          </table:table-cell>
          <table:table-cell table:number-columns-repeated="998"/>
        </table:table-row>
        <table:table-row table:style-name="ro1">
          <table:table-cell table:style-name="ce2" office:value-type="string" calcext:value-type="string">
            <text:p>336</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3H30M00S" calcext:value-type="time">
            <text:p>13:30:00</text:p>
          </table:table-cell>
          <table:table-cell table:style-name="ce4" office:value-type="time" office:time-value="PT14H30M00S" calcext:value-type="time">
            <text:p>14:30:00</text:p>
          </table:table-cell>
          <table:table-cell table:style-name="ce2" office:value-type="string" calcext:value-type="string">
            <text:p>Field Trip</text:p>
          </table:table-cell>
          <table:table-cell table:style-name="ce6" office:value-type="string" calcext:value-type="string">
            <text:p>Pacific Wildlife Care Tour</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Claudia Duckworth</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PWCT2</text:p>
          </table:table-cell>
          <table:table-cell table:style-name="ce6" office:value-type="string" calcext:value-type="string">
            <text:p>Join long-time volunteers Claudia Duckworth and Jeanette Stone at the Pacific Wildlife Care Center in Morro Bay. Following a brief presentation, they will give a tour of the Wildlife Rehabilitation Center facility. Learn about PWC's work with lead-poisoned birds, fishing hook and line injuries, and the many other causes of illness and injuries treated regularly at the Center. <text:s/>Since PWC is a primary facility under the OWCN (Oiled Wildlife Care Network), emphasis will be placed on the Center's rehabilitation process for oil-affected birds. &lt;2 miles round trip by personal vehicle. <text:s/>Easy. Same as event #130.</text:p>
          </table:table-cell>
          <table:table-cell table:number-columns-repeated="998"/>
        </table:table-row>
        <table:table-row table:style-name="ro1">
          <table:table-cell table:style-name="ce2" office:value-type="string" calcext:value-type="string">
            <text:p>337</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3H30M00S" calcext:value-type="time">
            <text:p>13:30:00</text:p>
          </table:table-cell>
          <table:table-cell table:style-name="ce4" office:value-type="time" office:time-value="PT15H00M00S" calcext:value-type="time">
            <text:p>15:00:00</text:p>
          </table:table-cell>
          <table:table-cell table:style-name="ce2" office:value-type="string" calcext:value-type="string">
            <text:p>Presentation</text:p>
          </table:table-cell>
          <table:table-cell table:style-name="ce6" office:value-type="string" calcext:value-type="string">
            <text:p>Butterflying: A Perfect Complement to Birding</text:p>
          </table:table-cell>
          <table:table-cell table:style-name="ce2" office:value-type="string" calcext:value-type="string">
            <text:p>Nature</text:p>
          </table:table-cell>
          <table:table-cell table:style-name="ce2" office:value-type="string" calcext:value-type="string">
            <text:p>B,W,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Multipurpose Room</text:p>
          </table:table-cell>
          <table:table-cell table:style-name="ce6" office:value-type="string" calcext:value-type="string">
            <text:p>Bill Bouton</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00" calcext:value-type="float">
            <text:p>10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With the advent of inexpensive close-focusing binoculars and a new generation of field guides, many people, especially birders, are discovering the joys and rewards of butterfly-watching and photographing. <text:s/>Since birds are most often active early and late in the day, while butterflies are generally most active in the middle of the day, butterflying perfectly complements birding. <text:s/>During this entertaining, beautiful and informative digital presentation, Bill Bouton will explain techniques for finding and enjoying butterflies, describe their fascinating life cycles, illustrate butterfly predators in action and whet your appetite for discovering these beautiful and fascinating creatures for yourself.</text:p>
          </table:table-cell>
          <table:table-cell table:number-columns-repeated="998"/>
        </table:table-row>
        <table:table-row table:style-name="ro1">
          <table:table-cell table:style-name="ce2" office:value-type="string" calcext:value-type="string">
            <text:p>338</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4H00M00S" calcext:value-type="time">
            <text:p>14:00:00</text:p>
          </table:table-cell>
          <table:table-cell table:style-name="ce4" office:value-type="time" office:time-value="PT15H45M00S" calcext:value-type="time">
            <text:p>15:45:00</text:p>
          </table:table-cell>
          <table:table-cell table:style-name="ce2" office:value-type="string" calcext:value-type="string">
            <text:p>Field Trip</text:p>
          </table:table-cell>
          <table:table-cell table:style-name="ce6" office:value-type="string" calcext:value-type="string">
            <text:p>Birding Up Close</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Kaaren Perry</text:p>
          </table:table-cell>
          <table:table-cell table:style-name="ce6" office:value-type="string" calcext:value-type="string">
            <text:p>Capt. Stew</text:p>
          </table:table-cell>
          <table:table-cell table:style-name="ce6" table:number-columns-repeated="2"/>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BUC3</text:p>
          </table:table-cell>
          <table:table-cell table:style-name="ce6" office:value-type="string" calcext:value-type="string">
            <text:p>Enjoy a leisurely boating tour of the bay and estuary with Kaaren Perry and Captain Stew in a spacious pontoon boat. <text:s/>View a variety of shorebirds and waterfowl, often at very close range. <text:s/>The boat will move slowly enough for you to see details of many species that you normally see only through a scope from shore. <text:s/>Good photo opportunities but no tripods. <text:s/>Captain Stew will then point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Meet at Morro Bay Landing; address is 1213 Embarcadero, Morro Bay. Children 12 and under must be accompanied by an adult. Same as events #135 &amp; #238.</text:p>
          </table:table-cell>
          <table:table-cell table:number-columns-repeated="998"/>
        </table:table-row>
        <table:table-row table:style-name="ro1">
          <table:table-cell table:style-name="ce2" office:value-type="string" calcext:value-type="string">
            <text:p>339</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4H00M00S" calcext:value-type="time">
            <text:p>14:00:00</text:p>
          </table:table-cell>
          <table:table-cell table:style-name="ce4" office:value-type="time" office:time-value="PT16H30M00S" calcext:value-type="time">
            <text:p>16:30:00</text:p>
          </table:table-cell>
          <table:table-cell table:style-name="ce2" office:value-type="string" calcext:value-type="string">
            <text:p>Presentation</text:p>
          </table:table-cell>
          <table:table-cell table:style-name="ce6" office:value-type="string" calcext:value-type="string">
            <text:p>Bird Skulls and Dissection</text:p>
          </table:table-cell>
          <table:table-cell table:style-name="ce2" office:value-type="string" calcext:value-type="string">
            <text:p>Nature</text:p>
          </table:table-cell>
          <table:table-cell table:style-name="ce2" office:value-type="string" calcext:value-type="string">
            <text:p>B,W</text:p>
          </table:table-cell>
          <table:table-cell table:style-name="ce2" office:value-type="string" calcext:value-type="string">
            <text:p>Museum</text:p>
          </table:table-cell>
          <table:table-cell table:style-name="ce2" office:value-type="string" calcext:value-type="string">
            <text:p>MU</text:p>
          </table:table-cell>
          <table:table-cell table:style-name="ce6" office:value-type="string" calcext:value-type="string">
            <text:p>Learning Center</text:p>
          </table:table-cell>
          <table:table-cell table:style-name="ce6" office:value-type="string" calcext:value-type="string">
            <text:p>Rouvaishyana </text:p>
          </table:table-cell>
          <table:table-cell table:style-name="ce6" office:value-type="string" calcext:value-type="string">
            <text:p>Jerry Kirkhart</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If you’ve ever wondered about the muscular and organ systems of birds, this is for you. <text:s/>Rouvaishyana, Manager of the Morro Bay Museum of Natural History, has skinned dozens of birds for mounted specimens. <text:s/>Assisted by Jerry Kirkhart, State Parks Docent and zoologist, he will skin a thawed specimen from the Museum’s collection to demonstrate flight and feather positioning muscles, leg movement, skin and some of the incredible adaptations of bird anatomy to a lifetime of flight. <text:s/>Not for the squeamish, but sure to be fascinating. <text:s/>Meet at the Museum of Natural History in the Morro Bay State Park.</text:p>
          </table:table-cell>
          <table:table-cell table:number-columns-repeated="998"/>
        </table:table-row>
        <table:table-row table:style-name="ro1">
          <table:table-cell table:style-name="ce2" office:value-type="string" calcext:value-type="string">
            <text:p>340</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4H00M00S" calcext:value-type="time">
            <text:p>14:00:00</text:p>
          </table:table-cell>
          <table:table-cell table:style-name="ce4" office:value-type="time" office:time-value="PT17H00M00S" calcext:value-type="time">
            <text:p>17:00:00</text:p>
          </table:table-cell>
          <table:table-cell table:style-name="ce2" office:value-type="string" calcext:value-type="string">
            <text:p>Presentation/Field Trip</text:p>
          </table:table-cell>
          <table:table-cell table:style-name="ce6" office:value-type="string" calcext:value-type="string">
            <text:p>Dairy Creek Zero-Waste Facility</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office:value-type="string" calcext:value-type="string">
            <text:p>Lounge</text:p>
          </table:table-cell>
          <table:table-cell table:style-name="ce6" office:value-type="string" calcext:value-type="string">
            <text:p>Karl Frank</text:p>
          </table:table-cell>
          <table:table-cell table:style-name="ce6" office:value-type="string" calcext:value-type="string">
            <text:p>Josh Heptig</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San Luis Obispo Golf Superintendent Josh Heptig and bird leader Karl Frank for a brief PowerPoint presentation followed by a fascinating tour of Dairy Creek’s Zero Waste facilities. <text:s/>Visit the owl boxes and raptor perches, as well as the sheep that assist with the land management of the “native areas” within the golf course. <text:s/>Dairy Creek strives to be the first golf course in the nation to be considered Zero Waste. <text:s/>Bird through the golf course to view a variety of land birds (without fear of errant golf balls). <text:s/>Easy. Travel 15 miles round trip by personal vehicle.</text:p>
          </table:table-cell>
          <table:table-cell table:number-columns-repeated="998"/>
        </table:table-row>
        <table:table-row table:style-name="ro1">
          <table:table-cell table:style-name="ce2" office:value-type="string" calcext:value-type="string">
            <text:p>341</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4H45M00S" calcext:value-type="time">
            <text:p>14:45:00</text:p>
          </table:table-cell>
          <table:table-cell table:style-name="ce4" office:value-type="time" office:time-value="PT16H30M00S" calcext:value-type="time">
            <text:p>16:30:00</text:p>
          </table:table-cell>
          <table:table-cell table:style-name="ce2" office:value-type="string" calcext:value-type="string">
            <text:p>Field Trip</text:p>
          </table:table-cell>
          <table:table-cell table:style-name="ce6" office:value-type="string" calcext:value-type="string">
            <text:p>Bay Birding Cruise </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David Lawrence</text:p>
          </table:table-cell>
          <table:table-cell table:style-name="ce6" table:number-columns-repeated="3"/>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C5</text:p>
          </table:table-cell>
          <table:table-cell table:style-name="ce6" office:value-type="string" calcext:value-type="string">
            <text:p>Enjoy a leisurely boating tour of the bay and estuary with leader Dave Lawrence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text:s/>Children 12 and under must be accompanied by an adult. Same as events #139, #231, #241, #333 &amp; #413.</text:p>
          </table:table-cell>
          <table:table-cell table:number-columns-repeated="998"/>
        </table:table-row>
        <table:table-row table:style-name="ro1">
          <table:table-cell table:style-name="ce2" office:value-type="string" calcext:value-type="string">
            <text:p>342</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5H00M00S" calcext:value-type="time">
            <text:p>15:00:00</text:p>
          </table:table-cell>
          <table:table-cell table:style-name="ce4" office:value-type="time" office:time-value="PT16H30M00S" calcext:value-type="time">
            <text:p>16:30:00</text:p>
          </table:table-cell>
          <table:table-cell table:style-name="ce2" office:value-type="string" calcext:value-type="string">
            <text:p>Presentation</text:p>
          </table:table-cell>
          <table:table-cell table:style-name="ce6" office:value-type="string" calcext:value-type="string">
            <text:p>Great Blue Herons, Egrets and Other Rookery Wonders</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Museum</text:p>
          </table:table-cell>
          <table:table-cell table:style-name="ce2" office:value-type="string" calcext:value-type="string">
            <text:p>MU</text:p>
          </table:table-cell>
          <table:table-cell table:style-name="ce6" office:value-type="string" calcext:value-type="string">
            <text:p>Auditorium</text:p>
          </table:table-cell>
          <table:table-cell table:style-name="ce6" office:value-type="string" calcext:value-type="string">
            <text:p>Louise Abbott</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58" calcext:value-type="float">
            <text:p>58</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Enjoy a talk about Great Blue Herons, Great and Snowy Egrets, Black-crowned Night-Herons and other residents of the rookery in Morro Bay State Park. <text:s/>Learn about courtship rituals and nesting habits, and see photos of adults caring for their young. <text:s/>Meet in the auditorium at the Museum of Natural History with State Parks Docent Louise Abbott.</text:p>
          </table:table-cell>
          <table:table-cell table:number-columns-repeated="998"/>
        </table:table-row>
        <table:table-row table:style-name="ro1">
          <table:table-cell table:style-name="ce2" office:value-type="string" calcext:value-type="string">
            <text:p>343</text:p>
          </table:table-cell>
          <table:table-cell table:style-name="ce2" office:value-type="string" calcext:value-type="string">
            <text:p>Sunday</text:p>
          </table:table-cell>
          <table:table-cell office:value-type="float" office:value="3" calcext:value-type="float">
            <text:p>3</text:p>
          </table:table-cell>
          <table:table-cell table:style-name="ce2" office:value-type="string" calcext:value-type="string">
            <text:p>Retain</text:p>
          </table:table-cell>
          <table:table-cell table:style-name="ce4" office:value-type="time" office:time-value="PT19H00M00S" calcext:value-type="time">
            <text:p>19:00:00</text:p>
          </table:table-cell>
          <table:table-cell table:style-name="ce4" office:value-type="time" office:time-value="PT20H30M00S" calcext:value-type="time">
            <text:p>20:30:00</text:p>
          </table:table-cell>
          <table:table-cell table:style-name="ce2" office:value-type="string" calcext:value-type="string">
            <text:p>Presentation</text:p>
          </table:table-cell>
          <table:table-cell table:style-name="ce6" office:value-type="string" calcext:value-type="string">
            <text:p>Sunday Keynote Speaker - Tom Wood - The Hummer with the Silver Bracelet</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Morro Bay High School</text:p>
          </table:table-cell>
          <table:table-cell table:style-name="ce2" office:value-type="string" calcext:value-type="string">
            <text:p>MBHS</text:p>
          </table:table-cell>
          <table:table-cell table:style-name="ce6"/>
          <table:table-cell table:style-name="ce6" office:value-type="string" calcext:value-type="string">
            <text:p>Tom Wood</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300" calcext:value-type="float">
            <text:p>30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he Hummer with a Silver Bracelet - Examining 25 years of hummingbird banding. Tom Wood, co-founder of the Southeastern Arizona Bird Observatory, will recount more than two decades of studying hummingbirds in southeastern Arizona in one of the longest-running banding projects of its type. <text:s/>We'll see the evolution of banding techniques, see what has been learned during the project, what questions remain and discuss the future of banding. <text:s/>Along the way we will travel to Columbia and Ecuador to help with banding projects in the tropics.</text:p>
          </table:table-cell>
          <table:table-cell table:number-columns-repeated="998"/>
        </table:table-row>
        <table:table-row table:style-name="ro1">
          <table:table-cell table:style-name="ce2" office:value-type="string" calcext:value-type="string">
            <text:p>401</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7H00M00S" calcext:value-type="time">
            <text:p>07: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ack Bay Birding</text:p>
          </table:table-cell>
          <table:table-cell table:style-name="ce2" office:value-type="string" calcext:value-type="string">
            <text:p>Birding</text:p>
          </table:table-cell>
          <table:table-cell table:style-name="ce2" office:value-type="string" calcext:value-type="string">
            <text:p>B</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im Royer</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Join expert birder Jim Royer to bird the southern end of Morro Bay, between Pecho Willows and the Audubon Overlook. We should see a variety of shorebirds, waterfowl and passerines (well over 60 species, weather allowing). Expect a quick paced, but enjoyable morning of birding. We will walk a little over a mile in sand, on pavement and dirt. This trip should be an introduction to the birds of the Morro Bay Back Bay for beginning birders, and a good way for more experienced birders to work on birding by ear and other ID challenges. Travel by personal vehicle &lt;12 miles.</text:p>
          </table:table-cell>
          <table:table-cell table:number-columns-repeated="998"/>
        </table:table-row>
        <table:table-row table:style-name="ro1">
          <table:table-cell table:style-name="ce2" office:value-type="string" calcext:value-type="string">
            <text:p>402</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Multiple Habitats</text:p>
          </table:table-cell>
          <table:table-cell table:style-name="ce2" office:value-type="string" calcext:value-type="string">
            <text:p>Nature</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Phil Adams</text:p>
          </table:table-cell>
          <table:table-cell table:style-name="ce6" office:value-type="string" calcext:value-type="string">
            <text:p>Carole Adam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VMH2</text:p>
          </table:table-cell>
          <table:table-cell table:style-name="ce6" office:value-type="string" calcext:value-type="string">
            <text:p>Observe the different birds found at San Simeon State Park by the creek, wetlands, chaparral and pine forest habitats, with State Parks Docents Phil and Carole Adams. <text:s/>Expect a variety of land birds including Pygmy Nuthatches. 50 miles round trip by personal vehicle. <text:s/>Moderate. <text:s/>Same as event #106.</text:p>
          </table:table-cell>
          <table:table-cell table:number-columns-repeated="998"/>
        </table:table-row>
        <table:table-row table:style-name="ro1">
          <table:table-cell table:style-name="ce2" office:value-type="string" calcext:value-type="string">
            <text:p>403</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7H30M00S" calcext:value-type="time">
            <text:p>07: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Eco-Friendly Halter Ranch</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ger Zachary</text:p>
          </table:table-cell>
          <table:table-cell table:style-name="ce6" office:value-type="string" calcext:value-type="string">
            <text:p>Mitch Wys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Drive through oak woodland along North County back roads with Roger Zachary and Mitch Wyss, retired Vineyard Manager and avid birder, to Halter Ranch for a tour of an environmentally sensitive vineyard. <text:s/>See raptors and Yellow-billed Magpies as you drive, and learn how vineyard owners conserve natural habitat to preserve birds and other wildlife. <text:s/>Bring a lunch and sample a few varietals. 75 miles round trip by personal vehicle; or, for those enroute north toward home, the Ranch is 18 miles round trip from Highway 101 in Paso Robles. <text:s/>Easy.</text:p>
          </table:table-cell>
          <table:table-cell table:number-columns-repeated="998"/>
        </table:table-row>
        <table:table-row table:style-name="ro1">
          <table:table-cell table:style-name="ce2" office:value-type="string" calcext:value-type="string">
            <text:p>404</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7H45M00S" calcext:value-type="time">
            <text:p>07:4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at Lopez Lake</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Jan Surbey</text:p>
          </table:table-cell>
          <table:table-cell table:style-name="ce6" office:value-type="string" calcext:value-type="string">
            <text:p>Chuck Woodard</text:p>
          </table:table-cell>
          <table:table-cell table:style-name="ce6" table:number-columns-repeated="2"/>
          <table:table-cell table:style-name="ce2" office:value-type="string" calcext:value-type="string">
            <text:p>Yes</text:p>
          </table:table-cell>
          <table:table-cell/>
          <table:table-cell table:style-name="ce9" office:value-type="string" calcext:value-type="string">
            <text:p>Yes</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Designed for those driving home from the festival toward the south. From Highway 101, exit Grand Avenue East in Arroyo Grande and merge to Lopez Lake Road to arrive at Lake Lopez, 12 miles east of Arroyo Grande. Join Park Ranger Chuck Woodard and Jan Surbey to bird along the shoreline of the lake looking for waterfowl and oak woodland birds. <text:s/>Bring binoculars and a warm jacket. Travel by personal vehicle.</text:p>
          </table:table-cell>
          <table:table-cell table:number-columns-repeated="998"/>
        </table:table-row>
        <table:table-row table:style-name="ro1">
          <table:table-cell table:style-name="ce2" office:value-type="string" calcext:value-type="string">
            <text:p>405</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0H30M00S" calcext:value-type="time">
            <text:p>10:30:00</text:p>
          </table:table-cell>
          <table:table-cell table:style-name="ce2" office:value-type="string" calcext:value-type="string">
            <text:p>Field Trip</text:p>
          </table:table-cell>
          <table:table-cell table:style-name="ce6" office:value-type="string" calcext:value-type="string">
            <text:p>Gulls of San Luis Obispo County Field Study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Kaaren Perry</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6" calcext:value-type="float">
            <text:p>16</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GSLOC3</text:p>
          </table:table-cell>
          <table:table-cell table:style-name="ce6" office:value-type="string" calcext:value-type="string">
            <text:p>Enjoy a fun morning of birding with Kaaren Perry and focus on the study of our local gulls. <text:s/>Have a chance to practice identifying and talk a little more about aging the various gull species that will be easily viewable from the shore. <text:s/>Binoculars are necessary and scopes are recommended but not required. <text:s/>The Friday afternoon Gulls of San Luis Obispo County workshop #140 is a prerequisite for this event. <text:s/>Travel by personal vehicle &lt;5 miles round trip from Community Center. <text:s/>Easy. <text:s/>Same as event #216.</text:p>
          </table:table-cell>
          <table:table-cell table:number-columns-repeated="998"/>
        </table:table-row>
        <table:table-row table:style-name="ro1">
          <table:table-cell table:style-name="ce2" office:value-type="string" calcext:value-type="string">
            <text:p>406</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1H00M00S" calcext:value-type="time">
            <text:p>11:00:00</text:p>
          </table:table-cell>
          <table:table-cell table:style-name="ce2" office:value-type="string" calcext:value-type="string">
            <text:p>Field Trip</text:p>
          </table:table-cell>
          <table:table-cell table:style-name="ce6" office:value-type="string" calcext:value-type="string">
            <text:p>Kayaking</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State Park Marina</text:p>
          </table:table-cell>
          <table:table-cell table:style-name="ce2" office:value-type="string" calcext:value-type="string">
            <text:p>SPM</text:p>
          </table:table-cell>
          <table:table-cell table:style-name="ce6"/>
          <table:table-cell table:style-name="ce6" office:value-type="string" calcext:value-type="string">
            <text:p>John Flaherty</text:p>
          </table:table-cell>
          <table:table-cell table:style-name="ce6" office:value-type="string" calcext:value-type="string">
            <text:p>Virginia Flaherty</text:p>
          </table:table-cell>
          <table:table-cell table:style-name="ce6" table:number-columns-repeated="2"/>
          <table:table-cell table:style-name="ce2" office:value-type="string" calcext:value-type="string">
            <text:p>Yes</text:p>
          </table:table-cell>
          <table:table-cell table:style-name="ce8" office:value-type="float" office:value="45" calcext:value-type="float">
            <text:p>$45.00</text:p>
          </table:table-cell>
          <table:table-cell table:style-name="ce9" office:value-type="string" calcext:value-type="string">
            <text:p>Yes</text:p>
          </table:table-cell>
          <table:table-cell table:style-name="ce2" office:value-type="string" calcext:value-type="string">
            <text:p>Kayak</text:p>
          </table:table-cell>
          <table:table-cell table:style-name="ce9" office:value-type="float" office:value="12" calcext:value-type="float">
            <text:p>12</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K5</text:p>
          </table:table-cell>
          <table:table-cell table:style-name="ce6" office:value-type="string" calcext:value-type="string">
            <text:p>Go out on a kayak tour of Morro Bay with John and Virginia Flaherty and guides at Central Coast Outdoors. <text:s/>Get an opportunity for an up-close view of White Pelicans, Brant, Common Loons and a host of other migratory waterfowl and shorebirds in their natural habitat. <text:s/>Visit the Heron Rookery, Grassy Island, mudflats and channels of the Back Bay. <text:s/>We will use double kayaks; no prior kayaking experience needed. <text:s/>Dress in layers with the following guidelines: synthetics or wool, no cotton, windbreaker jacket, hat for sun and wind protection and shoes that can get wet. <text:s/>Weather conditions may cancel. <text:s/>Meet at the State Park Marina on State Park Road near the Bayside Café. <text:s/>Minimum age is 8 and children 12 years and under must be accompanied by an adult. <text:s/>Same as events #118, #217, #227 &amp; #330.</text:p>
          </table:table-cell>
          <table:table-cell table:number-columns-repeated="998"/>
        </table:table-row>
        <table:table-row table:style-name="ro1">
          <table:table-cell table:style-name="ce2" office:value-type="string" calcext:value-type="string">
            <text:p>407</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1H30M00S" calcext:value-type="time">
            <text:p>11:30:00</text:p>
          </table:table-cell>
          <table:table-cell table:style-name="ce2" office:value-type="string" calcext:value-type="string">
            <text:p>Field Trip</text:p>
          </table:table-cell>
          <table:table-cell table:style-name="ce6" office:value-type="string" calcext:value-type="string">
            <text:p>Guadalupe Dunes &amp; River Mouth </text:p>
          </table:table-cell>
          <table:table-cell table:style-name="ce2" office:value-type="string" calcext:value-type="string">
            <text:p>Birding</text:p>
          </table:table-cell>
          <table:table-cell table:style-name="ce2"/>
          <table:table-cell table:style-name="ce2" office:value-type="string" calcext:value-type="string">
            <text:p>Santa Maria</text:p>
          </table:table-cell>
          <table:table-cell table:style-name="ce2" office:value-type="string" calcext:value-type="string">
            <text:p>SM</text:p>
          </table:table-cell>
          <table:table-cell table:style-name="ce6"/>
          <table:table-cell table:style-name="ce6" office:value-type="string" calcext:value-type="string">
            <text:p>Melissa Kelly</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Designed for those driving home from the festival toward the south. <text:s/>Meet at Denny’s parking lot, 1019 E. <text:s/>Main Street, in Santa Maria, CA (exit 171 from 101). <text:s/>This is 45 miles south of Morro Bay! <text:s/>Travel with Melissa Kelly, Santa Barbara County Parks Naturalist, to view birds at the Santa Maria River Estuary at Rancho Guadalupe Dunes Preserve. <text:s/>Expect to see a variety of gulls, waterfowl, shorebirds, raptors and perhaps some pelagics offshore. <text:s/>A feeder in the riparian habitat also regularly sports Chestnut-backed Chickadees, Hermit Thrush, Golden-crowned Sparrows and sometimes a Fox Sparrow or two. <text:s/>Expect to walk along the beach about 1/4 mile. <text:s/>Easy.</text:p>
          </table:table-cell>
          <table:table-cell table:number-columns-repeated="998"/>
        </table:table-row>
        <table:table-row table:style-name="ro1">
          <table:table-cell table:style-name="ce2" office:value-type="string" calcext:value-type="string">
            <text:p>408</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Birding Fiscalini Ranch </text:p>
          </table:table-cell>
          <table:table-cell table:style-name="ce2" office:value-type="string" calcext:value-type="string">
            <text:p>Birding</text:p>
          </table:table-cell>
          <table:table-cell table:style-name="ce2"/>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Bob Keally </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FR2</text:p>
          </table:table-cell>
          <table:table-cell table:style-name="ce6" office:value-type="string" calcext:value-type="string">
            <text:p>Bird with Bob Keally on Cambria's Fiscalini Ranch on a moderate (244 feet elevation gain) three-mile hike through grassland, mixed oak/Monterey pine forest and coastal bluffs. <text:s/>Expect a diversity of birds, including sparrows, birds of prey, Pygmy Nuthatches, and rocky-shore shorebirds. <text:s/>Pace will be determined by leader and desires of the group. 50 miles round trip by personal vehicle. <text:s/>Moderate. <text:s/>Same as event #218.</text:p>
          </table:table-cell>
          <table:table-cell table:number-columns-repeated="998"/>
        </table:table-row>
        <table:table-row table:style-name="ro1">
          <table:table-cell table:style-name="ce2" office:value-type="string" calcext:value-type="string">
            <text:p>409</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8H00M00S" calcext:value-type="time">
            <text:p>08:00:00</text:p>
          </table:table-cell>
          <table:table-cell table:style-name="ce4" office:value-type="time" office:time-value="PT14H00M00S" calcext:value-type="time">
            <text:p>14:00:00</text:p>
          </table:table-cell>
          <table:table-cell table:style-name="ce2" office:value-type="string" calcext:value-type="string">
            <text:p>Field Trip</text:p>
          </table:table-cell>
          <table:table-cell table:style-name="ce6" office:value-type="string" calcext:value-type="string">
            <text:p>Las Cruzitas Ranch, Santa Ynez</text:p>
          </table:table-cell>
          <table:table-cell table:style-name="ce2" office:value-type="string" calcext:value-type="string">
            <text:p>Birding</text:p>
          </table:table-cell>
          <table:table-cell table:style-name="ce2" office:value-type="string" calcext:value-type="string">
            <text:p>B,W</text:p>
          </table:table-cell>
          <table:table-cell table:style-name="ce2" office:value-type="string" calcext:value-type="string">
            <text:p>Buellton</text:p>
          </table:table-cell>
          <table:table-cell table:style-name="ce2" office:value-type="string" calcext:value-type="string">
            <text:p>BU</text:p>
          </table:table-cell>
          <table:table-cell table:style-name="ce6"/>
          <table:table-cell table:style-name="ce6" office:value-type="string" calcext:value-type="string">
            <text:p>Cruz Phillips</text:p>
          </table:table-cell>
          <table:table-cell table:style-name="ce6" office:value-type="string" calcext:value-type="string">
            <text:p>Cher Hollingworth</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LCR2</text:p>
          </table:table-cell>
          <table:table-cell table:style-name="ce6" office:value-type="string" calcext:value-type="string">
            <text:p>Designed for those driving home from the festival toward the south. <text:s/>Meet at Albertson's Parking Lot in Buellton, CA (Hwy 246 east exit from 101). <text:s/>This is 75 miles south of Morro Bay! <text:s/>Meet Cher Hollingworth (cell 805-588-0252) in Buellton at 8:00 AM SHARP to continue on to Las Cruzitas, a private 1,500-acre cattle ranch including oak grassland and sage-covered canyons. <text:s/>You will be met by Cruz Phillips, the ranch owner, who will lead the trip. <text:s/>Expect to see Yellow-billed Magpies, Vesper and Lark Sparrows, Band-tailed Pigeons, Red-breasted Sapsuckers, Golden Eagles, and possibly Burrowing Owls, Prairie Falcons, Phainopeplas, Red-naped Sapsuckers and Lewis' Woodpeckers. <text:s/>At least 30 species are seen from the ranch house bird feeders alone, so folks who cannot walk far can sit in the yard and have a great time birding. <text:s/>Bring lunch. <text:s/>175 miles round trip drive from Morro Bay. <text:s/>Easy. <text:s/>Same as event #110.</text:p>
          </table:table-cell>
          <table:table-cell table:number-columns-repeated="998"/>
        </table:table-row>
        <table:table-row table:style-name="ro1">
          <table:table-cell table:style-name="ce2" office:value-type="string" calcext:value-type="string">
            <text:p>410</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8H15M00S" calcext:value-type="time">
            <text:p>08:15: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Riparian Habitats of Montana de Oro</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Rouvaishyana </text:p>
          </table:table-cell>
          <table:table-cell table:style-name="ce6" office:value-type="string" calcext:value-type="string">
            <text:p>John Sayers</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No</text:p>
          </table:table-cell>
          <table:table-cell table:style-name="ce2"/>
          <table:table-cell table:style-name="ce6" office:value-type="string" calcext:value-type="string">
            <text:p>Travel with State Parks Interpreter Rouvaishyana and State Parks Environmental Scientist John Sayers for a walk through the riparian habitat in Montana de Oro State Park <text:s/>to discuss how birds interact with their surroundings. <text:s/>They will help identify birds as they talk about the habitats birds are occupying and the plants they are utilizing. <text:s text:c="2"/>20 miles round trip by personal vehicle. <text:s/>2-3 mile walk. <text:s/>Moderate.</text:p>
          </table:table-cell>
          <table:table-cell table:number-columns-repeated="998"/>
        </table:table-row>
        <table:table-row table:style-name="ro1">
          <table:table-cell table:style-name="ce2" office:value-type="string" calcext:value-type="string">
            <text:p>411</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Montaña de Oro Campground, Cove &amp; Bluffs</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Community Center</text:p>
          </table:table-cell>
          <table:table-cell table:style-name="ce2" office:value-type="string" calcext:value-type="string">
            <text:p>CC</text:p>
          </table:table-cell>
          <table:table-cell table:style-name="ce6"/>
          <table:table-cell table:style-name="ce6" office:value-type="string" calcext:value-type="string">
            <text:p>Steve Griffith</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Personal Vehicl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DO3</text:p>
          </table:table-cell>
          <table:table-cell table:style-name="ce6" office:value-type="string" calcext:value-type="string">
            <text:p>Bird with Steve Griffith in a spectacular 8,600-acre state park with untamed coastline and coastal uplands. <text:s/>Expect rocky-shore shorebirds, water birds, raptors and passerines in various habitats. <text:s/>Includes 1-2 miles of slow walking. 20 miles round trip by personal vehicle. <text:s/>Moderate. <text:s/>Same as events #213 &amp; #312.</text:p>
          </table:table-cell>
          <table:table-cell table:number-columns-repeated="998"/>
        </table:table-row>
        <table:table-row table:style-name="ro1">
          <table:table-cell table:style-name="ce2" office:value-type="string" calcext:value-type="string">
            <text:p>412</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8H30M00S" calcext:value-type="time">
            <text:p>08:30:00</text:p>
          </table:table-cell>
          <table:table-cell table:style-name="ce4" office:value-type="time" office:time-value="PT12H00M00S" calcext:value-type="time">
            <text:p>12:00:00</text:p>
          </table:table-cell>
          <table:table-cell table:style-name="ce2" office:value-type="string" calcext:value-type="string">
            <text:p>Field Trip</text:p>
          </table:table-cell>
          <table:table-cell table:style-name="ce6" office:value-type="string" calcext:value-type="string">
            <text:p>Oso Flaco Lake Area </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Oso Flaco</text:p>
          </table:table-cell>
          <table:table-cell table:style-name="ce2" office:value-type="string" calcext:value-type="string">
            <text:p>OF</text:p>
          </table:table-cell>
          <table:table-cell table:style-name="ce6"/>
          <table:table-cell table:style-name="ce6" office:value-type="string" calcext:value-type="string">
            <text:p>Tom Slater</text:p>
          </table:table-cell>
          <table:table-cell table:style-name="ce6" office:value-type="string" calcext:value-type="string">
            <text:p>Owen Slater</text:p>
          </table:table-cell>
          <table:table-cell table:style-name="ce6" table:number-columns-repeated="2"/>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5" calcext:value-type="float">
            <text:p>15</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OFLA2?</text:p>
          </table:table-cell>
          <table:table-cell table:style-name="ce6" office:value-type="string" calcext:value-type="string">
            <text:p>Bird with Tom and Owen Slater. <text:s/>Enjoy close views of waterfowl, and often bitterns and rails, from the boardwalk over Oso Flaco lake and marsh. <text:s/>Bird two prime willow habitats for wintering warblers. Includes 2 miles of slow walking. <text:s/>Moderate. This trip meets at Oso Flaco Lake, 45 miles south of the Morro Bay Community Center. <text:s/>Meet at the Oso Flaco parking lot at 8:30 AM; allow one hour driving time from Morro Bay.</text:p>
          </table:table-cell>
          <table:table-cell table:number-columns-repeated="998"/>
        </table:table-row>
        <table:table-row table:style-name="ro1">
          <table:table-cell table:style-name="ce2" office:value-type="string" calcext:value-type="string">
            <text:p>413</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09H00M00S" calcext:value-type="time">
            <text:p>09:00:00</text:p>
          </table:table-cell>
          <table:table-cell table:style-name="ce4" office:value-type="time" office:time-value="PT10H45M00S" calcext:value-type="time">
            <text:p>10:45:00</text:p>
          </table:table-cell>
          <table:table-cell table:style-name="ce2" office:value-type="string" calcext:value-type="string">
            <text:p>Field Trip</text:p>
          </table:table-cell>
          <table:table-cell table:style-name="ce6" office:value-type="string" calcext:value-type="string">
            <text:p>Bay Birding Cruise </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Embarcadero</text:p>
          </table:table-cell>
          <table:table-cell table:style-name="ce2" office:value-type="string" calcext:value-type="string">
            <text:p>EM</text:p>
          </table:table-cell>
          <table:table-cell table:style-name="ce6"/>
          <table:table-cell table:style-name="ce6" office:value-type="string" calcext:value-type="string">
            <text:p>Claudia Freitas</text:p>
          </table:table-cell>
          <table:table-cell table:style-name="ce6" office:value-type="string" calcext:value-type="string">
            <text:p>Robbie Revel</text:p>
          </table:table-cell>
          <table:table-cell table:style-name="ce6" table:number-columns-repeated="2"/>
          <table:table-cell table:style-name="ce2" office:value-type="string" calcext:value-type="string">
            <text:p>Yes</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18" calcext:value-type="float">
            <text:p>18</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BBC6</text:p>
          </table:table-cell>
          <table:table-cell table:style-name="ce6" office:value-type="string" calcext:value-type="string">
            <text:p>Enjoy a leisurely boating tour of the bay and estuary with State Parks Docents Claudia Freitas and Robbie Revel in an open-deck 34-foot power catamaran. <text:s/>View a variety of shorebirds and waterfowl, often at very close range. <text:s/>The boat will move slowly enough for you to see details of many species that you normally see only through a scope from shore. <text:s/>Good photo opportunities but no tripods. <text:s/>Dress warmly. <text:s/>Meet at Sub Sea Tours, Marina Square, 699 Embarcadero #9. <text:s/>Easy. Children 12 and under must be accompanied by an adult. Same as events #139, #231, #241, #333 &amp; #341.</text:p>
          </table:table-cell>
          <table:table-cell table:number-columns-repeated="998"/>
        </table:table-row>
        <table:table-row table:style-name="ro1">
          <table:table-cell table:style-name="ce2" office:value-type="string" calcext:value-type="string">
            <text:p>414</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New</text:p>
          </table:table-cell>
          <table:table-cell table:style-name="ce4" office:value-type="time" office:time-value="PT10H00M00S" calcext:value-type="time">
            <text:p>10:00:00</text:p>
          </table:table-cell>
          <table:table-cell table:style-name="ce4" office:value-type="time" office:time-value="PT11H45M00S" calcext:value-type="time">
            <text:p>11:45:00</text:p>
          </table:table-cell>
          <table:table-cell table:style-name="ce2" office:value-type="string" calcext:value-type="string">
            <text:p>Field Trip</text:p>
          </table:table-cell>
          <table:table-cell table:style-name="ce6" office:value-type="string" calcext:value-type="string">
            <text:p>Morro Bay Up Close</text:p>
          </table:table-cell>
          <table:table-cell table:style-name="ce2" office:value-type="string" calcext:value-type="string">
            <text:p>Birding</text:p>
          </table:table-cell>
          <table:table-cell table:style-name="ce2" office:value-type="string" calcext:value-type="string">
            <text:p>B,Y</text:p>
          </table:table-cell>
          <table:table-cell table:style-name="ce2" office:value-type="string" calcext:value-type="string">
            <text:p>Morro Bay Landing</text:p>
          </table:table-cell>
          <table:table-cell table:style-name="ce2" office:value-type="string" calcext:value-type="string">
            <text:p>MBL</text:p>
          </table:table-cell>
          <table:table-cell table:style-name="ce6"/>
          <table:table-cell table:style-name="ce6" office:value-type="string" calcext:value-type="string">
            <text:p>John McCabe</text:p>
          </table:table-cell>
          <table:table-cell table:style-name="ce6" office:value-type="string" calcext:value-type="string">
            <text:p>Capt. Stew</text:p>
          </table:table-cell>
          <table:table-cell table:style-name="ce6" table:number-columns-repeated="2"/>
          <table:table-cell table:style-name="ce2" office:value-type="string" calcext:value-type="string">
            <text:p>No</text:p>
          </table:table-cell>
          <table:table-cell table:style-name="ce8" office:value-type="float" office:value="30" calcext:value-type="float">
            <text:p>$30.00</text:p>
          </table:table-cell>
          <table:table-cell table:style-name="ce9" office:value-type="string" calcext:value-type="string">
            <text:p>Yes</text:p>
          </table:table-cell>
          <table:table-cell table:style-name="ce2" office:value-type="string" calcext:value-type="string">
            <text:p>Boat</text:p>
          </table:table-cell>
          <table:table-cell table:style-name="ce9" office:value-type="float" office:value="20" calcext:value-type="float">
            <text:p>20</text:p>
          </table:table-cell>
          <table:table-cell table:style-name="ce6" office:value-type="string" calcext:value-type="string">
            <text:p>SOLID</text:p>
          </table:table-cell>
          <table:table-cell table:style-name="ce9" office:value-type="string" calcext:value-type="string">
            <text:p>Yes</text:p>
          </table:table-cell>
          <table:table-cell table:style-name="ce2" office:value-type="string" calcext:value-type="string">
            <text:p>MBUC4</text:p>
          </table:table-cell>
          <table:table-cell table:style-name="ce6" office:value-type="string" calcext:value-type="string">
            <text:p>State Parks Docent John McCabe begins this special trip by describing the geologic history of Morro Rock and features of the estuary using photos, diagrams and hands-on materials. <text:s/>Captain Stew will then take you on a bay cruise on his spacious pontoon boat as he points out the special sights and activities of this unique working harbor including the fishing industry, pleasure boats and more. <text:s/>There will be opportunities to photograph wintering birds, but the boat will also get close to otters and sea lions that frequent the bay. <text:s/>Easy access for limited mobility. Meet at Morro Bay Landing; address is 1213 Embarcadero, Morro Bay. Children 12 and under must be accompanied by an adult. Same as events #120, #228 &amp; #332.</text:p>
          </table:table-cell>
          <table:table-cell table:number-columns-repeated="998"/>
        </table:table-row>
        <table:table-row table:style-name="ro1">
          <table:table-cell table:style-name="ce2" office:value-type="string" calcext:value-type="string">
            <text:p>415</text:p>
          </table:table-cell>
          <table:table-cell table:style-name="ce2" office:value-type="string" calcext:value-type="string">
            <text:p>Monday</text:p>
          </table:table-cell>
          <table:table-cell office:value-type="float" office:value="4" calcext:value-type="float">
            <text:p>4</text:p>
          </table:table-cell>
          <table:table-cell table:style-name="ce2" office:value-type="string" calcext:value-type="string">
            <text:p>Retain</text:p>
          </table:table-cell>
          <table:table-cell table:style-name="ce4" office:value-type="time" office:time-value="PT10H15M00S" calcext:value-type="time">
            <text:p>10:15:00</text:p>
          </table:table-cell>
          <table:table-cell table:style-name="ce4" office:value-type="time" office:time-value="PT11H30M00S" calcext:value-type="time">
            <text:p>11:30:00</text:p>
          </table:table-cell>
          <table:table-cell table:style-name="ce2" office:value-type="string" calcext:value-type="string">
            <text:p>Presentation</text:p>
          </table:table-cell>
          <table:table-cell table:style-name="ce6" office:value-type="string" calcext:value-type="string">
            <text:p>Monday Mind Walk -The Recovery from the Exxon Valdez Oil Spill</text:p>
          </table:table-cell>
          <table:table-cell table:style-name="ce2" office:value-type="string" calcext:value-type="string">
            <text:p>Birding</text:p>
          </table:table-cell>
          <table:table-cell table:style-name="ce2" office:value-type="string" calcext:value-type="string">
            <text:p>B,W,Y</text:p>
          </table:table-cell>
          <table:table-cell table:style-name="ce2" office:value-type="string" calcext:value-type="string">
            <text:p>Veterans' Hall</text:p>
          </table:table-cell>
          <table:table-cell table:style-name="ce2" office:value-type="string" calcext:value-type="string">
            <text:p>VH</text:p>
          </table:table-cell>
          <table:table-cell table:style-name="ce6"/>
          <table:table-cell table:style-name="ce6" office:value-type="string" calcext:value-type="string">
            <text:p>Lisa Andreano</text:p>
          </table:table-cell>
          <table:table-cell table:style-name="ce6" table:number-columns-repeated="3"/>
          <table:table-cell table:style-name="ce2" office:value-type="string" calcext:value-type="string">
            <text:p>No</text:p>
          </table:table-cell>
          <table:table-cell/>
          <table:table-cell table:style-name="ce9" office:value-type="string" calcext:value-type="string">
            <text:p>No</text:p>
          </table:table-cell>
          <table:table-cell table:style-name="ce2" office:value-type="string" calcext:value-type="string">
            <text:p>None</text:p>
          </table:table-cell>
          <table:table-cell table:style-name="ce9" office:value-type="float" office:value="180" calcext:value-type="float">
            <text:p>180</text:p>
          </table:table-cell>
          <table:table-cell table:style-name="ce6"/>
          <table:table-cell table:style-name="ce9" office:value-type="string" calcext:value-type="string">
            <text:p>No</text:p>
          </table:table-cell>
          <table:table-cell table:style-name="ce2"/>
          <table:table-cell table:style-name="ce6" office:value-type="string" calcext:value-type="string">
            <text:p>A discussion of seabird monitoring after the Exxon Valdez oil spill in Prince William Sound and of current restoration efforts for Pigeon Guillemots and Parakeet Auklets.</text:p>
          </table:table-cell>
          <table:table-cell table:number-columns-repeated="998"/>
        </table:table-row>
        <table:table-row table:style-name="ro1" table:number-rows-repeated="104843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vents.A1:events.Z14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MS Sans Serif" svg:font-family="'MS Sans Serif'"/>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day number:style="long"/>
      <number:text>-</number:text>
      <number:month number:textual="true"/>
      <number:text>-</number:text>
      <number:year/>
    </number:date-style>
    <number:number-style style:name="N128P0" style:volatile="true">
      <number:text>$</number:text>
      <number:number number:decimal-places="2" loext:min-decimal-places="2" number:min-integer-digits="1" number:grouping="true"/>
    </number:number-style>
    <number:number-style style:name="N128">
      <number:text>($</number:text>
      <number:number number:decimal-places="2" loext:min-decimal-places="2" number:min-integer-digits="1" number:grouping="true"/>
      <number:text>)</number:text>
      <style:map style:condition="value()&gt;=0" style:apply-style-name="N128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MS Sans Serif" fo:font-family="'MS Sans Serif'" style:font-name-asian="Noto Sans CJK SC Regular" style:font-family-asian="'Noto Sans CJK SC Regular'" style:font-family-generic-asian="system" style:font-pitch-asian="variable" style:font-name-complex="MS Sans Serif" style:font-family-complex="'MS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4:33:47.624334238">00:00:00</text:time></text:p>
        </style:region-right>
      </style:header>
      <style:header-left style:display="false"/>
      <style:footer>
        <text:p>Page <text:page-number>1</text:page-number> / <text:page-count>99</text:page-count></text:p>
      </style:footer>
      <style:footer-left style:display="false"/>
    </style:master-page>
    <style:master-page style:name="PageStyle_5f_Program_20_DB" style:display-name="PageStyle_Program 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Reel</meta:initial-creator>
    <dc:creator>Dave Klinzman</dc:creator>
    <meta:creation-date>2016-09-22T14:45:50</meta:creation-date>
    <dc:date>2016-09-22T14:34:04.231568795</dc:date>
    <meta:generator>LibreOffice/5.1.4.2$Linux_X86_64 LibreOffice_project/10m0$Build-2</meta:generator>
    <meta:editing-duration>PT1H16M55S</meta:editing-duration>
    <meta:editing-cycles>9</meta:editing-cycles>
    <meta:document-statistic meta:table-count="1" meta:cell-count="3054" meta:object-count="0"/>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